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ndale Sans UI" svg:font-family="Andale Sans U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onospace" svg:font-family="monospace" style:font-family-generic="roman" style:font-pitch="variable"/>
    <style:font-face style:name="WenQuanYi Micro Hei" svg:font-family="WenQuanYi Micro Hei" style:font-family-generic="system" style:font-pitch="variable"/>
    <style:font-face style:name="DejaVu Sans" svg:font-family="DejaVu Sans" style:font-family-generic="swiss"/>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inherit" svg:font-family="inherit" style:font-family-generic="system"/>
    <style:font-face style:name="DengXian" svg:font-family="DengXian" style:font-family-generic="system" style:font-pitch="variable" svg:panose-1="2 1 6 0 3 1 1 1 1 1"/>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OpenSymbol"/>
      </text:list-level-style-bullet>
      <text:list-level-style-bullet text:level="2" text:style-name="WW_CharLFO14LVL2"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OpenSymbol"/>
      </text:list-level-style-bullet>
      <text:list-level-style-bullet text:level="3" text:style-name="WW_CharLFO14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OpenSymbol"/>
      </text:list-level-style-bullet>
      <text:list-level-style-bullet text:level="4" text:style-name="WW_CharLFO14LVL4"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OpenSymbol"/>
      </text:list-level-style-bullet>
      <text:list-level-style-bullet text:level="5" text:style-name="WW_CharLFO14LVL5"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OpenSymbol"/>
      </text:list-level-style-bullet>
      <text:list-level-style-bullet text:level="6" text:style-name="WW_CharLFO14LVL6"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OpenSymbol"/>
      </text:list-level-style-bullet>
      <text:list-level-style-bullet text:level="7" text:style-name="WW_CharLFO14LVL7"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OpenSymbol"/>
      </text:list-level-style-bullet>
      <text:list-level-style-bullet text:level="8" text:style-name="WW_CharLFO14LVL8"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OpenSymbol"/>
      </text:list-level-style-bullet>
      <text:list-level-style-bullet text:level="9" text:style-name="WW_CharLFO14LVL9"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5881in" text:min-label-width="0.25in" text:list-level-position-and-space-mode="label-alignment">
          <style:list-level-label-alignment text:label-followed-by="listtab" fo:margin-left="0.8381in" fo:text-indent="-0.25in"/>
        </style:list-level-properties>
        <style:text-properties style:font-name="OpenSymbol"/>
      </text:list-level-style-bullet>
      <text:list-level-style-bullet text:level="2" text:style-name="WW_CharLFO15LVL2" text:bullet-char="◦">
        <style:list-level-properties text:space-before="0.8381in" text:min-label-width="0.25in" text:list-level-position-and-space-mode="label-alignment">
          <style:list-level-label-alignment text:label-followed-by="listtab" fo:margin-left="1.0881in" fo:text-indent="-0.25in"/>
        </style:list-level-properties>
        <style:text-properties style:font-name="OpenSymbol"/>
      </text:list-level-style-bullet>
      <text:list-level-style-bullet text:level="3" text:style-name="WW_CharLFO15LVL3" text:bullet-char="▪">
        <style:list-level-properties text:space-before="1.0881in" text:min-label-width="0.25in" text:list-level-position-and-space-mode="label-alignment">
          <style:list-level-label-alignment text:label-followed-by="listtab" fo:margin-left="1.3381in" fo:text-indent="-0.25in"/>
        </style:list-level-properties>
        <style:text-properties style:font-name="OpenSymbol"/>
      </text:list-level-style-bullet>
      <text:list-level-style-bullet text:level="4" text:style-name="WW_CharLFO15LVL4" text:bullet-char="•">
        <style:list-level-properties text:space-before="1.3381in" text:min-label-width="0.25in" text:list-level-position-and-space-mode="label-alignment">
          <style:list-level-label-alignment text:label-followed-by="listtab" fo:margin-left="1.5881in" fo:text-indent="-0.25in"/>
        </style:list-level-properties>
        <style:text-properties style:font-name="OpenSymbol"/>
      </text:list-level-style-bullet>
      <text:list-level-style-bullet text:level="5" text:style-name="WW_CharLFO15LVL5" text:bullet-char="◦">
        <style:list-level-properties text:space-before="1.5881in" text:min-label-width="0.25in" text:list-level-position-and-space-mode="label-alignment">
          <style:list-level-label-alignment text:label-followed-by="listtab" fo:margin-left="1.8381in" fo:text-indent="-0.25in"/>
        </style:list-level-properties>
        <style:text-properties style:font-name="OpenSymbol"/>
      </text:list-level-style-bullet>
      <text:list-level-style-bullet text:level="6" text:style-name="WW_CharLFO15LVL6" text:bullet-char="▪">
        <style:list-level-properties text:space-before="1.8381in" text:min-label-width="0.25in" text:list-level-position-and-space-mode="label-alignment">
          <style:list-level-label-alignment text:label-followed-by="listtab" fo:margin-left="2.0881in" fo:text-indent="-0.25in"/>
        </style:list-level-properties>
        <style:text-properties style:font-name="OpenSymbol"/>
      </text:list-level-style-bullet>
      <text:list-level-style-bullet text:level="7" text:style-name="WW_CharLFO15LVL7" text:bullet-char="•">
        <style:list-level-properties text:space-before="2.0881in" text:min-label-width="0.25in" text:list-level-position-and-space-mode="label-alignment">
          <style:list-level-label-alignment text:label-followed-by="listtab" fo:margin-left="2.3381in" fo:text-indent="-0.25in"/>
        </style:list-level-properties>
        <style:text-properties style:font-name="OpenSymbol"/>
      </text:list-level-style-bullet>
      <text:list-level-style-bullet text:level="8" text:style-name="WW_CharLFO15LVL8" text:bullet-char="◦">
        <style:list-level-properties text:space-before="2.3381in" text:min-label-width="0.25in" text:list-level-position-and-space-mode="label-alignment">
          <style:list-level-label-alignment text:label-followed-by="listtab" fo:margin-left="2.5881in" fo:text-indent="-0.25in"/>
        </style:list-level-properties>
        <style:text-properties style:font-name="OpenSymbol"/>
      </text:list-level-style-bullet>
      <text:list-level-style-bullet text:level="9" text:style-name="WW_CharLFO15LVL9" text:bullet-char="▪">
        <style:list-level-properties text:space-before="2.5881in" text:min-label-width="0.25in" text:list-level-position-and-space-mode="label-alignment">
          <style:list-level-label-alignment text:label-followed-by="listtab" fo:margin-left="2.8381in" fo:text-indent="-0.25in"/>
        </style:list-level-properties>
        <style:text-properties style:font-name="OpenSymbol"/>
      </text:list-level-style-bullet>
    </text:list-style>
    <style:style style:name="P1" style:parent-style-name="ContentsHeading" style:master-page-name="MP0" style:family="paragraph">
      <style:paragraph-properties fo:break-before="page">
        <style:tab-stops>
          <style:tab-stop style:type="right" style:leader-style="dotted" style:leader-text="." style:position="6.5in"/>
        </style:tab-stops>
      </style:paragraph-properties>
    </style:style>
    <style:style style:name="P2" style:parent-style-name="Contents2" style:family="paragraph">
      <style:paragraph-properties>
        <style:tab-stops>
          <style:tab-stop style:type="right" style:leader-style="dotted" style:leader-text="." style:position="6.925in"/>
        </style:tab-stops>
      </style:paragraph-properties>
    </style:style>
    <style:style style:name="P3" style:parent-style-name="Contents3" style:family="paragraph">
      <style:paragraph-properties>
        <style:tab-stops>
          <style:tab-stop style:type="right" style:leader-style="dotted" style:leader-text="." style:position="6.925in"/>
        </style:tab-stops>
      </style:paragraph-properties>
    </style:style>
    <style:style style:name="P4" style:parent-style-name="Contents3" style:family="paragraph">
      <style:paragraph-properties>
        <style:tab-stops>
          <style:tab-stop style:type="right" style:leader-style="dotted" style:leader-text="." style:position="6.925in"/>
        </style:tab-stops>
      </style:paragraph-properties>
    </style:style>
    <style:style style:name="P5" style:parent-style-name="Contents2" style:family="paragraph">
      <style:paragraph-properties>
        <style:tab-stops>
          <style:tab-stop style:type="right" style:leader-style="dotted" style:leader-text="." style:position="6.925in"/>
        </style:tab-stops>
      </style:paragraph-properties>
    </style:style>
    <style:style style:name="P6" style:parent-style-name="Contents2" style:family="paragraph">
      <style:paragraph-properties>
        <style:tab-stops>
          <style:tab-stop style:type="right" style:leader-style="dotted" style:leader-text="." style:position="6.925in"/>
        </style:tab-stops>
      </style:paragraph-properties>
    </style:style>
    <style:style style:name="P7" style:parent-style-name="Contents3" style:family="paragraph">
      <style:paragraph-properties>
        <style:tab-stops>
          <style:tab-stop style:type="right" style:leader-style="dotted" style:leader-text="." style:position="6.925in"/>
        </style:tab-stops>
      </style:paragraph-properties>
    </style:style>
    <style:style style:name="P8" style:parent-style-name="Contents3" style:family="paragraph">
      <style:paragraph-properties>
        <style:tab-stops>
          <style:tab-stop style:type="right" style:leader-style="dotted" style:leader-text="." style:position="6.925in"/>
        </style:tab-stops>
      </style:paragraph-properties>
    </style:style>
    <style:style style:name="P9" style:parent-style-name="Contents2" style:family="paragraph">
      <style:paragraph-properties>
        <style:tab-stops>
          <style:tab-stop style:type="right" style:leader-style="dotted" style:leader-text="." style:position="6.925in"/>
        </style:tab-stops>
      </style:paragraph-properties>
    </style:style>
    <style:style style:name="P10" style:parent-style-name="Contents2" style:family="paragraph">
      <style:paragraph-properties>
        <style:tab-stops>
          <style:tab-stop style:type="right" style:leader-style="dotted" style:leader-text="." style:position="6.925in"/>
        </style:tab-stops>
      </style:paragraph-properties>
    </style:style>
    <style:style style:name="P11" style:parent-style-name="Contents2" style:family="paragraph">
      <style:paragraph-properties>
        <style:tab-stops>
          <style:tab-stop style:type="right" style:leader-style="dotted" style:leader-text="." style:position="6.925in"/>
        </style:tab-stops>
      </style:paragraph-properties>
    </style:style>
    <style:style style:name="P12" style:parent-style-name="Contents2" style:family="paragraph">
      <style:paragraph-properties>
        <style:tab-stops>
          <style:tab-stop style:type="right" style:leader-style="dotted" style:leader-text="." style:position="6.925in"/>
        </style:tab-stops>
      </style:paragraph-properties>
    </style:style>
    <style:style style:name="P13" style:parent-style-name="Contents3" style:family="paragraph">
      <style:paragraph-properties>
        <style:tab-stops>
          <style:tab-stop style:type="right" style:leader-style="dotted" style:leader-text="." style:position="6.925in"/>
        </style:tab-stops>
      </style:paragraph-properties>
    </style:style>
    <style:style style:name="P14" style:parent-style-name="Contents3" style:family="paragraph">
      <style:paragraph-properties>
        <style:tab-stops>
          <style:tab-stop style:type="right" style:leader-style="dotted" style:leader-text="." style:position="6.925in"/>
        </style:tab-stops>
      </style:paragraph-properties>
    </style:style>
    <style:style style:name="P15" style:parent-style-name="Contents3" style:family="paragraph">
      <style:paragraph-properties>
        <style:tab-stops>
          <style:tab-stop style:type="right" style:leader-style="dotted" style:leader-text="." style:position="6.925in"/>
        </style:tab-stops>
      </style:paragraph-properties>
    </style:style>
    <style:style style:name="P16" style:parent-style-name="Contents3" style:family="paragraph">
      <style:paragraph-properties>
        <style:tab-stops>
          <style:tab-stop style:type="right" style:leader-style="dotted" style:leader-text="." style:position="6.925in"/>
        </style:tab-stops>
      </style:paragraph-properties>
    </style:style>
    <style:style style:name="P17" style:parent-style-name="Contents2" style:family="paragraph">
      <style:paragraph-properties>
        <style:tab-stops>
          <style:tab-stop style:type="right" style:leader-style="dotted" style:leader-text="." style:position="6.925in"/>
        </style:tab-stops>
      </style:paragraph-properties>
    </style:style>
    <style:style style:name="P18" style:parent-style-name="Contents2" style:family="paragraph">
      <style:paragraph-properties>
        <style:tab-stops>
          <style:tab-stop style:type="right" style:leader-style="dotted" style:leader-text="." style:position="6.925in"/>
        </style:tab-stops>
      </style:paragraph-properties>
    </style:style>
    <style:style style:name="P19" style:parent-style-name="Contents2" style:family="paragraph">
      <style:paragraph-properties>
        <style:tab-stops>
          <style:tab-stop style:type="right" style:leader-style="dotted" style:leader-text="." style:position="6.925in"/>
        </style:tab-stops>
      </style:paragraph-properties>
    </style:style>
    <style:style style:name="P20" style:parent-style-name="Contents2" style:family="paragraph">
      <style:paragraph-properties>
        <style:tab-stops>
          <style:tab-stop style:type="right" style:leader-style="dotted" style:leader-text="." style:position="6.925in"/>
        </style:tab-stops>
      </style:paragraph-properties>
    </style:style>
    <style:style style:name="P21" style:parent-style-name="Contents3" style:family="paragraph">
      <style:paragraph-properties>
        <style:tab-stops>
          <style:tab-stop style:type="right" style:leader-style="dotted" style:leader-text="." style:position="6.925in"/>
        </style:tab-stops>
      </style:paragraph-properties>
    </style:style>
    <style:style style:name="P22" style:parent-style-name="Contents3" style:family="paragraph">
      <style:paragraph-properties>
        <style:tab-stops>
          <style:tab-stop style:type="right" style:leader-style="dotted" style:leader-text="." style:position="6.925in"/>
        </style:tab-stops>
      </style:paragraph-properties>
    </style:style>
    <style:style style:name="P23" style:parent-style-name="Contents2" style:family="paragraph">
      <style:paragraph-properties>
        <style:tab-stops>
          <style:tab-stop style:type="right" style:leader-style="dotted" style:leader-text="." style:position="6.925in"/>
        </style:tab-stops>
      </style:paragraph-properties>
    </style:style>
    <style:style style:name="P24" style:parent-style-name="Contents2" style:family="paragraph">
      <style:paragraph-properties>
        <style:tab-stops>
          <style:tab-stop style:type="right" style:leader-style="dotted" style:leader-text="." style:position="6.925in"/>
        </style:tab-stops>
      </style:paragraph-properties>
    </style:style>
    <style:style style:name="P25" style:parent-style-name="Contents3" style:family="paragraph">
      <style:paragraph-properties>
        <style:tab-stops>
          <style:tab-stop style:type="right" style:leader-style="dotted" style:leader-text="." style:position="6.925in"/>
        </style:tab-stops>
      </style:paragraph-properties>
    </style:style>
    <style:style style:name="P26" style:parent-style-name="Contents2" style:family="paragraph">
      <style:paragraph-properties>
        <style:tab-stops>
          <style:tab-stop style:type="right" style:leader-style="dotted" style:leader-text="." style:position="6.925in"/>
        </style:tab-stops>
      </style:paragraph-properties>
    </style:style>
    <style:style style:name="P27" style:parent-style-name="Contents3" style:family="paragraph">
      <style:paragraph-properties>
        <style:tab-stops>
          <style:tab-stop style:type="right" style:leader-style="dotted" style:leader-text="." style:position="6.925in"/>
        </style:tab-stops>
      </style:paragraph-properties>
    </style:style>
    <style:style style:name="P28" style:parent-style-name="Contents2" style:family="paragraph">
      <style:paragraph-properties>
        <style:tab-stops>
          <style:tab-stop style:type="right" style:leader-style="dotted" style:leader-text="." style:position="6.925in"/>
        </style:tab-stops>
      </style:paragraph-properties>
    </style:style>
    <style:style style:name="P29" style:parent-style-name="Contents2" style:family="paragraph">
      <style:paragraph-properties>
        <style:tab-stops>
          <style:tab-stop style:type="right" style:leader-style="dotted" style:leader-text="." style:position="6.925in"/>
        </style:tab-stops>
      </style:paragraph-properties>
    </style:style>
    <style:style style:name="P30" style:parent-style-name="Contents3" style:family="paragraph">
      <style:paragraph-properties>
        <style:tab-stops>
          <style:tab-stop style:type="right" style:leader-style="dotted" style:leader-text="." style:position="6.925in"/>
        </style:tab-stops>
      </style:paragraph-properties>
    </style:style>
    <style:style style:name="P31" style:parent-style-name="Contents2" style:family="paragraph">
      <style:paragraph-properties>
        <style:tab-stops>
          <style:tab-stop style:type="right" style:leader-style="dotted" style:leader-text="." style:position="6.925in"/>
        </style:tab-stops>
      </style:paragraph-properties>
    </style:style>
    <style:style style:name="P32" style:parent-style-name="Contents2" style:family="paragraph">
      <style:paragraph-properties>
        <style:tab-stops>
          <style:tab-stop style:type="right" style:leader-style="dotted" style:leader-text="." style:position="6.925in"/>
        </style:tab-stops>
      </style:paragraph-properties>
    </style:style>
    <style:style style:name="P33" style:parent-style-name="Contents2" style:family="paragraph">
      <style:paragraph-properties>
        <style:tab-stops>
          <style:tab-stop style:type="right" style:leader-style="dotted" style:leader-text="." style:position="6.925in"/>
        </style:tab-stops>
      </style:paragraph-properties>
    </style:style>
    <style:style style:name="P34" style:parent-style-name="Contents3" style:family="paragraph">
      <style:paragraph-properties>
        <style:tab-stops>
          <style:tab-stop style:type="right" style:leader-style="dotted" style:leader-text="." style:position="6.925in"/>
        </style:tab-stops>
      </style:paragraph-properties>
    </style:style>
    <style:style style:name="P35" style:parent-style-name="Contents2" style:family="paragraph">
      <style:paragraph-properties>
        <style:tab-stops>
          <style:tab-stop style:type="right" style:leader-style="dotted" style:leader-text="." style:position="6.925in"/>
        </style:tab-stops>
      </style:paragraph-properties>
    </style:style>
    <style:style style:name="P36" style:parent-style-name="Contents3" style:family="paragraph">
      <style:paragraph-properties>
        <style:tab-stops>
          <style:tab-stop style:type="right" style:leader-style="dotted" style:leader-text="." style:position="6.925in"/>
        </style:tab-stops>
      </style:paragraph-properties>
    </style:style>
    <style:style style:name="P37" style:parent-style-name="Contents3" style:family="paragraph">
      <style:paragraph-properties>
        <style:tab-stops>
          <style:tab-stop style:type="right" style:leader-style="dotted" style:leader-text="." style:position="6.925in"/>
        </style:tab-stops>
      </style:paragraph-properties>
    </style:style>
    <style:style style:name="P38" style:parent-style-name="Contents3" style:family="paragraph">
      <style:paragraph-properties>
        <style:tab-stops>
          <style:tab-stop style:type="right" style:leader-style="dotted" style:leader-text="." style:position="6.925in"/>
        </style:tab-stops>
      </style:paragraph-properties>
    </style:style>
    <style:style style:name="P39" style:parent-style-name="Contents3" style:family="paragraph">
      <style:paragraph-properties>
        <style:tab-stops>
          <style:tab-stop style:type="right" style:leader-style="dotted" style:leader-text="." style:position="6.925in"/>
        </style:tab-stops>
      </style:paragraph-properties>
    </style:style>
    <style:style style:name="P40" style:parent-style-name="Contents2" style:family="paragraph">
      <style:paragraph-properties>
        <style:tab-stops>
          <style:tab-stop style:type="right" style:leader-style="dotted" style:leader-text="." style:position="6.925in"/>
        </style:tab-stops>
      </style:paragraph-properties>
    </style:style>
    <style:style style:name="P41" style:parent-style-name="Contents2" style:family="paragraph">
      <style:paragraph-properties>
        <style:tab-stops>
          <style:tab-stop style:type="right" style:leader-style="dotted" style:leader-text="." style:position="6.925in"/>
        </style:tab-stops>
      </style:paragraph-properties>
    </style:style>
    <style:style style:name="P42" style:parent-style-name="Contents2" style:family="paragraph">
      <style:paragraph-properties>
        <style:tab-stops>
          <style:tab-stop style:type="right" style:leader-style="dotted" style:leader-text="." style:position="6.925in"/>
        </style:tab-stops>
      </style:paragraph-properties>
    </style:style>
    <style:style style:name="P43" style:parent-style-name="Contents2" style:family="paragraph">
      <style:paragraph-properties>
        <style:tab-stops>
          <style:tab-stop style:type="right" style:leader-style="dotted" style:leader-text="." style:position="6.925in"/>
        </style:tab-stops>
      </style:paragraph-properties>
    </style:style>
    <style:style style:name="P44" style:parent-style-name="Contents2" style:family="paragraph">
      <style:paragraph-properties>
        <style:tab-stops>
          <style:tab-stop style:type="right" style:leader-style="dotted" style:leader-text="." style:position="6.925in"/>
        </style:tab-stops>
      </style:paragraph-properties>
    </style:style>
    <style:style style:name="P45" style:parent-style-name="Contents3" style:family="paragraph">
      <style:paragraph-properties>
        <style:tab-stops>
          <style:tab-stop style:type="right" style:leader-style="dotted" style:leader-text="." style:position="6.925in"/>
        </style:tab-stops>
      </style:paragraph-properties>
    </style:style>
    <style:style style:name="P46" style:parent-style-name="Contents3" style:family="paragraph">
      <style:paragraph-properties>
        <style:tab-stops>
          <style:tab-stop style:type="right" style:leader-style="dotted" style:leader-text="." style:position="6.925in"/>
        </style:tab-stops>
      </style:paragraph-properties>
    </style:style>
    <style:style style:name="P47" style:parent-style-name="Contents3" style:family="paragraph">
      <style:paragraph-properties>
        <style:tab-stops>
          <style:tab-stop style:type="right" style:leader-style="dotted" style:leader-text="." style:position="6.925in"/>
        </style:tab-stops>
      </style:paragraph-properties>
    </style:style>
    <style:style style:name="P48" style:parent-style-name="Contents2" style:family="paragraph">
      <style:paragraph-properties>
        <style:tab-stops>
          <style:tab-stop style:type="right" style:leader-style="dotted" style:leader-text="." style:position="6.925in"/>
        </style:tab-stops>
      </style:paragraph-properties>
    </style:style>
    <style:style style:name="P49" style:parent-style-name="Contents3" style:family="paragraph">
      <style:paragraph-properties>
        <style:tab-stops>
          <style:tab-stop style:type="right" style:leader-style="dotted" style:leader-text="." style:position="6.925in"/>
        </style:tab-stops>
      </style:paragraph-properties>
    </style:style>
    <style:style style:name="P50" style:parent-style-name="Contents3" style:family="paragraph">
      <style:paragraph-properties>
        <style:tab-stops>
          <style:tab-stop style:type="right" style:leader-style="dotted" style:leader-text="." style:position="6.925in"/>
        </style:tab-stops>
      </style:paragraph-properties>
    </style:style>
    <style:style style:name="P51" style:parent-style-name="Contents3" style:family="paragraph">
      <style:paragraph-properties>
        <style:tab-stops>
          <style:tab-stop style:type="right" style:leader-style="dotted" style:leader-text="." style:position="6.925in"/>
        </style:tab-stops>
      </style:paragraph-properties>
    </style:style>
    <style:style style:name="P52" style:parent-style-name="Contents3" style:family="paragraph">
      <style:paragraph-properties>
        <style:tab-stops>
          <style:tab-stop style:type="right" style:leader-style="dotted" style:leader-text="." style:position="6.925in"/>
        </style:tab-stops>
      </style:paragraph-properties>
    </style:style>
    <style:style style:name="P53" style:parent-style-name="Contents2" style:family="paragraph">
      <style:paragraph-properties>
        <style:tab-stops>
          <style:tab-stop style:type="right" style:leader-style="dotted" style:leader-text="." style:position="6.925in"/>
        </style:tab-stops>
      </style:paragraph-properties>
    </style:style>
    <style:style style:name="P54" style:parent-style-name="Contents3" style:family="paragraph">
      <style:paragraph-properties>
        <style:tab-stops>
          <style:tab-stop style:type="right" style:leader-style="dotted" style:leader-text="." style:position="6.925in"/>
        </style:tab-stops>
      </style:paragraph-properties>
    </style:style>
    <style:style style:name="P55" style:parent-style-name="Contents2" style:family="paragraph">
      <style:paragraph-properties>
        <style:tab-stops>
          <style:tab-stop style:type="right" style:leader-style="dotted" style:leader-text="." style:position="6.925in"/>
        </style:tab-stops>
      </style:paragraph-properties>
    </style:style>
    <style:style style:name="P56" style:parent-style-name="Contents3" style:family="paragraph">
      <style:paragraph-properties>
        <style:tab-stops>
          <style:tab-stop style:type="right" style:leader-style="dotted" style:leader-text="." style:position="6.925in"/>
        </style:tab-stops>
      </style:paragraph-properties>
    </style:style>
    <style:style style:name="P57" style:parent-style-name="Contents2" style:family="paragraph">
      <style:paragraph-properties>
        <style:tab-stops>
          <style:tab-stop style:type="right" style:leader-style="dotted" style:leader-text="." style:position="6.925in"/>
        </style:tab-stops>
      </style:paragraph-properties>
    </style:style>
    <style:style style:name="P58" style:parent-style-name="Contents3" style:family="paragraph">
      <style:paragraph-properties>
        <style:tab-stops>
          <style:tab-stop style:type="right" style:leader-style="dotted" style:leader-text="." style:position="6.925in"/>
        </style:tab-stops>
      </style:paragraph-properties>
    </style:style>
    <style:style style:name="P59" style:parent-style-name="Contents2" style:family="paragraph">
      <style:paragraph-properties>
        <style:tab-stops>
          <style:tab-stop style:type="right" style:leader-style="dotted" style:leader-text="." style:position="6.925in"/>
        </style:tab-stops>
      </style:paragraph-properties>
    </style:style>
    <style:style style:name="P60" style:parent-style-name="Contents3" style:family="paragraph">
      <style:paragraph-properties>
        <style:tab-stops>
          <style:tab-stop style:type="right" style:leader-style="dotted" style:leader-text="." style:position="6.925in"/>
        </style:tab-stops>
      </style:paragraph-properties>
    </style:style>
    <style:style style:name="P61" style:parent-style-name="Contents2" style:family="paragraph">
      <style:paragraph-properties>
        <style:tab-stops>
          <style:tab-stop style:type="right" style:leader-style="dotted" style:leader-text="." style:position="6.925in"/>
        </style:tab-stops>
      </style:paragraph-properties>
    </style:style>
    <style:style style:name="P62" style:parent-style-name="Contents3" style:family="paragraph">
      <style:paragraph-properties>
        <style:tab-stops>
          <style:tab-stop style:type="right" style:leader-style="dotted" style:leader-text="." style:position="6.925in"/>
        </style:tab-stops>
      </style:paragraph-properties>
    </style:style>
    <style:style style:name="P63" style:parent-style-name="Contents3" style:family="paragraph">
      <style:paragraph-properties>
        <style:tab-stops>
          <style:tab-stop style:type="right" style:leader-style="dotted" style:leader-text="." style:position="6.925in"/>
        </style:tab-stops>
      </style:paragraph-properties>
    </style:style>
    <style:style style:name="P64" style:parent-style-name="Contents3" style:family="paragraph">
      <style:paragraph-properties>
        <style:tab-stops>
          <style:tab-stop style:type="right" style:leader-style="dotted" style:leader-text="." style:position="6.925in"/>
        </style:tab-stops>
      </style:paragraph-properties>
    </style:style>
    <style:style style:name="P65" style:parent-style-name="Contents2" style:family="paragraph">
      <style:paragraph-properties>
        <style:tab-stops>
          <style:tab-stop style:type="right" style:leader-style="dotted" style:leader-text="." style:position="6.925in"/>
        </style:tab-stops>
      </style:paragraph-properties>
    </style:style>
    <style:style style:name="P66" style:parent-style-name="Contents3" style:family="paragraph">
      <style:paragraph-properties>
        <style:tab-stops>
          <style:tab-stop style:type="right" style:leader-style="dotted" style:leader-text="." style:position="6.925in"/>
        </style:tab-stops>
      </style:paragraph-properties>
    </style:style>
    <style:style style:name="P67" style:parent-style-name="Contents3" style:family="paragraph">
      <style:paragraph-properties>
        <style:tab-stops>
          <style:tab-stop style:type="right" style:leader-style="dotted" style:leader-text="." style:position="6.925in"/>
        </style:tab-stops>
      </style:paragraph-properties>
    </style:style>
    <style:style style:name="P68" style:parent-style-name="Contents2" style:family="paragraph">
      <style:paragraph-properties>
        <style:tab-stops>
          <style:tab-stop style:type="right" style:leader-style="dotted" style:leader-text="." style:position="6.925in"/>
        </style:tab-stops>
      </style:paragraph-properties>
    </style:style>
    <style:style style:name="P69" style:parent-style-name="Contents3" style:family="paragraph">
      <style:paragraph-properties>
        <style:tab-stops>
          <style:tab-stop style:type="right" style:leader-style="dotted" style:leader-text="." style:position="6.925in"/>
        </style:tab-stops>
      </style:paragraph-properties>
    </style:style>
    <style:style style:name="P70" style:parent-style-name="Contents2" style:family="paragraph">
      <style:paragraph-properties>
        <style:tab-stops>
          <style:tab-stop style:type="right" style:leader-style="dotted" style:leader-text="." style:position="6.925in"/>
        </style:tab-stops>
      </style:paragraph-properties>
    </style:style>
    <style:style style:name="P71" style:parent-style-name="Contents2" style:family="paragraph">
      <style:paragraph-properties>
        <style:tab-stops>
          <style:tab-stop style:type="right" style:leader-style="dotted" style:leader-text="." style:position="6.925in"/>
        </style:tab-stops>
      </style:paragraph-properties>
    </style:style>
    <style:style style:name="P72" style:parent-style-name="Contents2" style:family="paragraph">
      <style:paragraph-properties>
        <style:tab-stops>
          <style:tab-stop style:type="right" style:leader-style="dotted" style:leader-text="." style:position="6.925in"/>
        </style:tab-stops>
      </style:paragraph-properties>
    </style:style>
    <style:style style:name="P73" style:parent-style-name="Contents2" style:family="paragraph">
      <style:paragraph-properties>
        <style:tab-stops>
          <style:tab-stop style:type="right" style:leader-style="dotted" style:leader-text="." style:position="6.925in"/>
        </style:tab-stops>
      </style:paragraph-properties>
    </style:style>
    <style:style style:name="P74" style:parent-style-name="Contents2" style:family="paragraph">
      <style:paragraph-properties>
        <style:tab-stops>
          <style:tab-stop style:type="right" style:leader-style="dotted" style:leader-text="." style:position="6.925in"/>
        </style:tab-stops>
      </style:paragraph-properties>
    </style:style>
    <style:style style:name="P75" style:parent-style-name="Contents2" style:family="paragraph">
      <style:paragraph-properties>
        <style:tab-stops>
          <style:tab-stop style:type="right" style:leader-style="dotted" style:leader-text="." style:position="6.925in"/>
        </style:tab-stops>
      </style:paragraph-properties>
    </style:style>
    <style:style style:name="P76" style:parent-style-name="Contents3" style:family="paragraph">
      <style:paragraph-properties>
        <style:tab-stops>
          <style:tab-stop style:type="right" style:leader-style="dotted" style:leader-text="." style:position="6.925in"/>
        </style:tab-stops>
      </style:paragraph-properties>
    </style:style>
    <style:style style:name="P77" style:parent-style-name="Contents3" style:family="paragraph">
      <style:paragraph-properties>
        <style:tab-stops>
          <style:tab-stop style:type="right" style:leader-style="dotted" style:leader-text="." style:position="6.925in"/>
        </style:tab-stops>
      </style:paragraph-properties>
    </style:style>
    <style:style style:name="P78" style:parent-style-name="Contents2" style:family="paragraph">
      <style:paragraph-properties>
        <style:tab-stops>
          <style:tab-stop style:type="right" style:leader-style="dotted" style:leader-text="." style:position="6.925in"/>
        </style:tab-stops>
      </style:paragraph-properties>
    </style:style>
    <style:style style:name="P79" style:parent-style-name="Contents2" style:family="paragraph">
      <style:paragraph-properties>
        <style:tab-stops>
          <style:tab-stop style:type="right" style:leader-style="dotted" style:leader-text="." style:position="6.925in"/>
        </style:tab-stops>
      </style:paragraph-properties>
    </style:style>
    <style:style style:name="P80" style:parent-style-name="Contents3" style:family="paragraph">
      <style:paragraph-properties>
        <style:tab-stops>
          <style:tab-stop style:type="right" style:leader-style="dotted" style:leader-text="." style:position="6.925in"/>
        </style:tab-stops>
      </style:paragraph-properties>
    </style:style>
    <style:style style:name="P81" style:parent-style-name="Contents2" style:family="paragraph">
      <style:paragraph-properties>
        <style:tab-stops>
          <style:tab-stop style:type="right" style:leader-style="dotted" style:leader-text="." style:position="6.925in"/>
        </style:tab-stops>
      </style:paragraph-properties>
    </style:style>
    <style:style style:name="P82" style:parent-style-name="Contents3" style:family="paragraph">
      <style:paragraph-properties>
        <style:tab-stops>
          <style:tab-stop style:type="right" style:leader-style="dotted" style:leader-text="." style:position="6.925in"/>
        </style:tab-stops>
      </style:paragraph-properties>
    </style:style>
    <style:style style:name="P83" style:parent-style-name="Contents3" style:family="paragraph">
      <style:paragraph-properties>
        <style:tab-stops>
          <style:tab-stop style:type="right" style:leader-style="dotted" style:leader-text="." style:position="6.925in"/>
        </style:tab-stops>
      </style:paragraph-properties>
    </style:style>
    <style:style style:name="P84" style:parent-style-name="Contents3" style:family="paragraph">
      <style:paragraph-properties>
        <style:tab-stops>
          <style:tab-stop style:type="right" style:leader-style="dotted" style:leader-text="." style:position="6.925in"/>
        </style:tab-stops>
      </style:paragraph-properties>
    </style:style>
    <style:style style:name="P85" style:parent-style-name="Contents2" style:family="paragraph">
      <style:paragraph-properties>
        <style:tab-stops>
          <style:tab-stop style:type="right" style:leader-style="dotted" style:leader-text="." style:position="6.925in"/>
        </style:tab-stops>
      </style:paragraph-properties>
    </style:style>
    <style:style style:name="P86" style:parent-style-name="Contents2" style:family="paragraph">
      <style:paragraph-properties>
        <style:tab-stops>
          <style:tab-stop style:type="right" style:leader-style="dotted" style:leader-text="." style:position="6.925in"/>
        </style:tab-stops>
      </style:paragraph-properties>
    </style:style>
    <style:style style:name="P87" style:parent-style-name="Contents2" style:family="paragraph">
      <style:paragraph-properties>
        <style:tab-stops>
          <style:tab-stop style:type="right" style:leader-style="dotted" style:leader-text="." style:position="6.925in"/>
        </style:tab-stops>
      </style:paragraph-properties>
    </style:style>
    <style:style style:name="P88" style:parent-style-name="Contents2" style:family="paragraph">
      <style:paragraph-properties>
        <style:tab-stops>
          <style:tab-stop style:type="right" style:leader-style="dotted" style:leader-text="." style:position="6.925in"/>
        </style:tab-stops>
      </style:paragraph-properties>
    </style:style>
    <style:style style:name="P89" style:parent-style-name="Contents3" style:family="paragraph">
      <style:paragraph-properties>
        <style:tab-stops>
          <style:tab-stop style:type="right" style:leader-style="dotted" style:leader-text="." style:position="6.925in"/>
        </style:tab-stops>
      </style:paragraph-properties>
    </style:style>
    <style:style style:name="P90" style:parent-style-name="Contents2" style:family="paragraph">
      <style:paragraph-properties>
        <style:tab-stops>
          <style:tab-stop style:type="right" style:leader-style="dotted" style:leader-text="." style:position="6.925in"/>
        </style:tab-stops>
      </style:paragraph-properties>
    </style:style>
    <style:style style:name="P91" style:parent-style-name="Contents2" style:family="paragraph">
      <style:paragraph-properties>
        <style:tab-stops>
          <style:tab-stop style:type="right" style:leader-style="dotted" style:leader-text="." style:position="6.925in"/>
        </style:tab-stops>
      </style:paragraph-properties>
    </style:style>
    <style:style style:name="P92" style:parent-style-name="Contents3" style:family="paragraph">
      <style:paragraph-properties>
        <style:tab-stops>
          <style:tab-stop style:type="right" style:leader-style="dotted" style:leader-text="." style:position="6.925in"/>
        </style:tab-stops>
      </style:paragraph-properties>
    </style:style>
    <style:style style:name="P93" style:parent-style-name="Contents3" style:family="paragraph">
      <style:paragraph-properties>
        <style:tab-stops>
          <style:tab-stop style:type="right" style:leader-style="dotted" style:leader-text="." style:position="6.925in"/>
        </style:tab-stops>
      </style:paragraph-properties>
    </style:style>
    <style:style style:name="P94" style:parent-style-name="Contents3" style:family="paragraph">
      <style:paragraph-properties>
        <style:tab-stops>
          <style:tab-stop style:type="right" style:leader-style="dotted" style:leader-text="." style:position="6.925in"/>
        </style:tab-stops>
      </style:paragraph-properties>
    </style:style>
    <style:style style:name="P95" style:parent-style-name="Contents2" style:family="paragraph">
      <style:paragraph-properties>
        <style:tab-stops>
          <style:tab-stop style:type="right" style:leader-style="dotted" style:leader-text="." style:position="6.925in"/>
        </style:tab-stops>
      </style:paragraph-properties>
    </style:style>
    <style:style style:name="P96" style:parent-style-name="Contents2" style:family="paragraph">
      <style:paragraph-properties>
        <style:tab-stops>
          <style:tab-stop style:type="right" style:leader-style="dotted" style:leader-text="." style:position="6.925in"/>
        </style:tab-stops>
      </style:paragraph-properties>
    </style:style>
    <style:style style:name="P97" style:parent-style-name="Contents2" style:family="paragraph">
      <style:paragraph-properties>
        <style:tab-stops>
          <style:tab-stop style:type="right" style:leader-style="dotted" style:leader-text="." style:position="6.925in"/>
        </style:tab-stops>
      </style:paragraph-properties>
    </style:style>
    <style:style style:name="P98" style:parent-style-name="Contents2" style:family="paragraph">
      <style:paragraph-properties>
        <style:tab-stops>
          <style:tab-stop style:type="right" style:leader-style="dotted" style:leader-text="." style:position="6.925in"/>
        </style:tab-stops>
      </style:paragraph-properties>
    </style:style>
    <style:style style:name="T99" style:parent-style-name="SourceText" style:family="text">
      <style:text-properties style:font-name="monospace" fo:color="#000000" fo:background-color="#FFFFFF"/>
    </style:style>
    <style:style style:name="T100" style:parent-style-name="SourceText" style:family="text">
      <style:text-properties style:font-name="monospace"/>
    </style:style>
    <style:style style:name="T101" style:parent-style-name="SourceText" style:family="text">
      <style:text-properties style:font-name="monospace"/>
    </style:style>
    <style:style style:name="T102" style:parent-style-name="SourceText" style:family="text">
      <style:text-properties style:font-name="monospace"/>
    </style:style>
    <style:style style:name="P103" style:parent-style-name="PreformattedText" style:family="paragraph">
      <style:paragraph-properties fo:margin-bottom="0.1965in"/>
    </style:style>
    <style:style style:name="T104" style:parent-style-name="DefaultParagraphFont" style:family="text">
      <style:text-properties style:font-name="monospace" fo:color="#000000" fo:background-color="#FFFFFF"/>
    </style:style>
    <style:style style:name="T105" style:parent-style-name="DefaultParagraphFont" style:family="text">
      <style:text-properties style:font-name="monospace"/>
    </style:style>
    <style:style style:name="T106" style:parent-style-name="DefaultParagraphFont" style:family="text">
      <style:text-properties style:font-name="monospace"/>
    </style:style>
    <style:style style:name="T107" style:parent-style-name="DefaultParagraphFont" style:family="text">
      <style:text-properties style:font-name="monospace"/>
    </style:style>
    <style:style style:name="T108" style:parent-style-name="DefaultParagraphFont" style:family="text">
      <style:text-properties style:font-name="monospace"/>
    </style:style>
    <style:style style:name="T109" style:parent-style-name="DefaultParagraphFont" style:family="text">
      <style:text-properties style:font-name="monospace"/>
    </style:style>
    <style:style style:name="P110" style:parent-style-name="Textbody" style:family="paragraph">
      <style:text-properties style:font-name="monospace"/>
    </style:style>
    <style:style style:name="P111" style:parent-style-name="Textbody" style:family="paragraph">
      <style:text-properties style:font-name="monospace"/>
    </style:style>
    <style:style style:name="P112" style:parent-style-name="Textbody" style:family="paragraph">
      <style:text-properties style:font-name="monospace" fo:color="#000000" fo:background-color="#FFFFFF"/>
    </style:style>
    <style:style style:name="P113" style:parent-style-name="Textbody" style:family="paragraph">
      <style:text-properties style:font-name="monospace" fo:color="#000000" fo:background-color="#FFFFFF"/>
    </style:style>
    <style:style style:name="P114" style:parent-style-name="Textbody" style:family="paragraph">
      <style:text-properties style:font-name="monospace"/>
    </style:style>
    <style:style style:name="P115" style:parent-style-name="Textbody" style:family="paragraph">
      <style:text-properties style:font-name="monospace"/>
    </style:style>
    <style:style style:name="T116" style:parent-style-name="DefaultParagraphFont" style:family="text">
      <style:text-properties style:font-name="monospace" fo:color="#000000" fo:background-color="#FFFFFF"/>
    </style:style>
    <style:style style:name="T117" style:parent-style-name="DefaultParagraphFont" style:family="text">
      <style:text-properties style:font-name="monospace"/>
    </style:style>
    <style:style style:name="T118" style:parent-style-name="DefaultParagraphFont" style:family="text">
      <style:text-properties style:font-name="monospace"/>
    </style:style>
    <style:style style:name="T119" style:parent-style-name="DefaultParagraphFont" style:family="text">
      <style:text-properties style:font-name="monospace"/>
    </style:style>
    <style:style style:name="T120" style:parent-style-name="DefaultParagraphFont" style:family="text">
      <style:text-properties style:font-name="monospace"/>
    </style:style>
    <style:style style:name="P121" style:parent-style-name="Textbody" style:family="paragraph">
      <style:text-properties style:font-name="monospace"/>
    </style:style>
    <style:style style:name="P122" style:parent-style-name="Textbody" style:family="paragraph">
      <style:text-properties style:font-name="monospace"/>
    </style:style>
    <style:style style:name="TableColumn124" style:family="table-column">
      <style:table-column-properties style:column-width="4.9423in" style:use-optimal-column-width="false"/>
    </style:style>
    <style:style style:name="TableColumn125" style:family="table-column">
      <style:table-column-properties style:column-width="0.5784in" style:use-optimal-column-width="false"/>
    </style:style>
    <style:style style:name="Table123" style:family="table">
      <style:table-properties style:width="5.5208in" fo:margin-left="0in" table:align="left"/>
    </style:style>
    <style:style style:name="TableRow126" style:family="table-row">
      <style:table-row-properties style:use-optimal-row-height="false"/>
    </style:style>
    <style:style style:name="TableCell12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128" style:family="table-cell">
      <style:table-cell-properties fo:border="0.0034in solid #00000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3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14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141" style:parent-style-name="DefaultParagraphFont" style:family="text">
      <style:text-properties style:font-name="monospace" fo:color="#000000" fo:font-size="10pt" style:font-size-asian="10pt" fo:background-color="#E8F2FE"/>
    </style:style>
    <style:style style:name="T142" style:parent-style-name="DefaultParagraphFont" style:family="text">
      <style:text-properties style:font-name="monospace" fo:color="#000000" fo:font-size="10pt" style:font-size-asian="10pt" fo:background-color="#E8F2FE"/>
    </style:style>
    <style:style style:name="T143" style:parent-style-name="DefaultParagraphFont" style:family="text">
      <style:text-properties style:font-name="monospace" fo:color="#000000" fo:font-size="10pt" style:font-size-asian="10pt" fo:background-color="#E8F2FE"/>
    </style:style>
    <style:style style:name="T144" style:parent-style-name="DefaultParagraphFont" style:family="text">
      <style:text-properties style:font-name="monospace" fo:color="#000000" fo:font-size="10pt" style:font-size-asian="10pt" fo:background-color="#E8F2FE"/>
    </style:style>
    <style:style style:name="P145" style:parent-style-name="Textbody" style:family="paragraph">
      <style:text-properties style:font-name="WenQuanYi Micro Hei" style:font-name-asian="WenQuanYi Micro Hei"/>
    </style:style>
    <style:style style:name="T146" style:parent-style-name="DefaultParagraphFont" style:family="text">
      <style:text-properties style:font-name="WenQuanYi Micro Hei" style:font-name-asian="WenQuanYi Micro Hei"/>
    </style:style>
    <style:style style:name="T147" style:parent-style-name="DefaultParagraphFont" style:family="text">
      <style:text-properties style:font-name="DejaVu Sans" style:font-name-asian="Andale Sans UI"/>
    </style:style>
    <style:style style:name="T148" style:parent-style-name="DefaultParagraphFont" style:family="text">
      <style:text-properties style:font-name="monospace" fo:font-weight="bold" style:font-weight-asian="bold" fo:color="#7F0055" fo:font-size="10pt" style:font-size-asian="10pt"/>
    </style:style>
    <style:style style:name="T149" style:parent-style-name="DefaultParagraphFont" style:family="text">
      <style:text-properties style:font-name="monospace" fo:color="#000000" fo:font-size="10pt" style:font-size-asian="10pt"/>
    </style:style>
    <style:style style:name="T150" style:parent-style-name="DefaultParagraphFont" style:family="text">
      <style:text-properties style:font-name="monospace" fo:color="#2A00FF" fo:font-size="10pt" style:font-size-asian="10pt"/>
    </style:style>
    <style:style style:name="T151" style:parent-style-name="DefaultParagraphFont" style:family="text">
      <style:text-properties style:font-name="monospace" fo:font-weight="bold" style:font-weight-asian="bold" fo:color="#7F0055" fo:font-size="10pt" style:font-size-asian="10pt"/>
    </style:style>
    <style:style style:name="T152" style:parent-style-name="DefaultParagraphFont" style:family="text">
      <style:text-properties style:font-name="monospace" fo:color="#000000" fo:font-size="10pt" style:font-size-asian="10pt"/>
    </style:style>
    <style:style style:name="T153" style:parent-style-name="DefaultParagraphFont" style:family="text">
      <style:text-properties style:font-name="monospace" fo:font-weight="bold" style:font-weight-asian="bold" fo:color="#7F0055" fo:font-size="10pt" style:font-size-asian="10pt"/>
    </style:style>
    <style:style style:name="T154" style:parent-style-name="DefaultParagraphFont" style:family="text">
      <style:text-properties style:font-name="monospace" fo:color="#000000" fo:font-size="10pt" style:font-size-asian="10pt"/>
    </style:style>
    <style:style style:name="P155" style:parent-style-name="Standard" style:family="paragraph">
      <style:text-properties style:font-name="monospace" fo:font-size="10pt" style:font-size-asian="10pt"/>
    </style:style>
    <style:style style:name="T156" style:parent-style-name="DefaultParagraphFont" style:family="text">
      <style:text-properties style:font-name="monospace" fo:font-weight="bold" style:font-weight-asian="bold" fo:color="#7F0055" fo:font-size="10pt" style:font-size-asian="10pt"/>
    </style:style>
    <style:style style:name="T157" style:parent-style-name="DefaultParagraphFont" style:family="text">
      <style:text-properties style:font-name="monospace" fo:color="#000000" fo:font-size="10pt" style:font-size-asian="10pt"/>
    </style:style>
    <style:style style:name="T158" style:parent-style-name="DefaultParagraphFont" style:family="text">
      <style:text-properties style:font-name="monospace" fo:font-weight="bold" style:font-weight-asian="bold" fo:color="#000000" fo:font-size="10pt" style:font-size-asian="10pt"/>
    </style:style>
    <style:style style:name="T159" style:parent-style-name="DefaultParagraphFont" style:family="text">
      <style:text-properties style:font-name="monospace" fo:color="#000000" fo:font-size="10pt" style:font-size-asian="10pt"/>
    </style:style>
    <style:style style:name="P160" style:parent-style-name="Standard" style:family="paragraph">
      <style:text-properties style:font-name="monospace" fo:font-size="10pt" style:font-size-asian="10pt"/>
    </style:style>
    <style:style style:name="T161" style:parent-style-name="DefaultParagraphFont" style:family="text">
      <style:text-properties style:font-name="monospace" fo:color="#000000" fo:font-size="10pt" style:font-size-asian="10pt"/>
    </style:style>
    <style:style style:name="T162" style:parent-style-name="DefaultParagraphFont" style:family="text">
      <style:text-properties style:font-name="monospace" fo:font-weight="bold" style:font-weight-asian="bold" fo:color="#7F0055" fo:font-size="10pt" style:font-size-asian="10pt"/>
    </style:style>
    <style:style style:name="T163" style:parent-style-name="DefaultParagraphFont" style:family="text">
      <style:text-properties style:font-name="monospace" fo:color="#000000" fo:font-size="10pt" style:font-size-asian="10pt"/>
    </style:style>
    <style:style style:name="T164" style:parent-style-name="DefaultParagraphFont" style:family="text">
      <style:text-properties style:font-name="monospace" fo:color="#000000" fo:font-size="10pt" style:font-size-asian="10pt"/>
    </style:style>
    <style:style style:name="T165" style:parent-style-name="DefaultParagraphFont" style:family="text">
      <style:text-properties style:font-name="monospace" fo:font-weight="bold" style:font-weight-asian="bold" fo:color="#7F0055" fo:font-size="10pt" style:font-size-asian="10pt"/>
    </style:style>
    <style:style style:name="T166" style:parent-style-name="DefaultParagraphFont" style:family="text">
      <style:text-properties style:font-name="monospace" fo:color="#000000" fo:font-size="10pt" style:font-size-asian="10pt"/>
    </style:style>
    <style:style style:name="T167" style:parent-style-name="DefaultParagraphFont" style:family="text">
      <style:text-properties style:font-name="monospace" fo:font-weight="bold" style:font-weight-asian="bold" fo:color="#7F0055" fo:font-size="10pt" style:font-size-asian="10pt"/>
    </style:style>
    <style:style style:name="T168" style:parent-style-name="DefaultParagraphFont" style:family="text">
      <style:text-properties style:font-name="monospace" fo:color="#000000" fo:font-size="10pt" style:font-size-asian="10pt"/>
    </style:style>
    <style:style style:name="P169" style:parent-style-name="Standard" style:family="paragraph">
      <style:text-properties style:font-name="monospace" fo:font-size="10pt" style:font-size-asian="10pt"/>
    </style:style>
    <style:style style:name="T170" style:parent-style-name="DefaultParagraphFont" style:family="text">
      <style:text-properties style:font-name="monospace" fo:color="#000000" fo:font-size="10pt" style:font-size-asian="10pt"/>
    </style:style>
    <style:style style:name="T171" style:parent-style-name="DefaultParagraphFont" style:family="text">
      <style:text-properties style:font-name="monospace" fo:font-weight="bold" style:font-weight-asian="bold" fo:color="#7F0055" fo:font-size="10pt" style:font-size-asian="10pt"/>
    </style:style>
    <style:style style:name="T172" style:parent-style-name="DefaultParagraphFont" style:family="text">
      <style:text-properties style:font-name="monospace" fo:color="#000000" fo:font-size="10pt" style:font-size-asian="10pt"/>
    </style:style>
    <style:style style:name="T173" style:parent-style-name="DefaultParagraphFont" style:family="text">
      <style:text-properties style:font-name="monospace" fo:color="#000000" fo:font-size="10pt" style:font-size-asian="10pt"/>
    </style:style>
    <style:style style:name="T174" style:parent-style-name="DefaultParagraphFont" style:family="text">
      <style:text-properties style:font-name="monospace" fo:font-weight="bold" style:font-weight-asian="bold" fo:color="#7F0055" fo:font-size="10pt" style:font-size-asian="10pt"/>
    </style:style>
    <style:style style:name="T175" style:parent-style-name="DefaultParagraphFont" style:family="text">
      <style:text-properties style:font-name="monospace" fo:color="#000000" fo:font-size="10pt" style:font-size-asian="10pt"/>
    </style:style>
    <style:style style:name="P176" style:parent-style-name="Standard" style:family="paragraph">
      <style:text-properties style:font-name="monospace" fo:font-size="10pt" style:font-size-asian="10pt"/>
    </style:style>
    <style:style style:name="P177" style:parent-style-name="Standard" style:family="paragraph">
      <style:text-properties style:font-name="monospace" fo:color="#000000" fo:font-size="10pt" style:font-size-asian="10pt"/>
    </style:style>
    <style:style style:name="P178" style:parent-style-name="Standard" style:family="paragraph">
      <style:text-properties style:font-name="monospace" fo:color="#000000" fo:font-size="10pt" style:font-size-asian="10pt"/>
    </style:style>
    <style:style style:name="P179" style:parent-style-name="Standard" style:family="paragraph">
      <style:text-properties style:font-name="monospace" fo:font-size="10pt" style:font-size-asian="10pt"/>
    </style:style>
    <style:style style:name="T180" style:parent-style-name="DefaultParagraphFont" style:family="text">
      <style:text-properties style:font-name="monospace" fo:color="#000000" fo:font-size="10pt" style:font-size-asian="10pt"/>
    </style:style>
    <style:style style:name="T181" style:parent-style-name="DefaultParagraphFont" style:family="text">
      <style:text-properties style:font-name="monospace" fo:color="#2A00FF" fo:font-size="10pt" style:font-size-asian="10pt"/>
    </style:style>
    <style:style style:name="T182" style:parent-style-name="DefaultParagraphFont" style:family="text">
      <style:text-properties style:font-name="monospace" fo:color="#000000" fo:font-size="10pt" style:font-size-asian="10pt"/>
    </style:style>
    <style:style style:name="T183" style:parent-style-name="DefaultParagraphFont" style:family="text">
      <style:text-properties style:font-name="monospace" fo:font-weight="bold" style:font-weight-asian="bold" fo:color="#642880" fo:font-size="10pt" style:font-size-asian="10pt"/>
    </style:style>
    <style:style style:name="T184" style:parent-style-name="DefaultParagraphFont" style:family="text">
      <style:text-properties style:font-name="monospace" fo:color="#000000" fo:font-size="10pt" style:font-size-asian="10pt"/>
    </style:style>
    <style:style style:name="T185" style:parent-style-name="DefaultParagraphFont" style:family="text">
      <style:text-properties style:font-name="monospace" fo:color="#000000" fo:font-size="10pt" style:font-size-asian="10pt"/>
    </style:style>
    <style:style style:name="T186" style:parent-style-name="DefaultParagraphFont" style:family="text">
      <style:text-properties style:font-name="monospace" fo:color="#2A00FF" fo:font-size="10pt" style:font-size-asian="10pt"/>
    </style:style>
    <style:style style:name="T187" style:parent-style-name="DefaultParagraphFont" style:family="text">
      <style:text-properties style:font-name="monospace" fo:color="#000000" fo:font-size="10pt" style:font-size-asian="10pt"/>
    </style:style>
    <style:style style:name="T188" style:parent-style-name="DefaultParagraphFont" style:family="text">
      <style:text-properties style:font-name="monospace" fo:font-weight="bold" style:font-weight-asian="bold" fo:color="#642880" fo:font-size="10pt" style:font-size-asian="10pt"/>
    </style:style>
    <style:style style:name="T189" style:parent-style-name="DefaultParagraphFont" style:family="text">
      <style:text-properties style:font-name="monospace" fo:color="#000000" fo:font-size="10pt" style:font-size-asian="10pt"/>
    </style:style>
    <style:style style:name="P190" style:parent-style-name="Standard" style:family="paragraph">
      <style:text-properties style:font-name="monospace" fo:font-size="10pt" style:font-size-asian="10pt"/>
    </style:style>
    <style:style style:name="T191" style:parent-style-name="DefaultParagraphFont" style:family="text">
      <style:text-properties style:font-name="monospace" fo:color="#000000" fo:font-size="10pt" style:font-size-asian="10pt"/>
    </style:style>
    <style:style style:name="T192" style:parent-style-name="DefaultParagraphFont" style:family="text">
      <style:text-properties style:font-name="monospace" fo:color="#2A00FF" fo:font-size="10pt" style:font-size-asian="10pt"/>
    </style:style>
    <style:style style:name="T193" style:parent-style-name="DefaultParagraphFont" style:family="text">
      <style:text-properties style:font-name="monospace" fo:color="#000000" fo:font-size="10pt" style:font-size-asian="10pt"/>
    </style:style>
    <style:style style:name="T194" style:parent-style-name="DefaultParagraphFont" style:family="text">
      <style:text-properties style:font-name="monospace" fo:font-weight="bold" style:font-weight-asian="bold" fo:color="#642880" fo:font-size="10pt" style:font-size-asian="10pt"/>
    </style:style>
    <style:style style:name="T195" style:parent-style-name="DefaultParagraphFont" style:family="text">
      <style:text-properties style:font-name="monospace" fo:color="#000000" fo:font-size="10pt" style:font-size-asian="10pt"/>
    </style:style>
    <style:style style:name="T196" style:parent-style-name="DefaultParagraphFont" style:family="text">
      <style:text-properties style:font-name="monospace" fo:color="#000000" fo:font-size="10pt" style:font-size-asian="10pt"/>
    </style:style>
    <style:style style:name="T197" style:parent-style-name="DefaultParagraphFont" style:family="text">
      <style:text-properties style:font-name="monospace" fo:color="#2A00FF" fo:font-size="10pt" style:font-size-asian="10pt"/>
    </style:style>
    <style:style style:name="T198" style:parent-style-name="DefaultParagraphFont" style:family="text">
      <style:text-properties style:font-name="monospace" fo:color="#000000" fo:font-size="10pt" style:font-size-asian="10pt"/>
    </style:style>
    <style:style style:name="T199" style:parent-style-name="DefaultParagraphFont" style:family="text">
      <style:text-properties style:font-name="monospace" fo:font-weight="bold" style:font-weight-asian="bold" fo:color="#642880" fo:font-size="10pt" style:font-size-asian="10pt"/>
    </style:style>
    <style:style style:name="T200" style:parent-style-name="DefaultParagraphFont" style:family="text">
      <style:text-properties style:font-name="monospace" fo:color="#000000" fo:font-size="10pt" style:font-size-asian="10pt"/>
    </style:style>
    <style:style style:name="P201" style:parent-style-name="Standard" style:family="paragraph">
      <style:text-properties style:font-name="monospace" fo:font-size="10pt" style:font-size-asian="10pt"/>
    </style:style>
    <style:style style:name="T202" style:parent-style-name="DefaultParagraphFont" style:family="text">
      <style:text-properties style:font-name="monospace" fo:color="#000000" fo:font-size="10pt" style:font-size-asian="10pt"/>
    </style:style>
    <style:style style:name="T203" style:parent-style-name="DefaultParagraphFont" style:family="text">
      <style:text-properties style:font-name="monospace" fo:font-weight="bold" style:font-weight-asian="bold" fo:color="#7F0055" fo:font-size="10pt" style:font-size-asian="10pt"/>
    </style:style>
    <style:style style:name="T204" style:parent-style-name="DefaultParagraphFont" style:family="text">
      <style:text-properties style:font-name="monospace" fo:color="#000000" fo:font-size="10pt" style:font-size-asian="10pt"/>
    </style:style>
    <style:style style:name="P205" style:parent-style-name="Standard" style:family="paragraph">
      <style:text-properties style:font-name="monospace" fo:color="#000000" fo:font-size="10pt" style:font-size-asian="10pt"/>
    </style:style>
    <style:style style:name="P206" style:parent-style-name="Standard" style:family="paragraph">
      <style:text-properties style:font-name="monospace" fo:color="#000000" fo:font-size="10pt" style:font-size-asian="10pt"/>
    </style:style>
    <style:style style:name="P207" style:parent-style-name="Standard" style:family="paragraph">
      <style:text-properties style:font-name="monospace" fo:color="#000000" fo:font-size="10pt" style:font-size-asian="10pt"/>
    </style:style>
    <style:style style:name="P208" style:parent-style-name="Standard" style:family="paragraph">
      <style:text-properties style:font-name="monospace" fo:color="#000000" fo:font-size="10pt" style:font-size-asian="10pt"/>
    </style:style>
    <style:style style:name="P209" style:parent-style-name="Standard" style:family="paragraph">
      <style:text-properties style:font-name="monospace" fo:color="#000000" fo:font-size="10pt" style:font-size-asian="10pt"/>
    </style:style>
    <style:style style:name="P210" style:parent-style-name="Standard" style:family="paragraph">
      <style:text-properties style:font-name="monospace" fo:color="#000000" fo:font-size="10pt" style:font-size-asian="10pt"/>
    </style:style>
    <style:style style:name="P211" style:parent-style-name="Standard" style:family="paragraph">
      <style:text-properties style:font-name="monospace" fo:color="#000000" fo:font-size="10pt" style:font-size-asian="10pt"/>
    </style:style>
    <style:style style:name="P212" style:parent-style-name="Standard" style:family="paragraph">
      <style:text-properties style:font-name="monospace" fo:color="#000000" fo:font-size="10pt" style:font-size-asian="10pt"/>
    </style:style>
    <style:style style:name="P213" style:parent-style-name="Standard" style:family="paragraph">
      <style:text-properties style:font-name="monospace" fo:color="#000000" fo:font-size="10pt" style:font-size-asian="10pt"/>
    </style:style>
    <style:style style:name="P214" style:parent-style-name="Standard" style:family="paragraph">
      <style:text-properties style:font-name="monospace" fo:color="#000000" fo:font-size="10pt" style:font-size-asian="10pt"/>
    </style:style>
    <style:style style:name="P215" style:parent-style-name="Standard" style:family="paragraph">
      <style:text-properties style:font-name="monospace" fo:color="#000000" fo:font-size="10pt" style:font-size-asian="10pt"/>
    </style:style>
    <style:style style:name="P216" style:parent-style-name="Standard" style:family="paragraph">
      <style:text-properties style:font-name="monospace" fo:color="#000000" fo:font-size="10pt" style:font-size-asian="10pt"/>
    </style:style>
    <style:style style:name="P217" style:parent-style-name="Standard" style:family="paragraph">
      <style:text-properties style:font-name="monospace" fo:color="#000000" fo:font-size="10pt" style:font-size-asian="10pt"/>
    </style:style>
    <style:style style:name="P218" style:parent-style-name="Standard" style:family="paragraph">
      <style:text-properties style:font-name="monospace" fo:color="#000000" fo:font-size="10pt" style:font-size-asian="10pt"/>
    </style:style>
    <style:style style:name="P219" style:parent-style-name="Standard" style:family="paragraph">
      <style:text-properties style:font-name="monospace" fo:color="#000000" fo:font-size="10pt" style:font-size-asian="10pt"/>
    </style:style>
    <style:style style:name="P220" style:parent-style-name="Standard" style:family="paragraph">
      <style:text-properties style:font-name="monospace" fo:color="#000000" fo:font-size="10pt" style:font-size-asian="10pt"/>
    </style:style>
    <style:style style:name="P221" style:parent-style-name="Standard" style:family="paragraph">
      <style:text-properties style:font-name="monospace" fo:color="#000000" fo:font-size="10pt" style:font-size-asian="10pt"/>
    </style:style>
    <style:style style:name="P222" style:parent-style-name="Standard" style:family="paragraph">
      <style:text-properties style:font-name="monospace" fo:color="#000000" fo:font-size="10pt" style:font-size-asian="10pt"/>
    </style:style>
    <style:style style:name="P223" style:parent-style-name="Standard" style:family="paragraph">
      <style:text-properties style:font-name="monospace" fo:color="#000000" fo:font-size="10pt" style:font-size-asian="10pt"/>
    </style:style>
    <style:style style:name="T224" style:parent-style-name="DefaultParagraphFont" style:family="text">
      <style:text-properties style:font-name="monospace" fo:color="#000000" fo:font-size="10pt" style:font-size-asian="10pt"/>
    </style:style>
    <style:style style:name="T225" style:parent-style-name="DefaultParagraphFont" style:family="text">
      <style:text-properties style:font-name="monospace" fo:color="#000000" fo:font-size="10pt" style:font-size-asian="10pt"/>
    </style:style>
    <style:style style:name="T226" style:parent-style-name="DefaultParagraphFont" style:family="text">
      <style:text-properties style:font-name="monospace" fo:color="#000000" fo:font-size="10pt" style:font-size-asian="10pt"/>
    </style:style>
    <style:style style:name="P227" style:parent-style-name="Standard" style:family="paragraph">
      <style:text-properties style:font-name="monospace" fo:color="#000000" fo:font-size="10pt" style:font-size-asian="10pt"/>
    </style:style>
    <style:style style:name="T228" style:parent-style-name="HTMLCode" style:family="text">
      <style:text-properties style:font-name="Arial" style:font-name-asian="Andale Sans UI" style:font-name-complex="Tahoma" fo:font-size="14pt" style:font-size-asian="14pt" style:font-size-complex="14pt"/>
    </style:style>
    <style:style style:name="T229" style:parent-style-name="Emphasis" style:family="text">
      <style:text-properties fo:font-style="normal" style:font-style-asian="normal" style:font-style-complex="normal"/>
    </style:style>
    <style:style style:name="T230" style:parent-style-name="DefaultParagraphFont" style:family="text">
      <style:text-properties style:font-name="Segoe UI" style:font-name-complex="Segoe UI" fo:color="#000000" fo:font-size="10.5pt" style:font-size-asian="10.5pt" style:font-size-complex="10.5pt" fo:background-color="#FFFFFF"/>
    </style:style>
    <style:style style:name="T231" style:parent-style-name="HTMLCode" style:family="text">
      <style:text-properties style:font-name="Consolas" style:font-name-asian="SimSun" fo:color="#000000" fo:font-size="10.5pt" style:font-size-asian="10.5pt" style:font-size-complex="10.5pt" fo:background-color="#FFFFFF"/>
    </style:style>
    <style:style style:name="T232" style:parent-style-name="DefaultParagraphFont" style:family="text">
      <style:text-properties style:font-name="Segoe UI" style:font-name-complex="Segoe UI" fo:color="#000000" fo:font-size="10.5pt" style:font-size-asian="10.5pt" style:font-size-complex="10.5pt" fo:background-color="#FFFFFF"/>
    </style:style>
    <style:style style:name="T233" style:parent-style-name="Emphasis" style:family="text">
      <style:text-properties style:font-name="Segoe UI" style:font-name-complex="Segoe UI" fo:color="#000000" fo:font-size="10.5pt" style:font-size-asian="10.5pt" style:font-size-complex="10.5pt" fo:background-color="#FFFFFF"/>
    </style:style>
    <style:style style:name="T234" style:parent-style-name="DefaultParagraphFont" style:family="text">
      <style:text-properties style:font-name="Segoe UI" style:font-name-complex="Segoe UI" fo:color="#000000" fo:font-size="10.5pt" style:font-size-asian="10.5pt" style:font-size-complex="10.5pt" fo:background-color="#FFFFFF"/>
    </style:style>
    <style:style style:name="T235" style:parent-style-name="Emphasis" style:family="text">
      <style:text-properties style:font-name="Segoe UI" style:font-name-complex="Segoe UI" fo:color="#000000" fo:font-size="10.5pt" style:font-size-asian="10.5pt" style:font-size-complex="10.5pt" fo:background-color="#FFFFFF"/>
    </style:style>
    <style:style style:name="T236" style:parent-style-name="DefaultParagraphFont" style:family="text">
      <style:text-properties style:font-name="Segoe UI" style:font-name-complex="Segoe UI" fo:color="#000000" fo:font-size="10.5pt" style:font-size-asian="10.5pt" style:font-size-complex="10.5pt" fo:background-color="#FFFFFF"/>
    </style:style>
    <style:style style:name="T237" style:parent-style-name="Emphasis" style:family="text">
      <style:text-properties style:font-name="Segoe UI" style:font-name-complex="Segoe UI" fo:color="#000000" fo:font-size="10.5pt" style:font-size-asian="10.5pt" style:font-size-complex="10.5pt" fo:background-color="#FFFFFF"/>
    </style:style>
    <style:style style:name="T238" style:parent-style-name="DefaultParagraphFont" style:family="text">
      <style:text-properties style:font-name="Segoe UI" style:font-name-complex="Segoe UI" fo:color="#000000" fo:font-size="10.5pt" style:font-size-asian="10.5pt" style:font-size-complex="10.5pt" fo:background-color="#FFFFFF"/>
    </style:style>
    <style:style style:name="T239" style:parent-style-name="Emphasis" style:family="text">
      <style:text-properties style:font-name="Segoe UI" style:font-name-complex="Segoe UI" fo:color="#000000" fo:font-size="10.5pt" style:font-size-asian="10.5pt" style:font-size-complex="10.5pt" fo:background-color="#FFFFFF"/>
    </style:style>
    <style:style style:name="T240" style:parent-style-name="DefaultParagraphFont" style:family="text">
      <style:text-properties style:font-name="Segoe UI" style:font-name-complex="Segoe UI" fo:color="#000000" fo:font-size="10.5pt" style:font-size-asian="10.5pt" style:font-size-complex="10.5pt" fo:background-color="#FFFFFF"/>
    </style:style>
    <style:style style:name="T241" style:parent-style-name="Emphasis" style:family="text">
      <style:text-properties style:font-name="Segoe UI" style:font-name-complex="Segoe UI" fo:color="#000000" fo:font-size="10.5pt" style:font-size-asian="10.5pt" style:font-size-complex="10.5pt" fo:background-color="#FFFFFF"/>
    </style:style>
    <style:style style:name="T242" style:parent-style-name="DefaultParagraphFont" style:family="text">
      <style:text-properties style:font-name="Segoe UI" style:font-name-complex="Segoe UI" fo:color="#000000" fo:font-size="10.5pt" style:font-size-asian="10.5pt" style:font-size-complex="10.5pt" fo:background-color="#FFFFFF"/>
    </style:style>
    <style:style style:name="T243" style:parent-style-name="Emphasis" style:family="text">
      <style:text-properties style:font-name="Segoe UI" style:font-name-complex="Segoe UI" fo:color="#000000" fo:font-size="10.5pt" style:font-size-asian="10.5pt" style:font-size-complex="10.5pt" fo:background-color="#FFFFFF"/>
    </style:style>
    <style:style style:name="T244" style:parent-style-name="DefaultParagraphFont" style:family="text">
      <style:text-properties style:font-name="Segoe UI" style:font-name-complex="Segoe UI" fo:color="#000000" fo:font-size="10.5pt" style:font-size-asian="10.5pt" style:font-size-complex="10.5pt" fo:background-color="#FFFFFF"/>
    </style:style>
    <style:style style:name="T245" style:parent-style-name="Emphasis" style:family="text">
      <style:text-properties style:font-name="Segoe UI" style:font-name-complex="Segoe UI" fo:color="#000000" fo:font-size="10.5pt" style:font-size-asian="10.5pt" style:font-size-complex="10.5pt" fo:background-color="#FFFFFF"/>
    </style:style>
    <style:style style:name="T246" style:parent-style-name="DefaultParagraphFont" style:family="text">
      <style:text-properties style:font-name="Segoe UI" style:font-name-complex="Segoe UI" fo:color="#000000" fo:font-size="10.5pt" style:font-size-asian="10.5pt" style:font-size-complex="10.5pt" fo:background-color="#FFFFFF"/>
    </style:style>
    <style:style style:name="T247" style:parent-style-name="Emphasis" style:family="text">
      <style:text-properties style:font-name="Segoe UI" style:font-name-complex="Segoe UI" fo:color="#000000" fo:font-size="10.5pt" style:font-size-asian="10.5pt" style:font-size-complex="10.5pt" fo:background-color="#FFFFFF"/>
    </style:style>
    <style:style style:name="T248" style:parent-style-name="DefaultParagraphFont" style:family="text">
      <style:text-properties style:font-name="Segoe UI" style:font-name-complex="Segoe UI" fo:color="#000000" fo:font-size="10.5pt" style:font-size-asian="10.5pt" style:font-size-complex="10.5pt" fo:background-color="#FFFFFF"/>
    </style:style>
    <style:style style:name="T249" style:parent-style-name="Emphasis" style:family="text">
      <style:text-properties style:font-name="Segoe UI" style:font-name-complex="Segoe UI" fo:color="#000000" fo:font-size="10.5pt" style:font-size-asian="10.5pt" style:font-size-complex="10.5pt" fo:background-color="#FFFFFF"/>
    </style:style>
    <style:style style:name="T250" style:parent-style-name="DefaultParagraphFont" style:family="text">
      <style:text-properties style:font-name="Segoe UI" style:font-name-complex="Segoe UI" fo:color="#000000" fo:font-size="10.5pt" style:font-size-asian="10.5pt" style:font-size-complex="10.5pt" fo:background-color="#FFFFFF"/>
    </style:style>
    <style:style style:name="T251" style:parent-style-name="DefaultParagraphFont" style:family="text">
      <style:text-properties fo:font-weight="bold" style:font-weight-asian="bold"/>
    </style:style>
    <style:style style:name="T252" style:parent-style-name="DefaultParagraphFont" style:family="text">
      <style:text-properties fo:font-weight="bold" style:font-weight-asian="bold"/>
    </style:style>
    <style:style style:name="T253" style:parent-style-name="DefaultParagraphFont" style:family="text">
      <style:text-properties fo:font-weight="bold" style:font-weight-asian="bold"/>
    </style:style>
    <style:style style:name="T254" style:parent-style-name="DefaultParagraphFont" style:family="text">
      <style:text-properties fo:font-weight="bold" style:font-weight-asian="bold"/>
    </style:style>
    <style:style style:name="T255" style:parent-style-name="DefaultParagraphFont" style:family="text">
      <style:text-properties style:font-name="WenQuanYi Micro Hei" style:font-name-asian="WenQuanYi Micro Hei"/>
    </style:style>
    <style:style style:name="T256" style:parent-style-name="DefaultParagraphFont" style:family="text">
      <style:text-properties style:font-name="WenQuanYi Micro Hei" style:font-name-asian="WenQuanYi Micro Hei"/>
    </style:style>
    <style:style style:name="TableColumn258" style:family="table-column">
      <style:table-column-properties style:column-width="0.4534in" style:use-optimal-column-width="false"/>
    </style:style>
    <style:style style:name="TableColumn259" style:family="table-column">
      <style:table-column-properties style:column-width="1.9013in" style:use-optimal-column-width="false"/>
    </style:style>
    <style:style style:name="TableColumn260" style:family="table-column">
      <style:table-column-properties style:column-width="1.5159in" style:use-optimal-column-width="false"/>
    </style:style>
    <style:style style:name="TableColumn261" style:family="table-column">
      <style:table-column-properties style:column-width="2.1222in" style:use-optimal-column-width="false"/>
    </style:style>
    <style:style style:name="TableColumn262" style:family="table-column">
      <style:table-column-properties style:column-width="0.9319in" style:use-optimal-column-width="false"/>
    </style:style>
    <style:style style:name="Table257" style:family="table">
      <style:table-properties style:width="6.925in" fo:margin-left="0in" table:align="left"/>
    </style:style>
    <style:style style:name="TableRow263" style:family="table-row">
      <style:table-row-properties style:use-optimal-row-height="false"/>
    </style:style>
    <style:style style:name="TableCell26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26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26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26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ableCell268" style:family="table-cell">
      <style:table-cell-properties fo:border="0.0034in solid #000000" style:writing-mode="lr-tb" style:vertical-align="middle" fo:padding-top="0.0381in" fo:padding-left="0.0381in" fo:padding-bottom="0.0381in" fo:padding-right="0.0381in"/>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8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290" style:family="table-row">
      <style:table-row-properties style:use-optimal-row-height="false"/>
    </style:style>
    <style:style style:name="TableCell2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9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302" style:family="table-row">
      <style:table-row-properties style:use-optimal-row-height="false"/>
    </style:style>
    <style:style style:name="TableCell30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305" style:family="table-row">
      <style:table-row-properties style:use-optimal-row-height="false"/>
    </style:style>
    <style:style style:name="TableCell3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313" style:parent-style-name="SourceText" style:family="text">
      <style:text-properties fo:font-style="italic" style:font-style-asian="italic"/>
    </style:style>
    <style:style style:name="TableCell3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2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2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3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3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4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4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4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45" style:family="table-row">
      <style:table-row-properties style:use-optimal-row-height="false"/>
    </style:style>
    <style:style style:name="TableCell3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4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5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5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57" style:family="table-row">
      <style:table-row-properties style:use-optimal-row-height="false"/>
    </style:style>
    <style:style style:name="TableCell3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6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75" style:family="table-row">
      <style:table-row-properties style:use-optimal-row-height="false"/>
    </style:style>
    <style:style style:name="TableCell3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8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8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TableCell39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T396" style:parent-style-name="DefaultParagraphFont" style:family="text">
      <style:text-properties style:font-name="WenQuanYi Micro Hei" style:font-name-asian="WenQuanYi Micro Hei"/>
    </style:style>
    <style:style style:name="T397" style:parent-style-name="DefaultParagraphFont" style:family="text">
      <style:text-properties style:font-name="WenQuanYi Micro Hei" style:font-name-asian="WenQuanYi Micro Hei"/>
    </style:style>
    <style:style style:name="P398" style:parent-style-name="Textbody" style:family="paragraph">
      <style:text-properties style:font-name="WenQuanYi Micro Hei" style:font-name-asian="WenQuanYi Micro Hei"/>
    </style:style>
    <style:style style:name="P399" style:parent-style-name="Textbody" style:family="paragraph">
      <style:text-properties style:font-name="WenQuanYi Micro Hei" style:font-name-asian="WenQuanYi Micro Hei"/>
    </style:style>
    <style:style style:name="P400" style:parent-style-name="Textbody" style:family="paragraph">
      <style:text-properties style:font-name="WenQuanYi Micro Hei" style:font-name-asian="WenQuanYi Micro Hei"/>
    </style:style>
    <style:style style:name="T401" style:parent-style-name="DefaultParagraphFont" style:family="text">
      <style:text-properties style:font-name="WenQuanYi Micro Hei" style:font-name-asian="WenQuanYi Micro Hei"/>
    </style:style>
    <style:style style:name="T402" style:parent-style-name="DefaultParagraphFont" style:family="text">
      <style:text-properties style:font-name="monospace" fo:font-weight="bold" style:font-weight-asian="bold" fo:color="#7F0055" fo:font-size="10pt" style:font-size-asian="10pt"/>
    </style:style>
    <style:style style:name="T403" style:parent-style-name="DefaultParagraphFont" style:family="text">
      <style:text-properties style:font-name="monospace" fo:color="#000000" fo:font-size="10pt" style:font-size-asian="10pt"/>
    </style:style>
    <style:style style:name="T404" style:parent-style-name="DefaultParagraphFont" style:family="text">
      <style:text-properties style:font-name="monospace" fo:font-weight="bold" style:font-weight-asian="bold" fo:color="#000000" fo:font-size="10pt" style:font-size-asian="10pt"/>
    </style:style>
    <style:style style:name="T405" style:parent-style-name="DefaultParagraphFont" style:family="text">
      <style:text-properties style:font-name="monospace" fo:color="#000000" fo:font-size="10pt" style:font-size-asian="10pt"/>
    </style:style>
    <style:style style:name="T406" style:parent-style-name="DefaultParagraphFont" style:family="text">
      <style:text-properties style:font-name="monospace" fo:color="#000000" fo:font-size="10pt" style:font-size-asian="10pt"/>
    </style:style>
    <style:style style:name="T407" style:parent-style-name="DefaultParagraphFont" style:family="text">
      <style:text-properties style:font-name="monospace" fo:color="#2A00FF" fo:font-size="10pt" style:font-size-asian="10pt"/>
    </style:style>
    <style:style style:name="T408" style:parent-style-name="DefaultParagraphFont" style:family="text">
      <style:text-properties style:font-name="monospace" fo:color="#2A00FF" fo:font-size="10pt" style:font-size-asian="10pt" style:text-underline-type="single" style:text-underline-style="solid" style:text-underline-width="auto" style:text-underline-mode="continuous"/>
    </style:style>
    <style:style style:name="T409" style:parent-style-name="DefaultParagraphFont" style:family="text">
      <style:text-properties style:font-name="monospace" fo:color="#2A00FF" fo:font-size="10pt" style:font-size-asian="10pt"/>
    </style:style>
    <style:style style:name="T410" style:parent-style-name="DefaultParagraphFont" style:family="text">
      <style:text-properties style:font-name="monospace" fo:color="#000000" fo:font-size="10pt" style:font-size-asian="10pt"/>
    </style:style>
    <style:style style:name="T411" style:parent-style-name="DefaultParagraphFont" style:family="text">
      <style:text-properties style:font-name="monospace" fo:font-weight="bold" style:font-weight-asian="bold" fo:color="#642880" fo:font-size="10pt" style:font-size-asian="10pt"/>
    </style:style>
    <style:style style:name="T412" style:parent-style-name="DefaultParagraphFont" style:family="text">
      <style:text-properties style:font-name="monospace" fo:color="#000000" fo:font-size="10pt" style:font-size-asian="10pt"/>
    </style:style>
    <style:style style:name="P413" style:parent-style-name="Standard" style:family="paragraph">
      <style:text-properties style:font-name="monospace" fo:color="#000000" fo:font-size="10pt" style:font-size-asian="10pt"/>
    </style:style>
    <style:style style:name="T414" style:parent-style-name="DefaultParagraphFont" style:family="text">
      <style:text-properties style:font-name="monospace" fo:font-weight="bold" style:font-weight-asian="bold" fo:color="#7F0055" fo:font-size="10pt" style:font-size-asian="10pt"/>
    </style:style>
    <style:style style:name="T415" style:parent-style-name="DefaultParagraphFont" style:family="text">
      <style:text-properties style:font-name="monospace" fo:color="#000000" fo:font-size="10pt" style:font-size-asian="10pt"/>
    </style:style>
    <style:style style:name="T416" style:parent-style-name="DefaultParagraphFont" style:family="text">
      <style:text-properties style:font-name="monospace" fo:font-weight="bold" style:font-weight-asian="bold" fo:color="#000000" fo:font-size="10pt" style:font-size-asian="10pt"/>
    </style:style>
    <style:style style:name="T417" style:parent-style-name="DefaultParagraphFont" style:family="text">
      <style:text-properties style:font-name="monospace" fo:color="#000000" fo:font-size="10pt" style:font-size-asian="10pt"/>
    </style:style>
    <style:style style:name="T418" style:parent-style-name="DefaultParagraphFont" style:family="text">
      <style:text-properties style:font-name="monospace" fo:color="#005032" fo:font-size="10pt" style:font-size-asian="10pt"/>
    </style:style>
    <style:style style:name="T419" style:parent-style-name="DefaultParagraphFont" style:family="text">
      <style:text-properties style:font-name="monospace" fo:color="#000000" fo:font-size="10pt" style:font-size-asian="10pt"/>
    </style:style>
    <style:style style:name="T420" style:parent-style-name="DefaultParagraphFont" style:family="text">
      <style:text-properties style:font-name="monospace" fo:color="#000000" fo:font-size="10pt" style:font-size-asian="10pt"/>
    </style:style>
    <style:style style:name="T421" style:parent-style-name="DefaultParagraphFont" style:family="text">
      <style:text-properties style:font-name="monospace" fo:color="#2A00FF" fo:font-size="10pt" style:font-size-asian="10pt"/>
    </style:style>
    <style:style style:name="T422" style:parent-style-name="DefaultParagraphFont" style:family="text">
      <style:text-properties style:font-name="monospace" fo:color="#2A00FF" fo:font-size="10pt" style:font-size-asian="10pt" style:text-underline-type="single" style:text-underline-style="solid" style:text-underline-width="auto" style:text-underline-mode="continuous"/>
    </style:style>
    <style:style style:name="T423" style:parent-style-name="DefaultParagraphFont" style:family="text">
      <style:text-properties style:font-name="monospace" fo:color="#2A00FF" fo:font-size="10pt" style:font-size-asian="10pt"/>
    </style:style>
    <style:style style:name="T424" style:parent-style-name="DefaultParagraphFont" style:family="text">
      <style:text-properties style:font-name="monospace" fo:color="#000000" fo:font-size="10pt" style:font-size-asian="10pt"/>
    </style:style>
    <style:style style:name="T425" style:parent-style-name="DefaultParagraphFont" style:family="text">
      <style:text-properties style:font-name="monospace" fo:font-weight="bold" style:font-weight-asian="bold" fo:color="#642880" fo:font-size="10pt" style:font-size-asian="10pt"/>
    </style:style>
    <style:style style:name="T426" style:parent-style-name="DefaultParagraphFont" style:family="text">
      <style:text-properties style:font-name="monospace" fo:color="#000000" fo:font-size="10pt" style:font-size-asian="10pt"/>
    </style:style>
    <style:style style:name="P427" style:parent-style-name="Standard" style:family="paragraph">
      <style:text-properties style:font-name="monospace" fo:color="#000000" fo:font-size="10pt" style:font-size-asian="10pt"/>
    </style:style>
    <style:style style:name="P428" style:parent-style-name="Textbody" style:family="paragraph"/>
    <style:style style:name="T429" style:parent-style-name="DefaultParagraphFont" style:family="text">
      <style:text-properties style:font-name="monospace" fo:font-weight="bold" style:font-weight-asian="bold" fo:color="#7F0055" fo:font-size="10pt" style:font-size-asian="10pt" fo:background-color="#E8F2FE"/>
    </style:style>
    <style:style style:name="T430" style:parent-style-name="DefaultParagraphFont" style:family="text">
      <style:text-properties style:font-name="monospace" fo:color="#000000" fo:font-size="10pt" style:font-size-asian="10pt" fo:background-color="#E8F2FE"/>
    </style:style>
    <style:style style:name="T431" style:parent-style-name="DefaultParagraphFont" style:family="text">
      <style:text-properties style:font-name="monospace" fo:font-weight="bold" style:font-weight-asian="bold" fo:color="#7F0055" fo:font-size="10pt" style:font-size-asian="10pt" fo:background-color="#E8F2FE"/>
    </style:style>
    <style:style style:name="T432" style:parent-style-name="DefaultParagraphFont" style:family="text">
      <style:text-properties style:font-name="monospace" fo:color="#000000" fo:font-size="10pt" style:font-size-asian="10pt" fo:background-color="#E8F2FE"/>
    </style:style>
    <style:style style:name="T433" style:parent-style-name="DefaultParagraphFont" style:family="text">
      <style:text-properties style:font-name="monospace" fo:font-weight="bold" style:font-weight-asian="bold" fo:color="#7F0055" fo:font-size="10pt" style:font-size-asian="10pt" fo:background-color="#E8F2FE"/>
    </style:style>
    <style:style style:name="T434" style:parent-style-name="DefaultParagraphFont" style:family="text">
      <style:text-properties style:font-name="monospace" fo:color="#000000" fo:font-size="10pt" style:font-size-asian="10pt" fo:background-color="#E8F2FE"/>
    </style:style>
    <style:style style:name="P435" style:parent-style-name="Textbody" style:family="paragraph"/>
    <style:style style:name="T436" style:parent-style-name="DefaultParagraphFont" style:family="text">
      <style:text-properties style:font-name="monospace" fo:color="#000000" fo:font-size="10pt" style:font-size-asian="10pt"/>
    </style:style>
    <style:style style:name="T437" style:parent-style-name="DefaultParagraphFont" style:family="text">
      <style:text-properties style:font-name="monospace" fo:font-weight="bold" style:font-weight-asian="bold" fo:color="#7F0055" fo:font-size="10pt" style:font-size-asian="10pt"/>
    </style:style>
    <style:style style:name="T438" style:parent-style-name="DefaultParagraphFont" style:family="text">
      <style:text-properties style:font-name="monospace" fo:color="#000000" fo:font-size="10pt" style:font-size-asian="10pt"/>
    </style:style>
    <style:style style:name="T439" style:parent-style-name="DefaultParagraphFont" style:family="text">
      <style:text-properties style:font-name="monospace" fo:color="#000000" fo:font-size="10pt" style:font-size-asian="10pt"/>
    </style:style>
    <style:style style:name="T440" style:parent-style-name="DefaultParagraphFont" style:family="text">
      <style:text-properties style:font-name="monospace" fo:font-weight="bold" style:font-weight-asian="bold" fo:color="#7F0055" fo:font-size="10pt" style:font-size-asian="10pt"/>
    </style:style>
    <style:style style:name="T441" style:parent-style-name="DefaultParagraphFont" style:family="text">
      <style:text-properties style:font-name="monospace" fo:color="#000000" fo:font-size="10pt" style:font-size-asian="10pt"/>
    </style:style>
    <style:style style:name="P442" style:parent-style-name="Standard" style:family="paragraph">
      <style:text-properties style:font-name="monospace" fo:color="#000000" fo:font-size="10pt" style:font-size-asian="10pt" fo:background-color="#E8F2FE"/>
    </style:style>
    <style:style style:name="T443" style:parent-style-name="DefaultParagraphFont" style:family="text">
      <style:text-properties style:font-name="monospace" fo:font-weight="bold" style:font-weight-asian="bold" fo:color="#7F0055" fo:font-size="10pt" style:font-size-asian="10pt" fo:background-color="#E8F2FE"/>
    </style:style>
    <style:style style:name="T444" style:parent-style-name="DefaultParagraphFont" style:family="text">
      <style:text-properties style:font-name="monospace" fo:color="#000000" fo:font-size="10pt" style:font-size-asian="10pt" fo:background-color="#E8F2FE"/>
    </style:style>
    <style:style style:name="T445" style:parent-style-name="DefaultParagraphFont" style:family="text">
      <style:text-properties style:font-name="monospace" fo:font-weight="bold" style:font-weight-asian="bold" fo:color="#000000" fo:font-size="10pt" style:font-size-asian="10pt" fo:background-color="#E8F2FE"/>
    </style:style>
    <style:style style:name="T446" style:parent-style-name="DefaultParagraphFont" style:family="text">
      <style:text-properties style:font-name="monospace" fo:color="#000000" fo:font-size="10pt" style:font-size-asian="10pt" fo:background-color="#E8F2FE"/>
    </style:style>
    <style:style style:name="T447" style:parent-style-name="DefaultParagraphFont" style:family="text">
      <style:text-properties style:font-name="monospace" fo:font-weight="bold" style:font-weight-asian="bold" fo:color="#7F0055" fo:font-size="10pt" style:font-size-asian="10pt" fo:background-color="#E8F2FE"/>
    </style:style>
    <style:style style:name="T448" style:parent-style-name="DefaultParagraphFont" style:family="text">
      <style:text-properties style:font-name="monospace" fo:color="#000000" fo:font-size="10pt" style:font-size-asian="10pt" fo:background-color="#E8F2FE"/>
    </style:style>
    <style:style style:name="T449" style:parent-style-name="DefaultParagraphFont" style:family="text">
      <style:text-properties style:font-name="monospace" fo:font-weight="bold" style:font-weight-asian="bold" fo:color="#7F0055" fo:font-size="10pt" style:font-size-asian="10pt" fo:background-color="#E8F2FE"/>
    </style:style>
    <style:style style:name="T450" style:parent-style-name="DefaultParagraphFont" style:family="text">
      <style:text-properties style:font-name="monospace" fo:color="#000000" fo:font-size="10pt" style:font-size-asian="10pt" fo:background-color="#E8F2FE"/>
    </style:style>
    <style:style style:name="T451" style:parent-style-name="DefaultParagraphFont" style:family="text">
      <style:text-properties style:font-name="monospace" fo:color="#000000" fo:font-size="10pt" style:font-size-asian="10pt" fo:background-color="#E8F2FE"/>
    </style:style>
    <style:style style:name="T452" style:parent-style-name="DefaultParagraphFont" style:family="text">
      <style:text-properties style:font-name="monospace" fo:font-weight="bold" style:font-weight-asian="bold" fo:color="#7F0055" fo:font-size="10pt" style:font-size-asian="10pt" fo:background-color="#E8F2FE"/>
    </style:style>
    <style:style style:name="T453" style:parent-style-name="DefaultParagraphFont" style:family="text">
      <style:text-properties style:font-name="monospace" fo:color="#000000" fo:font-size="10pt" style:font-size-asian="10pt" fo:background-color="#E8F2FE"/>
    </style:style>
    <style:style style:name="P454" style:parent-style-name="Textbody" style:family="paragraph"/>
    <style:style style:name="P455" style:parent-style-name="Standard" style:family="paragraph">
      <style:text-properties style:font-name="monospace" fo:color="#000000" fo:font-size="10pt" style:font-size-asian="10pt"/>
    </style:style>
    <style:style style:name="T456" style:parent-style-name="DefaultParagraphFont" style:family="text">
      <style:text-properties fo:font-weight="bold" style:font-weight-asian="bold" style:font-weight-complex="bold"/>
    </style:style>
    <style:style style:name="P457" style:parent-style-name="Textbody" style:family="paragraph"/>
    <style:style style:name="P458" style:parent-style-name="Textbody" style:family="paragraph"/>
    <style:style style:name="P459" style:parent-style-name="PreformattedText" style:family="paragraph">
      <style:paragraph-properties fo:margin-bottom="0.1965in"/>
    </style:style>
    <style:style style:name="P460" style:parent-style-name="PreformattedText" style:family="paragraph">
      <style:paragraph-properties fo:margin-bottom="0.1965in"/>
    </style:style>
    <style:style style:name="P461" style:parent-style-name="Textbody" style:family="paragraph">
      <style:text-properties style:font-name="monospace" fo:color="#000000" fo:font-size="10pt" style:font-size-asian="10pt"/>
    </style:style>
    <style:style style:name="P462" style:parent-style-name="Textbody" style:family="paragraph"/>
    <style:style style:name="P463" style:parent-style-name="Textbody" style:family="paragraph"/>
    <style:style style:name="T464" style:parent-style-name="SourceText" style:family="text">
      <style:text-properties style:font-name="inherit" fo:color="#303336" fo:font-size="10.5pt" style:font-size-asian="10.5pt" fo:background-color="#EFF0F1"/>
    </style:style>
    <style:style style:name="P465" style:parent-style-name="PreformattedText" style:family="paragraph">
      <style:paragraph-properties fo:widows="2" fo:orphans="2" fo:background-color="#EFF0F1"/>
    </style:style>
    <style:style style:name="T466" style:parent-style-name="SourceText" style:family="text">
      <style:text-properties style:font-name="inherit" fo:color="#303336" fo:font-size="10.5pt" style:font-size-asian="10.5pt" fo:background-color="#EFF0F1"/>
    </style:style>
    <style:style style:name="T467" style:parent-style-name="DefaultParagraphFont" style:family="text">
      <style:text-properties style:font-name="monospace"/>
    </style:style>
    <style:style style:name="P468" style:parent-style-name="Standard" style:family="paragraph">
      <style:text-properties style:font-name="monospace"/>
    </style:style>
    <style:style style:name="P469" style:parent-style-name="Textbody" style:family="paragraph"/>
    <style:style style:name="P470" style:parent-style-name="Standard" style:family="paragraph">
      <style:text-properties style:font-name="monospace" fo:color="#000000" fo:font-size="10pt" style:font-size-asian="10pt"/>
    </style:style>
    <style:style style:name="P471" style:parent-style-name="Standard" style:family="paragraph">
      <style:text-properties style:font-name="monospace" fo:color="#000000" fo:font-size="10pt" style:font-size-asian="10pt"/>
    </style:style>
    <style:style style:name="P472" style:parent-style-name="Standard" style:family="paragraph">
      <style:text-properties style:font-name="monospace" fo:color="#000000" fo:font-size="10pt" style:font-size-asian="10pt"/>
    </style:style>
    <style:style style:name="P473" style:parent-style-name="Standard" style:family="paragraph">
      <style:text-properties style:font-name="monospace" fo:color="#000000" fo:font-size="10pt" style:font-size-asian="10pt"/>
    </style:style>
    <style:style style:name="P474" style:parent-style-name="Standard" style:family="paragraph">
      <style:text-properties style:font-name="monospace" fo:color="#000000" fo:font-size="10pt" style:font-size-asian="10pt"/>
    </style:style>
    <style:style style:name="P475" style:parent-style-name="Standard" style:family="paragraph">
      <style:text-properties style:font-name="monospace" fo:color="#000000" fo:font-size="10pt" style:font-size-asian="10pt"/>
    </style:style>
    <style:style style:name="P476" style:parent-style-name="Standard" style:family="paragraph">
      <style:text-properties style:font-name="monospace" fo:color="#000000" fo:font-size="10pt" style:font-size-asian="10pt"/>
    </style:style>
    <style:style style:name="P477" style:parent-style-name="Standard" style:family="paragraph">
      <style:text-properties style:font-name="monospace" fo:color="#000000" fo:font-size="10pt" style:font-size-asian="10pt"/>
    </style:style>
    <style:style style:name="P478" style:parent-style-name="PreformattedText" style:family="paragraph">
      <style:paragraph-properties fo:margin-bottom="0.1965in"/>
    </style:style>
    <style:style style:name="T479" style:parent-style-name="DefaultParagraphFont" style:family="text">
      <style:text-properties fo:background-color="#FFFF00"/>
    </style:style>
    <style:style style:name="P480" style:parent-style-name="PreformattedText" style:family="paragraph">
      <style:paragraph-properties fo:margin-bottom="0.1965in"/>
    </style:style>
    <style:style style:name="P481" style:parent-style-name="PreformattedText" style:family="paragraph">
      <style:paragraph-properties fo:margin-bottom="0.1965in"/>
    </style:style>
    <style:style style:name="P482" style:parent-style-name="PreformattedText" style:family="paragraph">
      <style:paragraph-properties fo:margin-bottom="0.1965in"/>
    </style:style>
    <style:style style:name="P483" style:parent-style-name="PreformattedText" style:family="paragraph">
      <style:paragraph-properties fo:margin-bottom="0.1965in"/>
    </style:style>
    <style:style style:name="P484" style:parent-style-name="PreformattedText" style:family="paragraph">
      <style:paragraph-properties fo:margin-bottom="0.1965in"/>
    </style:style>
    <style:style style:name="P485" style:parent-style-name="PreformattedText" style:family="paragraph">
      <style:paragraph-properties fo:margin-bottom="0.1965in"/>
    </style:style>
    <style:style style:name="P486" style:parent-style-name="PreformattedText" style:family="paragraph">
      <style:paragraph-properties fo:margin-bottom="0.1965in"/>
    </style:style>
    <style:style style:name="P487" style:parent-style-name="PreformattedText" style:family="paragraph">
      <style:paragraph-properties fo:margin-bottom="0.1965in"/>
    </style:style>
    <style:style style:name="P488" style:parent-style-name="PreformattedText" style:family="paragraph">
      <style:paragraph-properties fo:margin-bottom="0.1965in"/>
    </style:style>
    <style:style style:name="P489" style:parent-style-name="PreformattedText" style:family="paragraph">
      <style:paragraph-properties fo:margin-bottom="0.1965in"/>
    </style:style>
    <style:style style:name="P490" style:parent-style-name="PreformattedText" style:family="paragraph">
      <style:paragraph-properties fo:margin-bottom="0.1965in"/>
    </style:style>
    <style:style style:name="P491" style:parent-style-name="PreformattedText" style:family="paragraph">
      <style:paragraph-properties fo:margin-bottom="0.1965in"/>
    </style:style>
    <style:style style:name="P492" style:parent-style-name="PreformattedText" style:family="paragraph">
      <style:paragraph-properties fo:margin-bottom="0.1965in"/>
    </style:style>
    <style:style style:name="P493" style:parent-style-name="PreformattedText" style:family="paragraph">
      <style:paragraph-properties fo:margin-bottom="0.1965in"/>
    </style:style>
    <style:style style:name="P494" style:parent-style-name="PreformattedText" style:family="paragraph">
      <style:paragraph-properties fo:margin-bottom="0.1965in"/>
    </style:style>
    <style:style style:name="P495" style:parent-style-name="PreformattedText" style:family="paragraph">
      <style:paragraph-properties fo:margin-bottom="0.1965in"/>
    </style:style>
    <style:style style:name="P496" style:parent-style-name="PreformattedText" style:family="paragraph">
      <style:paragraph-properties fo:margin-bottom="0.1965in"/>
    </style:style>
    <style:style style:name="P497" style:parent-style-name="PreformattedText" style:family="paragraph">
      <style:paragraph-properties fo:margin-bottom="0.1965in"/>
    </style:style>
    <style:style style:name="P498" style:parent-style-name="PreformattedText" style:family="paragraph">
      <style:paragraph-properties fo:margin-bottom="0.1965in"/>
    </style:style>
    <style:style style:name="P499" style:parent-style-name="Textbody" style:family="paragraph"/>
    <style:style style:name="P500" style:parent-style-name="Textbody" style:family="paragraph"/>
    <style:style style:name="T501" style:parent-style-name="DefaultParagraphFont" style:family="text">
      <style:text-properties style:font-name="DengXian" style:font-name-asian="DengXian" style:language-asian="zh" style:country-asian="CN"/>
    </style:style>
    <style:style style:name="T502" style:parent-style-name="DefaultParagraphFont" style:family="text">
      <style:text-properties style:font-name="monospace" fo:font-weight="bold" style:font-weight-asian="bold" fo:color="#7F0055" fo:font-size="10pt" style:font-size-asian="10pt"/>
    </style:style>
    <style:style style:name="T503" style:parent-style-name="DefaultParagraphFont" style:family="text">
      <style:text-properties style:font-name="monospace" fo:color="#000000" fo:font-size="10pt" style:font-size-asian="10pt"/>
    </style:style>
    <style:style style:name="T504" style:parent-style-name="DefaultParagraphFont" style:family="text">
      <style:text-properties style:font-name="monospace" fo:color="#005032" fo:font-size="10pt" style:font-size-asian="10pt"/>
    </style:style>
    <style:style style:name="T505" style:parent-style-name="DefaultParagraphFont" style:family="text">
      <style:text-properties style:font-name="monospace" fo:color="#000000" fo:font-size="10pt" style:font-size-asian="10pt"/>
    </style:style>
    <style:style style:name="T506" style:parent-style-name="DefaultParagraphFont" style:family="text">
      <style:text-properties style:font-name="monospace" fo:font-weight="bold" style:font-weight-asian="bold" fo:color="#7F0055" fo:font-size="10pt" style:font-size-asian="10pt"/>
    </style:style>
    <style:style style:name="T507" style:parent-style-name="DefaultParagraphFont" style:family="text">
      <style:text-properties style:font-name="monospace" fo:color="#000000" fo:font-size="10pt" style:font-size-asian="10pt"/>
    </style:style>
    <style:style style:name="T508" style:parent-style-name="DefaultParagraphFont" style:family="text">
      <style:text-properties style:font-name="monospace" fo:color="#000000" fo:font-size="10pt" style:font-size-asian="10pt"/>
    </style:style>
    <style:style style:name="T509" style:parent-style-name="DefaultParagraphFont" style:family="text">
      <style:text-properties style:font-name="monospace" fo:font-weight="bold" style:font-weight-asian="bold" fo:color="#7F0055" fo:font-size="10pt" style:font-size-asian="10pt"/>
    </style:style>
    <style:style style:name="T510" style:parent-style-name="DefaultParagraphFont" style:family="text">
      <style:text-properties style:font-name="monospace" fo:color="#000000" fo:font-size="10pt" style:font-size-asian="10pt"/>
    </style:style>
    <style:style style:name="T511" style:parent-style-name="DefaultParagraphFont" style:family="text">
      <style:text-properties style:font-name="monospace" fo:color="#0000C0" fo:font-size="10pt" style:font-size-asian="10pt"/>
    </style:style>
    <style:style style:name="T512" style:parent-style-name="DefaultParagraphFont" style:family="text">
      <style:text-properties style:font-name="monospace" fo:color="#000000" fo:font-size="10pt" style:font-size-asian="10pt"/>
    </style:style>
    <style:style style:name="T513" style:parent-style-name="DefaultParagraphFont" style:family="text">
      <style:text-properties style:font-name="monospace" fo:font-weight="bold" style:font-weight-asian="bold" fo:color="#7F0055" fo:font-size="10pt" style:font-size-asian="10pt"/>
    </style:style>
    <style:style style:name="T514" style:parent-style-name="DefaultParagraphFont" style:family="text">
      <style:text-properties style:font-name="monospace" fo:color="#000000" fo:font-size="10pt" style:font-size-asian="10pt"/>
    </style:style>
    <style:style style:name="T515" style:parent-style-name="DefaultParagraphFont" style:family="text">
      <style:text-properties style:font-name="monospace" fo:color="#000000" fo:font-size="10pt" style:font-size-asian="10pt"/>
    </style:style>
    <style:style style:name="T516" style:parent-style-name="DefaultParagraphFont" style:family="text">
      <style:text-properties style:font-name="monospace" fo:font-weight="bold" style:font-weight-asian="bold" fo:color="#7F0055" fo:font-size="10pt" style:font-size-asian="10pt"/>
    </style:style>
    <style:style style:name="T517" style:parent-style-name="DefaultParagraphFont" style:family="text">
      <style:text-properties style:font-name="monospace" fo:color="#000000" fo:font-size="10pt" style:font-size-asian="10pt"/>
    </style:style>
    <style:style style:name="T518" style:parent-style-name="DefaultParagraphFont" style:family="text">
      <style:text-properties style:font-name="monospace" fo:font-weight="bold" style:font-weight-asian="bold" fo:color="#000000" fo:font-size="10pt" style:font-size-asian="10pt"/>
    </style:style>
    <style:style style:name="T519" style:parent-style-name="DefaultParagraphFont" style:family="text">
      <style:text-properties style:font-name="monospace" fo:color="#000000" fo:font-size="10pt" style:font-size-asian="10pt"/>
    </style:style>
    <style:style style:name="T520" style:parent-style-name="DefaultParagraphFont" style:family="text">
      <style:text-properties style:font-name="monospace" fo:font-weight="bold" style:font-weight-asian="bold" fo:color="#7F0055" fo:font-size="10pt" style:font-size-asian="10pt"/>
    </style:style>
    <style:style style:name="T521" style:parent-style-name="DefaultParagraphFont" style:family="text">
      <style:text-properties style:font-name="monospace" fo:color="#000000" fo:font-size="10pt" style:font-size-asian="10pt"/>
    </style:style>
    <style:style style:name="T522" style:parent-style-name="DefaultParagraphFont" style:family="text">
      <style:text-properties style:font-name="monospace" fo:color="#000000" fo:font-size="10pt" style:font-size-asian="10pt"/>
    </style:style>
    <style:style style:name="T523" style:parent-style-name="DefaultParagraphFont" style:family="text">
      <style:text-properties style:font-name="monospace" fo:color="#000000" fo:font-size="10pt" style:font-size-asian="10pt"/>
    </style:style>
    <style:style style:name="T524" style:parent-style-name="DefaultParagraphFont" style:family="text">
      <style:text-properties style:font-name="monospace" fo:font-weight="bold" style:font-weight-asian="bold" fo:color="#7F0055" fo:font-size="10pt" style:font-size-asian="10pt"/>
    </style:style>
    <style:style style:name="T525" style:parent-style-name="DefaultParagraphFont" style:family="text">
      <style:text-properties style:font-name="monospace" fo:color="#000000" fo:font-size="10pt" style:font-size-asian="10pt"/>
    </style:style>
    <style:style style:name="T526" style:parent-style-name="DefaultParagraphFont" style:family="text">
      <style:text-properties style:font-name="monospace" fo:color="#0000C0" fo:font-size="10pt" style:font-size-asian="10pt"/>
    </style:style>
    <style:style style:name="T527" style:parent-style-name="DefaultParagraphFont" style:family="text">
      <style:text-properties style:font-name="monospace" fo:color="#000000" fo:font-size="10pt" style:font-size-asian="10pt"/>
    </style:style>
    <style:style style:name="P528" style:parent-style-name="Standard" style:family="paragraph">
      <style:text-properties style:font-name="monospace" fo:color="#000000" fo:font-size="10pt" style:font-size-asian="10pt"/>
    </style:style>
    <style:style style:name="T529" style:parent-style-name="DefaultParagraphFont" style:family="text">
      <style:text-properties style:font-name="monospace" fo:color="#000000" fo:font-size="10pt" style:font-size-asian="10pt"/>
    </style:style>
    <style:style style:name="T530" style:parent-style-name="DefaultParagraphFont" style:family="text">
      <style:text-properties style:font-name="monospace" fo:font-weight="bold" style:font-weight-asian="bold" fo:color="#7F0055" fo:font-size="10pt" style:font-size-asian="10pt"/>
    </style:style>
    <style:style style:name="T531" style:parent-style-name="DefaultParagraphFont" style:family="text">
      <style:text-properties style:font-name="monospace" fo:color="#000000" fo:font-size="10pt" style:font-size-asian="10pt"/>
    </style:style>
    <style:style style:name="T532" style:parent-style-name="DefaultParagraphFont" style:family="text">
      <style:text-properties style:font-name="monospace" fo:font-weight="bold" style:font-weight-asian="bold" fo:color="#000000" fo:font-size="10pt" style:font-size-asian="10pt"/>
    </style:style>
    <style:style style:name="T533" style:parent-style-name="DefaultParagraphFont" style:family="text">
      <style:text-properties style:font-name="monospace" fo:color="#000000" fo:font-size="10pt" style:font-size-asian="10pt"/>
    </style:style>
    <style:style style:name="T534" style:parent-style-name="DefaultParagraphFont" style:family="text">
      <style:text-properties style:font-name="monospace" fo:color="#000000" fo:font-size="10pt" style:font-size-asian="10pt"/>
    </style:style>
    <style:style style:name="T535" style:parent-style-name="DefaultParagraphFont" style:family="text">
      <style:text-properties style:font-name="monospace" fo:color="#000000" fo:font-size="10pt" style:font-size-asian="10pt"/>
    </style:style>
    <style:style style:name="T536" style:parent-style-name="DefaultParagraphFont" style:family="text">
      <style:text-properties style:font-name="monospace" fo:color="#0000C0" fo:font-size="10pt" style:font-size-asian="10pt"/>
    </style:style>
    <style:style style:name="T537" style:parent-style-name="DefaultParagraphFont" style:family="text">
      <style:text-properties style:font-name="monospace" fo:color="#000000" fo:font-size="10pt" style:font-size-asian="10pt"/>
    </style:style>
    <style:style style:name="T538" style:parent-style-name="DefaultParagraphFont" style:family="text">
      <style:text-properties style:font-name="monospace" fo:font-weight="bold" style:font-weight-asian="bold" fo:color="#642880" fo:font-size="10pt" style:font-size-asian="10pt"/>
    </style:style>
    <style:style style:name="T539" style:parent-style-name="DefaultParagraphFont" style:family="text">
      <style:text-properties style:font-name="monospace" fo:color="#000000" fo:font-size="10pt" style:font-size-asian="10pt"/>
    </style:style>
    <style:style style:name="P540" style:parent-style-name="Standard" style:family="paragraph">
      <style:text-properties style:font-name="monospace" fo:color="#000000" fo:font-size="10pt" style:font-size-asian="10pt"/>
    </style:style>
    <style:style style:name="P541" style:parent-style-name="Standard" style:family="paragraph">
      <style:text-properties style:font-name="monospace" fo:color="#000000" fo:font-size="10pt" style:font-size-asian="10pt"/>
    </style:style>
    <style:style style:name="T542" style:parent-style-name="DefaultParagraphFont" style:family="text">
      <style:text-properties style:font-name="monospace" fo:font-weight="bold" style:font-weight-asian="bold" fo:color="#7F0055" fo:font-size="10pt" style:font-size-asian="10pt"/>
    </style:style>
    <style:style style:name="T543" style:parent-style-name="DefaultParagraphFont" style:family="text">
      <style:text-properties style:font-name="monospace" fo:color="#000000" fo:font-size="10pt" style:font-size-asian="10pt"/>
    </style:style>
    <style:style style:name="T544" style:parent-style-name="DefaultParagraphFont" style:family="text">
      <style:text-properties style:font-name="monospace" fo:font-weight="bold" style:font-weight-asian="bold" fo:color="#000000" fo:font-size="10pt" style:font-size-asian="10pt"/>
    </style:style>
    <style:style style:name="T545" style:parent-style-name="DefaultParagraphFont" style:family="text">
      <style:text-properties style:font-name="monospace" fo:color="#000000" fo:font-size="10pt" style:font-size-asian="10pt"/>
    </style:style>
    <style:style style:name="T546" style:parent-style-name="DefaultParagraphFont" style:family="text">
      <style:text-properties style:font-name="monospace" fo:color="#000000" fo:font-size="10pt" style:font-size-asian="10pt"/>
    </style:style>
    <style:style style:name="T547" style:parent-style-name="DefaultParagraphFont" style:family="text">
      <style:text-properties style:font-name="monospace" fo:color="#005032" fo:font-size="10pt" style:font-size-asian="10pt"/>
    </style:style>
    <style:style style:name="T548" style:parent-style-name="DefaultParagraphFont" style:family="text">
      <style:text-properties style:font-name="monospace" fo:color="#000000" fo:font-size="10pt" style:font-size-asian="10pt"/>
    </style:style>
    <style:style style:name="P549" style:parent-style-name="Standard" style:family="paragraph">
      <style:text-properties style:font-name="monospace" fo:color="#000000" fo:font-size="10pt" style:font-size-asian="10pt"/>
    </style:style>
    <style:style style:name="P550" style:parent-style-name="Standard" style:family="paragraph">
      <style:text-properties style:font-name="monospace" fo:color="#000000" fo:font-size="10pt" style:font-size-asian="10pt"/>
    </style:style>
    <style:style style:name="T551" style:parent-style-name="DefaultParagraphFont" style:family="text">
      <style:text-properties style:font-name="monospace" fo:color="#000000" fo:font-size="10pt" style:font-size-asian="10pt"/>
    </style:style>
    <style:style style:name="T552" style:parent-style-name="DefaultParagraphFont" style:family="text">
      <style:text-properties style:font-name="monospace" fo:font-weight="bold" style:font-weight-asian="bold" fo:color="#7F0055" fo:font-size="10pt" style:font-size-asian="10pt"/>
    </style:style>
    <style:style style:name="T553" style:parent-style-name="DefaultParagraphFont" style:family="text">
      <style:text-properties style:font-name="monospace" fo:color="#000000" fo:font-size="10pt" style:font-size-asian="10pt"/>
    </style:style>
    <style:style style:name="P554" style:parent-style-name="Standard" style:family="paragraph">
      <style:text-properties style:font-name="monospace" fo:color="#000000" fo:font-size="10pt" style:font-size-asian="10pt"/>
    </style:style>
    <style:style style:name="T555" style:parent-style-name="DefaultParagraphFont" style:family="text">
      <style:text-properties fo:background-color="#FFFF00"/>
    </style:style>
    <style:style style:name="T556" style:parent-style-name="DefaultParagraphFont" style:family="text">
      <style:text-properties style:font-name="monospace" fo:font-weight="bold" style:font-weight-asian="bold" fo:color="#7F0055" fo:font-size="10pt" style:font-size-asian="10pt"/>
    </style:style>
    <style:style style:name="T557" style:parent-style-name="DefaultParagraphFont" style:family="text">
      <style:text-properties style:font-name="monospace" fo:color="#000000" fo:font-size="10pt" style:font-size-asian="10pt"/>
    </style:style>
    <style:style style:name="T558" style:parent-style-name="DefaultParagraphFont" style:family="text">
      <style:text-properties style:font-name="monospace" fo:font-weight="bold" style:font-weight-asian="bold" fo:color="#000000" fo:font-size="10pt" style:font-size-asian="10pt"/>
    </style:style>
    <style:style style:name="T559" style:parent-style-name="DefaultParagraphFont" style:family="text">
      <style:text-properties style:font-name="monospace" fo:color="#000000" fo:font-size="10pt" style:font-size-asian="10pt"/>
    </style:style>
    <style:style style:name="T560" style:parent-style-name="DefaultParagraphFont" style:family="text">
      <style:text-properties style:font-name="monospace" fo:color="#005032" fo:font-size="10pt" style:font-size-asian="10pt"/>
    </style:style>
    <style:style style:name="T561" style:parent-style-name="DefaultParagraphFont" style:family="text">
      <style:text-properties style:font-name="monospace" fo:color="#000000" fo:font-size="10pt" style:font-size-asian="10pt"/>
    </style:style>
    <style:style style:name="T562" style:parent-style-name="DefaultParagraphFont" style:family="text">
      <style:text-properties style:font-name="monospace" fo:color="#000000" fo:font-size="10pt" style:font-size-asian="10pt" fo:background-color="#D4D4D4"/>
    </style:style>
    <style:style style:name="T563" style:parent-style-name="DefaultParagraphFont" style:family="text">
      <style:text-properties style:font-name="monospace" fo:color="#000000" fo:font-size="10pt" style:font-size-asian="10pt"/>
    </style:style>
    <style:style style:name="T564" style:parent-style-name="DefaultParagraphFont" style:family="text">
      <style:text-properties style:font-name="monospace" fo:color="#000000" fo:font-size="10pt" style:font-size-asian="10pt"/>
    </style:style>
    <style:style style:name="T565" style:parent-style-name="DefaultParagraphFont" style:family="text">
      <style:text-properties style:font-name="monospace" fo:color="#000000" fo:font-size="10pt" style:font-size-asian="10pt" fo:background-color="#F0D8A8"/>
    </style:style>
    <style:style style:name="T566" style:parent-style-name="DefaultParagraphFont" style:family="text">
      <style:text-properties style:font-name="monospace" fo:color="#000000" fo:font-size="10pt" style:font-size-asian="10pt"/>
    </style:style>
    <style:style style:name="P567" style:parent-style-name="Standard" style:family="paragraph">
      <style:text-properties style:font-name="monospace" fo:color="#000000" fo:font-size="10pt" style:font-size-asian="10pt"/>
    </style:style>
    <style:style style:name="T568" style:parent-style-name="DefaultParagraphFont" style:family="text">
      <style:text-properties style:font-name="monospace" fo:font-weight="bold" style:font-weight-asian="bold" fo:color="#7F0055" fo:font-size="10pt" style:font-size-asian="10pt"/>
    </style:style>
    <style:style style:name="T569" style:parent-style-name="DefaultParagraphFont" style:family="text">
      <style:text-properties style:font-name="monospace" fo:color="#000000" fo:font-size="10pt" style:font-size-asian="10pt"/>
    </style:style>
    <style:style style:name="T570" style:parent-style-name="DefaultParagraphFont" style:family="text">
      <style:text-properties style:font-name="monospace" fo:font-weight="bold" style:font-weight-asian="bold" fo:color="#000000" fo:font-size="10pt" style:font-size-asian="10pt"/>
    </style:style>
    <style:style style:name="T571" style:parent-style-name="DefaultParagraphFont" style:family="text">
      <style:text-properties style:font-name="monospace" fo:color="#000000" fo:font-size="10pt" style:font-size-asian="10pt"/>
    </style:style>
    <style:style style:name="T572" style:parent-style-name="DefaultParagraphFont" style:family="text">
      <style:text-properties style:font-name="monospace" fo:color="#005032" fo:font-size="10pt" style:font-size-asian="10pt"/>
    </style:style>
    <style:style style:name="T573" style:parent-style-name="DefaultParagraphFont" style:family="text">
      <style:text-properties style:font-name="monospace" fo:color="#000000" fo:font-size="10pt" style:font-size-asian="10pt"/>
    </style:style>
    <style:style style:name="P574" style:parent-style-name="Standard" style:family="paragraph">
      <style:text-properties style:font-name="monospace" fo:color="#000000" fo:font-size="10pt" style:font-size-asian="10pt"/>
    </style:style>
    <style:style style:name="P575" style:parent-style-name="Standard" style:family="paragraph">
      <style:text-properties style:font-name="monospace" fo:color="#000000" fo:font-size="10pt" style:font-size-asian="10pt"/>
    </style:style>
    <style:style style:name="T576" style:parent-style-name="DefaultParagraphFont" style:family="text">
      <style:text-properties style:font-name="Arial" fo:font-weight="bold" style:font-weight-asian="bold" fo:color="#1155CC" fo:font-size="11pt" style:font-size-asian="11pt" style:text-underline-type="single" style:text-underline-style="solid" style:text-underline-width="auto" style:text-underline-mode="continuous"/>
    </style:style>
    <style:style style:name="P577" style:parent-style-name="Textbody" style:family="paragraph">
      <style:text-properties style:font-name="Arial" fo:font-weight="bold" style:font-weight-asian="bold" fo:color="#1155CC" fo:font-size="11pt" style:font-size-asian="11pt" style:text-underline-type="single" style:text-underline-style="solid" style:text-underline-width="auto" style:text-underline-mode="continuous"/>
    </style:style>
    <style:style style:name="P578" style:parent-style-name="Textbody" style:family="paragraph"/>
    <style:style style:name="P579" style:parent-style-name="Textbody" style:family="paragraph"/>
    <style:style style:name="P580" style:parent-style-name="Textbody" style:family="paragraph"/>
    <style:style style:name="T581" style:parent-style-name="DefaultParagraphFont" style:family="text">
      <style:text-properties fo:language="nl" fo:country="NL"/>
    </style:style>
    <style:style style:name="T582" style:parent-style-name="DefaultParagraphFont" style:family="text">
      <style:text-properties fo:language="nl" fo:country="NL"/>
    </style:style>
    <style:style style:name="P583" style:parent-style-name="Textbody" style:family="paragraph"/>
    <style:style style:name="P584" style:parent-style-name="Textbody" style:family="paragraph"/>
    <style:style style:name="P585" style:parent-style-name="Textbody" style:family="paragraph"/>
    <style:style style:name="T586" style:parent-style-name="DefaultParagraphFont" style:family="text">
      <style:text-properties style:font-name="monospace" fo:color="#000000" fo:font-size="10pt" style:font-size-asian="10pt"/>
    </style:style>
    <style:style style:name="T587" style:parent-style-name="DefaultParagraphFont" style:family="text">
      <style:text-properties style:font-name="monospace" fo:font-weight="bold" style:font-weight-asian="bold" fo:color="#7F0055" fo:font-size="10pt" style:font-size-asian="10pt"/>
    </style:style>
    <style:style style:name="T588" style:parent-style-name="DefaultParagraphFont" style:family="text">
      <style:text-properties style:font-name="monospace" fo:color="#000000" fo:font-size="10pt" style:font-size-asian="10pt"/>
    </style:style>
    <style:style style:name="T589" style:parent-style-name="DefaultParagraphFont" style:family="text">
      <style:text-properties style:font-name="monospace" fo:color="#0000C0" fo:font-size="10pt" style:font-size-asian="10pt"/>
    </style:style>
    <style:style style:name="T590" style:parent-style-name="DefaultParagraphFont" style:family="text">
      <style:text-properties style:font-name="monospace" fo:color="#000000" fo:font-size="10pt" style:font-size-asian="10pt"/>
    </style:style>
    <style:style style:name="T591" style:parent-style-name="DefaultParagraphFont" style:family="text">
      <style:text-properties style:font-name="monospace" fo:color="#000000" fo:font-size="10pt" style:font-size-asian="10pt"/>
    </style:style>
    <style:style style:name="T592" style:parent-style-name="DefaultParagraphFont" style:family="text">
      <style:text-properties style:font-name="monospace" fo:font-weight="bold" style:font-weight-asian="bold" fo:color="#7F0055" fo:font-size="10pt" style:font-size-asian="10pt"/>
    </style:style>
    <style:style style:name="T593" style:parent-style-name="DefaultParagraphFont" style:family="text">
      <style:text-properties style:font-name="monospace" fo:color="#000000" fo:font-size="10pt" style:font-size-asian="10pt"/>
    </style:style>
    <style:style style:name="T594" style:parent-style-name="DefaultParagraphFont" style:family="text">
      <style:text-properties style:font-name="monospace" fo:color="#0000C0" fo:font-size="10pt" style:font-size-asian="10pt"/>
    </style:style>
    <style:style style:name="T595" style:parent-style-name="DefaultParagraphFont" style:family="text">
      <style:text-properties style:font-name="monospace" fo:color="#000000" fo:font-size="10pt" style:font-size-asian="10pt"/>
    </style:style>
    <style:style style:name="T596" style:parent-style-name="DefaultParagraphFont" style:family="text">
      <style:text-properties style:font-name="monospace" fo:color="#000000" fo:font-size="10pt" style:font-size-asian="10pt"/>
    </style:style>
    <style:style style:name="T597" style:parent-style-name="DefaultParagraphFont" style:family="text">
      <style:text-properties style:font-name="monospace" fo:font-weight="bold" style:font-weight-asian="bold" fo:color="#7F0055" fo:font-size="10pt" style:font-size-asian="10pt"/>
    </style:style>
    <style:style style:name="T598" style:parent-style-name="DefaultParagraphFont" style:family="text">
      <style:text-properties style:font-name="monospace" fo:color="#000000" fo:font-size="10pt" style:font-size-asian="10pt"/>
    </style:style>
    <style:style style:name="T599" style:parent-style-name="DefaultParagraphFont" style:family="text">
      <style:text-properties style:font-name="monospace" fo:color="#0000C0" fo:font-size="10pt" style:font-size-asian="10pt"/>
    </style:style>
    <style:style style:name="T600" style:parent-style-name="DefaultParagraphFont" style:family="text">
      <style:text-properties style:font-name="monospace" fo:color="#000000" fo:font-size="10pt" style:font-size-asian="10pt"/>
    </style:style>
    <style:style style:name="T601" style:parent-style-name="DefaultParagraphFont" style:family="text">
      <style:text-properties style:font-name="monospace" fo:color="#000000" fo:font-size="10pt" style:font-size-asian="10pt"/>
    </style:style>
    <style:style style:name="T602" style:parent-style-name="DefaultParagraphFont" style:family="text">
      <style:text-properties style:font-name="monospace" fo:font-weight="bold" style:font-weight-asian="bold" fo:color="#7F0055" fo:font-size="10pt" style:font-size-asian="10pt"/>
    </style:style>
    <style:style style:name="T603" style:parent-style-name="DefaultParagraphFont" style:family="text">
      <style:text-properties style:font-name="monospace" fo:color="#000000" fo:font-size="10pt" style:font-size-asian="10pt"/>
    </style:style>
    <style:style style:name="T604" style:parent-style-name="DefaultParagraphFont" style:family="text">
      <style:text-properties style:font-name="monospace" fo:color="#0000C0" fo:font-size="10pt" style:font-size-asian="10pt"/>
    </style:style>
    <style:style style:name="T605" style:parent-style-name="DefaultParagraphFont" style:family="text">
      <style:text-properties style:font-name="monospace" fo:color="#000000" fo:font-size="10pt" style:font-size-asian="10pt"/>
    </style:style>
    <style:style style:name="T606" style:parent-style-name="DefaultParagraphFont" style:family="text">
      <style:text-properties style:font-name="monospace" fo:color="#000000" fo:font-size="10pt" style:font-size-asian="10pt"/>
    </style:style>
    <style:style style:name="T607" style:parent-style-name="DefaultParagraphFont" style:family="text">
      <style:text-properties style:font-name="monospace" fo:font-weight="bold" style:font-weight-asian="bold" fo:color="#7F0055" fo:font-size="10pt" style:font-size-asian="10pt"/>
    </style:style>
    <style:style style:name="T608" style:parent-style-name="DefaultParagraphFont" style:family="text">
      <style:text-properties style:font-name="monospace" fo:color="#000000" fo:font-size="10pt" style:font-size-asian="10pt"/>
    </style:style>
    <style:style style:name="T609" style:parent-style-name="DefaultParagraphFont" style:family="text">
      <style:text-properties style:font-name="monospace" fo:color="#0000C0" fo:font-size="10pt" style:font-size-asian="10pt"/>
    </style:style>
    <style:style style:name="T610" style:parent-style-name="DefaultParagraphFont" style:family="text">
      <style:text-properties style:font-name="monospace" fo:color="#000000" fo:font-size="10pt" style:font-size-asian="10pt"/>
    </style:style>
    <style:style style:name="T611" style:parent-style-name="DefaultParagraphFont" style:family="text">
      <style:text-properties style:font-name="monospace" fo:color="#000000" fo:font-size="10pt" style:font-size-asian="10pt"/>
    </style:style>
    <style:style style:name="T612" style:parent-style-name="DefaultParagraphFont" style:family="text">
      <style:text-properties style:font-name="monospace" fo:font-weight="bold" style:font-weight-asian="bold" fo:color="#7F0055" fo:font-size="10pt" style:font-size-asian="10pt"/>
    </style:style>
    <style:style style:name="T613" style:parent-style-name="DefaultParagraphFont" style:family="text">
      <style:text-properties style:font-name="monospace" fo:color="#000000" fo:font-size="10pt" style:font-size-asian="10pt"/>
    </style:style>
    <style:style style:name="T614" style:parent-style-name="DefaultParagraphFont" style:family="text">
      <style:text-properties style:font-name="monospace" fo:color="#0000C0" fo:font-size="10pt" style:font-size-asian="10pt"/>
    </style:style>
    <style:style style:name="T615" style:parent-style-name="DefaultParagraphFont" style:family="text">
      <style:text-properties style:font-name="monospace" fo:color="#000000" fo:font-size="10pt" style:font-size-asian="10pt"/>
    </style:style>
    <style:style style:name="T616" style:parent-style-name="DefaultParagraphFont" style:family="text">
      <style:text-properties style:font-name="monospace" fo:color="#000000" fo:font-size="10pt" style:font-size-asian="10pt"/>
    </style:style>
    <style:style style:name="T617" style:parent-style-name="DefaultParagraphFont" style:family="text">
      <style:text-properties style:font-name="monospace" fo:font-weight="bold" style:font-weight-asian="bold" fo:color="#7F0055" fo:font-size="10pt" style:font-size-asian="10pt"/>
    </style:style>
    <style:style style:name="T618" style:parent-style-name="DefaultParagraphFont" style:family="text">
      <style:text-properties style:font-name="monospace" fo:color="#000000" fo:font-size="10pt" style:font-size-asian="10pt"/>
    </style:style>
    <style:style style:name="T619" style:parent-style-name="DefaultParagraphFont" style:family="text">
      <style:text-properties style:font-name="monospace" fo:color="#0000C0" fo:font-size="10pt" style:font-size-asian="10pt"/>
    </style:style>
    <style:style style:name="T620" style:parent-style-name="DefaultParagraphFont" style:family="text">
      <style:text-properties style:font-name="monospace" fo:color="#000000" fo:font-size="10pt" style:font-size-asian="10pt"/>
    </style:style>
    <style:style style:name="T621" style:parent-style-name="DefaultParagraphFont" style:family="text">
      <style:text-properties style:font-name="monospace" fo:color="#000000" fo:font-size="10pt" style:font-size-asian="10pt"/>
    </style:style>
    <style:style style:name="T622" style:parent-style-name="DefaultParagraphFont" style:family="text">
      <style:text-properties style:font-name="monospace" fo:font-weight="bold" style:font-weight-asian="bold" fo:color="#7F0055" fo:font-size="10pt" style:font-size-asian="10pt"/>
    </style:style>
    <style:style style:name="T623" style:parent-style-name="DefaultParagraphFont" style:family="text">
      <style:text-properties style:font-name="monospace" fo:color="#000000" fo:font-size="10pt" style:font-size-asian="10pt"/>
    </style:style>
    <style:style style:name="T624" style:parent-style-name="DefaultParagraphFont" style:family="text">
      <style:text-properties style:font-name="monospace" fo:color="#0000C0" fo:font-size="10pt" style:font-size-asian="10pt"/>
    </style:style>
    <style:style style:name="T625" style:parent-style-name="DefaultParagraphFont" style:family="text">
      <style:text-properties style:font-name="monospace" fo:color="#000000" fo:font-size="10pt" style:font-size-asian="10pt"/>
    </style:style>
    <style:style style:name="T626" style:parent-style-name="DefaultParagraphFont" style:family="text">
      <style:text-properties style:font-name="monospace" fo:color="#000000" fo:font-size="10pt" style:font-size-asian="10pt"/>
    </style:style>
    <style:style style:name="T627" style:parent-style-name="DefaultParagraphFont" style:family="text">
      <style:text-properties style:font-name="monospace" fo:font-weight="bold" style:font-weight-asian="bold" fo:color="#7F0055" fo:font-size="10pt" style:font-size-asian="10pt"/>
    </style:style>
    <style:style style:name="T628" style:parent-style-name="DefaultParagraphFont" style:family="text">
      <style:text-properties style:font-name="monospace" fo:color="#000000" fo:font-size="10pt" style:font-size-asian="10pt"/>
    </style:style>
    <style:style style:name="T629" style:parent-style-name="DefaultParagraphFont" style:family="text">
      <style:text-properties style:font-name="monospace" fo:color="#0000C0" fo:font-size="10pt" style:font-size-asian="10pt"/>
    </style:style>
    <style:style style:name="T630" style:parent-style-name="DefaultParagraphFont" style:family="text">
      <style:text-properties style:font-name="monospace" fo:color="#000000" fo:font-size="10pt" style:font-size-asian="10pt"/>
    </style:style>
    <style:style style:name="T631" style:parent-style-name="DefaultParagraphFont" style:family="text">
      <style:text-properties style:font-name="monospace" fo:color="#000000" fo:font-size="10pt" style:font-size-asian="10pt" fo:background-color="#E8F2FE"/>
    </style:style>
    <style:style style:name="T632" style:parent-style-name="DefaultParagraphFont" style:family="text">
      <style:text-properties style:font-name="monospace" fo:font-weight="bold" style:font-weight-asian="bold" fo:color="#7F0055" fo:font-size="10pt" style:font-size-asian="10pt" fo:background-color="#E8F2FE"/>
    </style:style>
    <style:style style:name="T633" style:parent-style-name="DefaultParagraphFont" style:family="text">
      <style:text-properties style:font-name="monospace" fo:color="#000000" fo:font-size="10pt" style:font-size-asian="10pt" fo:background-color="#E8F2FE"/>
    </style:style>
    <style:style style:name="T634" style:parent-style-name="DefaultParagraphFont" style:family="text">
      <style:text-properties style:font-name="monospace" fo:font-weight="bold" style:font-weight-asian="bold" fo:color="#000000" fo:font-size="10pt" style:font-size-asian="10pt" fo:background-color="#E8F2FE"/>
    </style:style>
    <style:style style:name="T635" style:parent-style-name="DefaultParagraphFont" style:family="text">
      <style:text-properties style:font-name="monospace" fo:color="#000000" fo:font-size="10pt" style:font-size-asian="10pt" fo:background-color="#E8F2FE"/>
    </style:style>
    <style:style style:name="T636" style:parent-style-name="DefaultParagraphFont" style:family="text">
      <style:text-properties style:font-name="monospace" fo:font-weight="bold" style:font-weight-asian="bold" fo:color="#7F0055" fo:font-size="10pt" style:font-size-asian="10pt" fo:background-color="#E8F2FE"/>
    </style:style>
    <style:style style:name="T637" style:parent-style-name="DefaultParagraphFont" style:family="text">
      <style:text-properties style:font-name="monospace" fo:color="#000000" fo:font-size="10pt" style:font-size-asian="10pt" fo:background-color="#E8F2FE"/>
    </style:style>
    <style:style style:name="T638" style:parent-style-name="DefaultParagraphFont" style:family="text">
      <style:text-properties style:font-name="monospace" fo:color="#000000" fo:font-size="10pt" style:font-size-asian="10pt"/>
    </style:style>
    <style:style style:name="T639" style:parent-style-name="DefaultParagraphFont" style:family="text">
      <style:text-properties style:font-name="monospace" fo:color="#005032" fo:font-size="10pt" style:font-size-asian="10pt"/>
    </style:style>
    <style:style style:name="T640" style:parent-style-name="DefaultParagraphFont" style:family="text">
      <style:text-properties style:font-name="monospace" fo:color="#000000" fo:font-size="10pt" style:font-size-asian="10pt"/>
    </style:style>
    <style:style style:name="T641" style:parent-style-name="DefaultParagraphFont" style:family="text">
      <style:text-properties style:font-name="monospace" fo:font-weight="bold" style:font-weight-asian="bold" fo:color="#7F0055" fo:font-size="10pt" style:font-size-asian="10pt"/>
    </style:style>
    <style:style style:name="T642" style:parent-style-name="DefaultParagraphFont" style:family="text">
      <style:text-properties style:font-name="monospace" fo:color="#000000" fo:font-size="10pt" style:font-size-asian="10pt"/>
    </style:style>
    <style:style style:name="T643" style:parent-style-name="DefaultParagraphFont" style:family="text">
      <style:text-properties style:font-name="monospace" fo:font-weight="bold" style:font-weight-asian="bold" fo:color="#7F0055" fo:font-size="10pt" style:font-size-asian="10pt"/>
    </style:style>
    <style:style style:name="T644" style:parent-style-name="DefaultParagraphFont" style:family="text">
      <style:text-properties style:font-name="monospace" fo:color="#000000" fo:font-size="10pt" style:font-size-asian="10pt"/>
    </style:style>
    <style:style style:name="T645" style:parent-style-name="DefaultParagraphFont" style:family="text">
      <style:text-properties style:font-name="monospace" fo:font-weight="bold" style:font-weight-asian="bold" fo:color="#644632" fo:font-size="10pt" style:font-size-asian="10pt"/>
    </style:style>
    <style:style style:name="T646" style:parent-style-name="DefaultParagraphFont" style:family="text">
      <style:text-properties style:font-name="monospace" fo:color="#000000" fo:font-size="10pt" style:font-size-asian="10pt"/>
    </style:style>
    <style:style style:name="T647" style:parent-style-name="DefaultParagraphFont" style:family="text">
      <style:text-properties style:font-name="monospace" fo:font-weight="bold" style:font-weight-asian="bold" fo:color="#7F0055" fo:font-size="10pt" style:font-size-asian="10pt"/>
    </style:style>
    <style:style style:name="T648" style:parent-style-name="DefaultParagraphFont" style:family="text">
      <style:text-properties style:font-name="monospace" fo:color="#000000" fo:font-size="10pt" style:font-size-asian="10pt"/>
    </style:style>
    <style:style style:name="T649" style:parent-style-name="DefaultParagraphFont" style:family="text">
      <style:text-properties style:font-name="monospace" fo:font-weight="bold" style:font-weight-asian="bold" fo:color="#000000" fo:font-size="10pt" style:font-size-asian="10pt"/>
    </style:style>
    <style:style style:name="T650" style:parent-style-name="DefaultParagraphFont" style:family="text">
      <style:text-properties style:font-name="monospace" fo:color="#000000" fo:font-size="10pt" style:font-size-asian="10pt"/>
    </style:style>
    <style:style style:name="T651" style:parent-style-name="DefaultParagraphFont" style:family="text">
      <style:text-properties style:font-name="monospace" fo:font-weight="bold" style:font-weight-asian="bold" fo:color="#7F0055" fo:font-size="10pt" style:font-size-asian="10pt"/>
    </style:style>
    <style:style style:name="P652" style:parent-style-name="Standard" style:family="paragraph">
      <style:text-properties style:font-name="monospace" fo:color="#000000" fo:font-size="10pt" style:font-size-asian="10pt"/>
    </style:style>
    <style:style style:name="T653" style:parent-style-name="DefaultParagraphFont" style:family="text">
      <style:text-properties style:font-name="monospace" fo:color="#000000" fo:font-size="10pt" style:font-size-asian="10pt"/>
    </style:style>
    <style:style style:name="T654" style:parent-style-name="DefaultParagraphFont" style:family="text">
      <style:text-properties style:font-name="monospace" fo:color="#2A00FF" fo:font-size="10pt" style:font-size-asian="10pt"/>
    </style:style>
    <style:style style:name="T655" style:parent-style-name="DefaultParagraphFont" style:family="text">
      <style:text-properties style:font-name="monospace" fo:color="#000000" fo:font-size="10pt" style:font-size-asian="10pt"/>
    </style:style>
    <style:style style:name="T656" style:parent-style-name="DefaultParagraphFont" style:family="text">
      <style:text-properties style:font-name="monospace" fo:color="#005032" fo:font-size="10pt" style:font-size-asian="10pt"/>
    </style:style>
    <style:style style:name="T657" style:parent-style-name="DefaultParagraphFont" style:family="text">
      <style:text-properties style:font-name="monospace" fo:color="#000000" fo:font-size="10pt" style:font-size-asian="10pt"/>
    </style:style>
    <style:style style:name="T658" style:parent-style-name="DefaultParagraphFont" style:family="text">
      <style:text-properties style:font-name="monospace" fo:color="#000000" fo:font-size="10pt" style:font-size-asian="10pt"/>
    </style:style>
    <style:style style:name="T659" style:parent-style-name="DefaultParagraphFont" style:family="text">
      <style:text-properties style:font-name="monospace" fo:color="#3F7F5F" fo:font-size="10pt" style:font-size-asian="10pt"/>
    </style:style>
    <style:style style:name="T660" style:parent-style-name="DefaultParagraphFont" style:family="text">
      <style:text-properties style:font-name="monospace" fo:color="#000000" fo:font-size="10pt" style:font-size-asian="10pt"/>
    </style:style>
    <style:style style:name="T661" style:parent-style-name="DefaultParagraphFont" style:family="text">
      <style:text-properties style:font-name="monospace" fo:color="#0000C0" fo:font-size="10pt" style:font-size-asian="10pt"/>
    </style:style>
    <style:style style:name="T662" style:parent-style-name="DefaultParagraphFont" style:family="text">
      <style:text-properties style:font-name="monospace" fo:color="#000000" fo:font-size="10pt" style:font-size-asian="10pt"/>
    </style:style>
    <style:style style:name="T663" style:parent-style-name="DefaultParagraphFont" style:family="text">
      <style:text-properties style:font-name="monospace" fo:color="#2A00FF" fo:font-size="10pt" style:font-size-asian="10pt"/>
    </style:style>
    <style:style style:name="T664" style:parent-style-name="DefaultParagraphFont" style:family="text">
      <style:text-properties style:font-name="monospace" fo:color="#000000" fo:font-size="10pt" style:font-size-asian="10pt"/>
    </style:style>
    <style:style style:name="T665" style:parent-style-name="DefaultParagraphFont" style:family="text">
      <style:text-properties style:font-name="monospace" fo:color="#000000" fo:font-size="10pt" style:font-size-asian="10pt"/>
    </style:style>
    <style:style style:name="T666" style:parent-style-name="DefaultParagraphFont" style:family="text">
      <style:text-properties style:font-name="monospace" fo:color="#0000C0" fo:font-size="10pt" style:font-size-asian="10pt"/>
    </style:style>
    <style:style style:name="T667" style:parent-style-name="DefaultParagraphFont" style:family="text">
      <style:text-properties style:font-name="monospace" fo:color="#000000" fo:font-size="10pt" style:font-size-asian="10pt"/>
    </style:style>
    <style:style style:name="T668" style:parent-style-name="DefaultParagraphFont" style:family="text">
      <style:text-properties style:font-name="monospace" fo:color="#2A00FF" fo:font-size="10pt" style:font-size-asian="10pt"/>
    </style:style>
    <style:style style:name="T669" style:parent-style-name="DefaultParagraphFont" style:family="text">
      <style:text-properties style:font-name="monospace" fo:color="#000000" fo:font-size="10pt" style:font-size-asian="10pt"/>
    </style:style>
    <style:style style:name="T670" style:parent-style-name="DefaultParagraphFont" style:family="text">
      <style:text-properties style:font-name="monospace" fo:color="#000000" fo:font-size="10pt" style:font-size-asian="10pt"/>
    </style:style>
    <style:style style:name="T671" style:parent-style-name="DefaultParagraphFont" style:family="text">
      <style:text-properties style:font-name="monospace" fo:color="#0000C0" fo:font-size="10pt" style:font-size-asian="10pt"/>
    </style:style>
    <style:style style:name="T672" style:parent-style-name="DefaultParagraphFont" style:family="text">
      <style:text-properties style:font-name="monospace" fo:color="#000000" fo:font-size="10pt" style:font-size-asian="10pt"/>
    </style:style>
    <style:style style:name="T673" style:parent-style-name="DefaultParagraphFont" style:family="text">
      <style:text-properties style:font-name="monospace" fo:color="#2A00FF" fo:font-size="10pt" style:font-size-asian="10pt"/>
    </style:style>
    <style:style style:name="T674" style:parent-style-name="DefaultParagraphFont" style:family="text">
      <style:text-properties style:font-name="monospace" fo:color="#000000" fo:font-size="10pt" style:font-size-asian="10pt"/>
    </style:style>
    <style:style style:name="T675" style:parent-style-name="DefaultParagraphFont" style:family="text">
      <style:text-properties style:font-name="monospace" fo:color="#000000" fo:font-size="10pt" style:font-size-asian="10pt"/>
    </style:style>
    <style:style style:name="T676" style:parent-style-name="DefaultParagraphFont" style:family="text">
      <style:text-properties style:font-name="monospace" fo:color="#0000C0" fo:font-size="10pt" style:font-size-asian="10pt"/>
    </style:style>
    <style:style style:name="T677" style:parent-style-name="DefaultParagraphFont" style:family="text">
      <style:text-properties style:font-name="monospace" fo:color="#000000" fo:font-size="10pt" style:font-size-asian="10pt"/>
    </style:style>
    <style:style style:name="T678" style:parent-style-name="DefaultParagraphFont" style:family="text">
      <style:text-properties style:font-name="monospace" fo:color="#2A00FF" fo:font-size="10pt" style:font-size-asian="10pt"/>
    </style:style>
    <style:style style:name="T679" style:parent-style-name="DefaultParagraphFont" style:family="text">
      <style:text-properties style:font-name="monospace" fo:color="#000000" fo:font-size="10pt" style:font-size-asian="10pt"/>
    </style:style>
    <style:style style:name="T680" style:parent-style-name="DefaultParagraphFont" style:family="text">
      <style:text-properties style:font-name="monospace" fo:color="#000000" fo:font-size="10pt" style:font-size-asian="10pt"/>
    </style:style>
    <style:style style:name="T681" style:parent-style-name="DefaultParagraphFont" style:family="text">
      <style:text-properties style:font-name="monospace" fo:color="#0000C0" fo:font-size="10pt" style:font-size-asian="10pt"/>
    </style:style>
    <style:style style:name="T682" style:parent-style-name="DefaultParagraphFont" style:family="text">
      <style:text-properties style:font-name="monospace" fo:color="#000000" fo:font-size="10pt" style:font-size-asian="10pt"/>
    </style:style>
    <style:style style:name="T683" style:parent-style-name="DefaultParagraphFont" style:family="text">
      <style:text-properties style:font-name="monospace" fo:color="#2A00FF" fo:font-size="10pt" style:font-size-asian="10pt"/>
    </style:style>
    <style:style style:name="T684" style:parent-style-name="DefaultParagraphFont" style:family="text">
      <style:text-properties style:font-name="monospace" fo:color="#000000" fo:font-size="10pt" style:font-size-asian="10pt"/>
    </style:style>
    <style:style style:name="T685" style:parent-style-name="DefaultParagraphFont" style:family="text">
      <style:text-properties style:font-name="monospace" fo:color="#000000" fo:font-size="10pt" style:font-size-asian="10pt"/>
    </style:style>
    <style:style style:name="T686" style:parent-style-name="DefaultParagraphFont" style:family="text">
      <style:text-properties style:font-name="monospace" fo:color="#0000C0" fo:font-size="10pt" style:font-size-asian="10pt"/>
    </style:style>
    <style:style style:name="T687" style:parent-style-name="DefaultParagraphFont" style:family="text">
      <style:text-properties style:font-name="monospace" fo:color="#000000" fo:font-size="10pt" style:font-size-asian="10pt"/>
    </style:style>
    <style:style style:name="T688" style:parent-style-name="DefaultParagraphFont" style:family="text">
      <style:text-properties style:font-name="monospace" fo:color="#2A00FF" fo:font-size="10pt" style:font-size-asian="10pt"/>
    </style:style>
    <style:style style:name="T689" style:parent-style-name="DefaultParagraphFont" style:family="text">
      <style:text-properties style:font-name="monospace" fo:color="#000000" fo:font-size="10pt" style:font-size-asian="10pt"/>
    </style:style>
    <style:style style:name="T690" style:parent-style-name="DefaultParagraphFont" style:family="text">
      <style:text-properties style:font-name="monospace" fo:color="#000000" fo:font-size="10pt" style:font-size-asian="10pt"/>
    </style:style>
    <style:style style:name="T691" style:parent-style-name="DefaultParagraphFont" style:family="text">
      <style:text-properties style:font-name="monospace" fo:color="#000000" fo:font-size="10pt" style:font-size-asian="10pt"/>
    </style:style>
    <style:style style:name="T692" style:parent-style-name="DefaultParagraphFont" style:family="text">
      <style:text-properties style:font-name="monospace" fo:color="#000000" fo:font-size="10pt" style:font-size-asian="10pt"/>
    </style:style>
    <style:style style:name="T693" style:parent-style-name="DefaultParagraphFont" style:family="text">
      <style:text-properties style:font-name="monospace" fo:color="#000000" fo:font-size="10pt" style:font-size-asian="10pt"/>
    </style:style>
    <style:style style:name="P694" style:parent-style-name="Standard" style:family="paragraph">
      <style:text-properties style:font-name="monospace" fo:color="#000000" fo:font-size="10pt" style:font-size-asian="10pt"/>
    </style:style>
    <style:style style:name="P695" style:parent-style-name="Standard" style:family="paragraph">
      <style:text-properties style:font-name="monospace" fo:color="#000000" fo:font-size="10pt" style:font-size-asian="10pt"/>
    </style:style>
    <style:style style:name="P696" style:parent-style-name="Standard" style:family="paragraph">
      <style:text-properties style:font-name="monospace" fo:color="#000000" fo:font-size="10pt" style:font-size-asian="10pt"/>
    </style:style>
    <style:style style:name="P697" style:parent-style-name="Standard" style:family="paragraph">
      <style:text-properties style:font-name="monospace" fo:color="#000000" fo:font-size="10pt" style:font-size-asian="10pt"/>
    </style:style>
    <style:style style:name="T698" style:parent-style-name="DefaultParagraphFont" style:family="text">
      <style:text-properties style:font-name="monospace" fo:font-weight="bold" style:font-weight-asian="bold" fo:color="#000000" fo:font-size="10pt" style:font-size-asian="10pt" fo:background-color="#E8F2FE"/>
    </style:style>
    <style:style style:name="T699" style:parent-style-name="DefaultParagraphFont" style:family="text">
      <style:text-properties style:font-name="monospace" fo:color="#000000" fo:font-size="10pt" style:font-size-asian="10pt" fo:background-color="#E8F2FE"/>
    </style:style>
    <style:style style:name="P700" style:parent-style-name="Standard" style:family="paragraph">
      <style:text-properties style:font-name="monospace" fo:color="#000000" fo:font-size="10pt" style:font-size-asian="10pt" fo:background-color="#E8F2FE"/>
    </style:style>
    <style:style style:name="T701" style:parent-style-name="SourceText" style:family="text">
      <style:text-properties style:font-name="monospace" fo:color="#000000" fo:font-size="10pt" style:font-size-asian="10pt"/>
    </style:style>
    <style:style style:name="T702" style:parent-style-name="SourceText" style:family="text">
      <style:text-properties style:font-name="monospace" fo:color="#2A00FF" fo:font-size="10pt" style:font-size-asian="10pt"/>
    </style:style>
    <style:style style:name="T703" style:parent-style-name="SourceText" style:family="text">
      <style:text-properties style:font-name="monospace" fo:color="#000000" fo:font-size="10pt" style:font-size-asian="10pt"/>
    </style:style>
    <style:style style:name="T704" style:parent-style-name="SourceText" style:family="text">
      <style:text-properties style:font-name="monospace" fo:color="#005032" fo:font-size="10pt" style:font-size-asian="10pt"/>
    </style:style>
    <style:style style:name="T705" style:parent-style-name="SourceText" style:family="text">
      <style:text-properties style:font-name="monospace" fo:color="#000000" fo:font-size="10pt" style:font-size-asian="10pt"/>
    </style:style>
    <style:style style:name="T706" style:parent-style-name="SourceText" style:family="text">
      <style:text-properties style:font-name="monospace" fo:color="#000000" fo:font-size="10pt" style:font-size-asian="10pt"/>
    </style:style>
    <style:style style:name="T707" style:parent-style-name="SourceText" style:family="text">
      <style:text-properties style:font-name="monospace" fo:color="#000000" fo:font-size="10pt" style:font-size-asian="10pt"/>
    </style:style>
    <style:style style:name="P708" style:parent-style-name="PreformattedText" style:family="paragraph">
      <style:paragraph-properties fo:margin-bottom="0.1965in"/>
    </style:style>
    <style:style style:name="T709" style:parent-style-name="DefaultParagraphFont" style:family="text">
      <style:text-properties style:font-name="monospace" fo:color="#000000" fo:font-size="10pt" style:font-size-asian="10pt"/>
    </style:style>
    <style:style style:name="T710" style:parent-style-name="DefaultParagraphFont" style:family="text">
      <style:text-properties style:font-name="monospace" fo:font-weight="bold" style:font-weight-asian="bold" fo:color="#7F0055" fo:font-size="10pt" style:font-size-asian="10pt"/>
    </style:style>
    <style:style style:name="T711" style:parent-style-name="DefaultParagraphFont" style:family="text">
      <style:text-properties style:font-name="monospace" fo:color="#000000" fo:font-size="10pt" style:font-size-asian="10pt"/>
    </style:style>
    <style:style style:name="T712" style:parent-style-name="DefaultParagraphFont" style:family="text">
      <style:text-properties style:font-name="monospace" fo:color="#000000" fo:font-size="10pt" style:font-size-asian="10pt"/>
    </style:style>
    <style:style style:name="T713" style:parent-style-name="DefaultParagraphFont" style:family="text">
      <style:text-properties style:font-name="monospace" fo:font-weight="bold" style:font-weight-asian="bold" fo:color="#7F0055" fo:font-size="10pt" style:font-size-asian="10pt"/>
    </style:style>
    <style:style style:name="T714" style:parent-style-name="DefaultParagraphFont" style:family="text">
      <style:text-properties style:font-name="monospace" fo:color="#000000" fo:font-size="10pt" style:font-size-asian="10pt"/>
    </style:style>
    <style:style style:name="T715" style:parent-style-name="DefaultParagraphFont" style:family="text">
      <style:text-properties style:font-name="monospace" fo:color="#000000" fo:font-size="10pt" style:font-size-asian="10pt"/>
    </style:style>
    <style:style style:name="T716" style:parent-style-name="DefaultParagraphFont" style:family="text">
      <style:text-properties style:font-name="monospace" fo:font-style="italic" style:font-style-asian="italic" fo:color="#0000C0" fo:font-size="10pt" style:font-size-asian="10pt"/>
    </style:style>
    <style:style style:name="T717" style:parent-style-name="DefaultParagraphFont" style:family="text">
      <style:text-properties style:font-name="monospace" fo:font-style="italic" style:font-style-asian="italic" fo:color="#0000C0" fo:font-size="10pt" style:font-size-asian="10pt" fo:background-color="#F0D8A8"/>
    </style:style>
    <style:style style:name="T718" style:parent-style-name="DefaultParagraphFont" style:family="text">
      <style:text-properties style:font-name="monospace" fo:color="#000000" fo:font-size="10pt" style:font-size-asian="10pt"/>
    </style:style>
    <style:style style:name="T719" style:parent-style-name="DefaultParagraphFont" style:family="text">
      <style:text-properties style:font-name="monospace" fo:color="#005032" fo:font-size="10pt" style:font-size-asian="10pt"/>
    </style:style>
    <style:style style:name="T720" style:parent-style-name="DefaultParagraphFont" style:family="text">
      <style:text-properties style:font-name="monospace" fo:color="#000000" fo:font-size="10pt" style:font-size-asian="10pt"/>
    </style:style>
    <style:style style:name="T721" style:parent-style-name="DefaultParagraphFont" style:family="text">
      <style:text-properties style:font-name="monospace" fo:font-style="italic" style:font-style-asian="italic" fo:color="#0000C0" fo:font-size="10pt" style:font-size-asian="10pt"/>
    </style:style>
    <style:style style:name="T722" style:parent-style-name="DefaultParagraphFont" style:family="text">
      <style:text-properties style:font-name="monospace" fo:color="#000000" fo:font-size="10pt" style:font-size-asian="10pt"/>
    </style:style>
    <style:style style:name="P723" style:parent-style-name="Standard" style:family="paragraph">
      <style:text-properties style:font-name="monospace" fo:color="#000000" fo:font-size="10pt" style:font-size-asian="10pt"/>
    </style:style>
    <style:style style:name="P724" style:parent-style-name="Standard" style:family="paragraph">
      <style:text-properties style:font-name="monospace" fo:color="#000000" fo:font-size="10pt" style:font-size-asian="10pt"/>
    </style:style>
    <style:style style:name="P725" style:parent-style-name="Standard" style:family="paragraph">
      <style:text-properties style:font-name="monospace" fo:color="#000000" fo:font-size="10pt" style:font-size-asian="10pt"/>
    </style:style>
    <style:style style:name="P726" style:parent-style-name="Standard" style:family="paragraph">
      <style:text-properties style:font-name="monospace" fo:color="#000000" fo:font-size="10pt" style:font-size-asian="10pt"/>
    </style:style>
    <style:style style:name="P727" style:parent-style-name="Standard" style:family="paragraph">
      <style:text-properties style:font-name="monospace" fo:color="#000000" fo:font-size="10pt" style:font-size-asian="10pt"/>
    </style:style>
    <style:style style:name="T728" style:parent-style-name="DefaultParagraphFont" style:family="text">
      <style:text-properties style:font-name="monospace" fo:color="#000000" fo:font-size="10pt" style:font-size-asian="10pt"/>
    </style:style>
    <style:style style:name="T729" style:parent-style-name="DefaultParagraphFont" style:family="text">
      <style:text-properties style:font-name="monospace" fo:font-weight="bold" style:font-weight-asian="bold" fo:color="#7F0055" fo:font-size="10pt" style:font-size-asian="10pt"/>
    </style:style>
    <style:style style:name="T730" style:parent-style-name="DefaultParagraphFont" style:family="text">
      <style:text-properties style:font-name="monospace" fo:color="#000000" fo:font-size="10pt" style:font-size-asian="10pt"/>
    </style:style>
    <style:style style:name="T731" style:parent-style-name="DefaultParagraphFont" style:family="text">
      <style:text-properties style:font-name="monospace" fo:color="#000000" fo:font-size="10pt" style:font-size-asian="10pt"/>
    </style:style>
    <style:style style:name="T732" style:parent-style-name="DefaultParagraphFont" style:family="text">
      <style:text-properties style:font-name="monospace" fo:font-weight="bold" style:font-weight-asian="bold" fo:color="#7F0055" fo:font-size="10pt" style:font-size-asian="10pt"/>
    </style:style>
    <style:style style:name="T733" style:parent-style-name="DefaultParagraphFont" style:family="text">
      <style:text-properties style:font-name="monospace" fo:color="#000000" fo:font-size="10pt" style:font-size-asian="10pt"/>
    </style:style>
    <style:style style:name="T734" style:parent-style-name="DefaultParagraphFont" style:family="text">
      <style:text-properties style:font-name="monospace" fo:color="#000000" fo:font-size="10pt" style:font-size-asian="10pt"/>
    </style:style>
    <style:style style:name="T735" style:parent-style-name="DefaultParagraphFont" style:family="text">
      <style:text-properties style:font-name="monospace" fo:font-style="italic" style:font-style-asian="italic" fo:color="#0000C0" fo:font-size="10pt" style:font-size-asian="10pt"/>
    </style:style>
    <style:style style:name="T736" style:parent-style-name="DefaultParagraphFont" style:family="text">
      <style:text-properties style:font-name="monospace" fo:color="#000000" fo:font-size="10pt" style:font-size-asian="10pt"/>
    </style:style>
    <style:style style:name="T737" style:parent-style-name="DefaultParagraphFont" style:family="text">
      <style:text-properties style:font-name="monospace" fo:color="#005032" fo:font-size="10pt" style:font-size-asian="10pt"/>
    </style:style>
    <style:style style:name="T738" style:parent-style-name="DefaultParagraphFont" style:family="text">
      <style:text-properties style:font-name="monospace" fo:color="#000000" fo:font-size="10pt" style:font-size-asian="10pt"/>
    </style:style>
    <style:style style:name="T739" style:parent-style-name="DefaultParagraphFont" style:family="text">
      <style:text-properties style:font-name="monospace" fo:font-style="italic" style:font-style-asian="italic" fo:color="#0000C0" fo:font-size="10pt" style:font-size-asian="10pt"/>
    </style:style>
    <style:style style:name="T740" style:parent-style-name="DefaultParagraphFont" style:family="text">
      <style:text-properties style:font-name="monospace" fo:color="#000000" fo:font-size="10pt" style:font-size-asian="10pt"/>
    </style:style>
    <style:style style:name="P741" style:parent-style-name="Standard" style:family="paragraph">
      <style:text-properties style:font-name="monospace" fo:color="#000000" fo:font-size="10pt" style:font-size-asian="10pt"/>
    </style:style>
    <style:style style:name="P742" style:parent-style-name="Standard" style:family="paragraph">
      <style:text-properties style:font-name="monospace" fo:color="#000000" fo:font-size="10pt" style:font-size-asian="10pt"/>
    </style:style>
    <style:style style:name="P743" style:parent-style-name="Standard" style:family="paragraph">
      <style:text-properties style:font-name="monospace" fo:color="#000000" fo:font-size="10pt" style:font-size-asian="10pt"/>
    </style:style>
    <style:style style:name="P744" style:parent-style-name="Standard" style:family="paragraph">
      <style:text-properties style:font-name="monospace" fo:color="#000000" fo:font-size="10pt" style:font-size-asian="10pt"/>
    </style:style>
    <style:style style:name="P745" style:parent-style-name="Standard" style:family="paragraph">
      <style:text-properties style:font-name="monospace" fo:color="#000000" fo:font-size="10pt" style:font-size-asian="10pt"/>
    </style:style>
    <style:style style:name="P746" style:parent-style-name="Standard" style:family="paragraph">
      <style:text-properties style:font-name="monospace" fo:color="#000000" fo:font-size="10pt" style:font-size-asian="10pt"/>
    </style:style>
    <style:style style:name="P747" style:parent-style-name="PreformattedText" style:family="paragraph">
      <style:paragraph-properties fo:margin-bottom="0.1965in"/>
    </style:style>
    <style:style style:name="P748" style:parent-style-name="PreformattedText" style:family="paragraph">
      <style:paragraph-properties fo:margin-bottom="0.1965in"/>
    </style:style>
    <style:style style:name="T749" style:parent-style-name="DefaultParagraphFont" style:family="text">
      <style:text-properties style:font-name="monospace" fo:font-weight="bold" style:font-weight-asian="bold" fo:color="#7F0055" fo:font-size="10pt" style:font-size-asian="10pt"/>
    </style:style>
    <style:style style:name="T750" style:parent-style-name="DefaultParagraphFont" style:family="text">
      <style:text-properties style:font-name="monospace" fo:color="#000000" fo:font-size="10pt" style:font-size-asian="10pt"/>
    </style:style>
    <style:style style:name="T751" style:parent-style-name="DefaultParagraphFont" style:family="text">
      <style:text-properties style:font-name="monospace" fo:font-weight="bold" style:font-weight-asian="bold" fo:color="#7F0055" fo:font-size="10pt" style:font-size-asian="10pt"/>
    </style:style>
    <style:style style:name="T752" style:parent-style-name="DefaultParagraphFont" style:family="text">
      <style:text-properties style:font-name="monospace" fo:color="#000000" fo:font-size="10pt" style:font-size-asian="10pt"/>
    </style:style>
    <style:style style:name="T753" style:parent-style-name="DefaultParagraphFont" style:family="text">
      <style:text-properties style:font-name="monospace" fo:font-weight="bold" style:font-weight-asian="bold" fo:color="#644632" fo:font-size="10pt" style:font-size-asian="10pt"/>
    </style:style>
    <style:style style:name="T754" style:parent-style-name="DefaultParagraphFont" style:family="text">
      <style:text-properties style:font-name="monospace" fo:color="#000000" fo:font-size="10pt" style:font-size-asian="10pt"/>
    </style:style>
    <style:style style:name="T755" style:parent-style-name="DefaultParagraphFont" style:family="text">
      <style:text-properties style:font-name="monospace" fo:font-weight="bold" style:font-weight-asian="bold" fo:color="#7F0055" fo:font-size="10pt" style:font-size-asian="10pt"/>
    </style:style>
    <style:style style:name="T756" style:parent-style-name="DefaultParagraphFont" style:family="text">
      <style:text-properties style:font-name="monospace" fo:color="#000000" fo:font-size="10pt" style:font-size-asian="10pt"/>
    </style:style>
    <style:style style:name="T757" style:parent-style-name="DefaultParagraphFont" style:family="text">
      <style:text-properties style:font-name="monospace" fo:color="#005032" fo:font-size="10pt" style:font-size-asian="10pt"/>
    </style:style>
    <style:style style:name="P758" style:parent-style-name="Standard" style:family="paragraph">
      <style:text-properties style:font-name="monospace" fo:color="#000000" fo:font-size="10pt" style:font-size-asian="10pt"/>
    </style:style>
    <style:style style:name="T759" style:parent-style-name="DefaultParagraphFont" style:family="text">
      <style:text-properties style:font-name="monospace" fo:font-weight="bold" style:font-weight-asian="bold" fo:color="#7F0055" fo:font-size="10pt" style:font-size-asian="10pt"/>
    </style:style>
    <style:style style:name="T760" style:parent-style-name="DefaultParagraphFont" style:family="text">
      <style:text-properties style:font-name="monospace" fo:color="#000000" fo:font-size="10pt" style:font-size-asian="10pt"/>
    </style:style>
    <style:style style:name="T761" style:parent-style-name="DefaultParagraphFont" style:family="text">
      <style:text-properties style:font-name="monospace" fo:color="#000000" fo:font-size="10pt" style:font-size-asian="10pt"/>
    </style:style>
    <style:style style:name="T762" style:parent-style-name="DefaultParagraphFont" style:family="text">
      <style:text-properties style:font-name="monospace" fo:font-weight="bold" style:font-weight-asian="bold" fo:color="#7F0055" fo:font-size="10pt" style:font-size-asian="10pt"/>
    </style:style>
    <style:style style:name="T763" style:parent-style-name="DefaultParagraphFont" style:family="text">
      <style:text-properties style:font-name="monospace" fo:color="#000000" fo:font-size="10pt" style:font-size-asian="10pt"/>
    </style:style>
    <style:style style:name="T764" style:parent-style-name="DefaultParagraphFont" style:family="text">
      <style:text-properties style:font-name="monospace" fo:font-weight="bold" style:font-weight-asian="bold" fo:color="#7F0055" fo:font-size="10pt" style:font-size-asian="10pt"/>
    </style:style>
    <style:style style:name="T765" style:parent-style-name="DefaultParagraphFont" style:family="text">
      <style:text-properties style:font-name="monospace" fo:color="#000000" fo:font-size="10pt" style:font-size-asian="10pt"/>
    </style:style>
    <style:style style:name="T766" style:parent-style-name="DefaultParagraphFont" style:family="text">
      <style:text-properties style:font-name="monospace" fo:font-weight="bold" style:font-weight-asian="bold" fo:color="#7F0055" fo:font-size="10pt" style:font-size-asian="10pt"/>
    </style:style>
    <style:style style:name="T767" style:parent-style-name="DefaultParagraphFont" style:family="text">
      <style:text-properties style:font-name="monospace" fo:color="#000000" fo:font-size="10pt" style:font-size-asian="10pt"/>
    </style:style>
    <style:style style:name="T768" style:parent-style-name="DefaultParagraphFont" style:family="text">
      <style:text-properties style:font-name="monospace" fo:font-style="italic" style:font-style-asian="italic" fo:color="#0000C0" fo:font-size="10pt" style:font-size-asian="10pt"/>
    </style:style>
    <style:style style:name="T769" style:parent-style-name="DefaultParagraphFont" style:family="text">
      <style:text-properties style:font-name="monospace" fo:color="#000000" fo:font-size="10pt" style:font-size-asian="10pt"/>
    </style:style>
    <style:style style:name="P770" style:parent-style-name="Standard" style:family="paragraph">
      <style:text-properties style:font-name="monospace" fo:color="#000000" fo:font-size="10pt" style:font-size-asian="10pt"/>
    </style:style>
    <style:style style:name="P771" style:parent-style-name="Standard" style:family="paragraph">
      <style:text-properties style:font-name="monospace" fo:font-size="10pt" style:font-size-asian="10pt"/>
    </style:style>
    <style:style style:name="P772" style:parent-style-name="Standard" style:family="paragraph">
      <style:text-properties style:font-name="monospace" fo:font-size="10pt" style:font-size-asian="10pt"/>
    </style:style>
    <style:style style:name="T773" style:parent-style-name="DefaultParagraphFont" style:family="text">
      <style:text-properties style:font-name="monospace" fo:font-weight="bold" style:font-weight-asian="bold" fo:color="#7F0055" fo:font-size="10pt" style:font-size-asian="10pt"/>
    </style:style>
    <style:style style:name="T774" style:parent-style-name="DefaultParagraphFont" style:family="text">
      <style:text-properties style:font-name="monospace" fo:color="#000000" fo:font-size="10pt" style:font-size-asian="10pt"/>
    </style:style>
    <style:style style:name="T775" style:parent-style-name="DefaultParagraphFont" style:family="text">
      <style:text-properties style:font-name="monospace" fo:font-weight="bold" style:font-weight-asian="bold" fo:color="#7F0055" fo:font-size="10pt" style:font-size-asian="10pt"/>
    </style:style>
    <style:style style:name="T776" style:parent-style-name="DefaultParagraphFont" style:family="text">
      <style:text-properties style:font-name="monospace" fo:color="#000000" fo:font-size="10pt" style:font-size-asian="10pt"/>
    </style:style>
    <style:style style:name="T777" style:parent-style-name="DefaultParagraphFont" style:family="text">
      <style:text-properties style:font-name="monospace" fo:font-weight="bold" style:font-weight-asian="bold" fo:color="#644632" fo:font-size="10pt" style:font-size-asian="10pt"/>
    </style:style>
    <style:style style:name="T778" style:parent-style-name="DefaultParagraphFont" style:family="text">
      <style:text-properties style:font-name="monospace" fo:color="#000000" fo:font-size="10pt" style:font-size-asian="10pt"/>
    </style:style>
    <style:style style:name="T779" style:parent-style-name="DefaultParagraphFont" style:family="text">
      <style:text-properties style:font-name="monospace" fo:font-weight="bold" style:font-weight-asian="bold" fo:color="#7F0055" fo:font-size="10pt" style:font-size-asian="10pt"/>
    </style:style>
    <style:style style:name="T780" style:parent-style-name="DefaultParagraphFont" style:family="text">
      <style:text-properties style:font-name="monospace" fo:color="#000000" fo:font-size="10pt" style:font-size-asian="10pt"/>
    </style:style>
    <style:style style:name="T781" style:parent-style-name="DefaultParagraphFont" style:family="text">
      <style:text-properties style:font-name="monospace" fo:font-weight="bold" style:font-weight-asian="bold" fo:color="#7F0055" fo:font-size="10pt" style:font-size-asian="10pt"/>
    </style:style>
    <style:style style:name="T782" style:parent-style-name="DefaultParagraphFont" style:family="text">
      <style:text-properties style:font-name="monospace" fo:color="#000000" fo:font-size="10pt" style:font-size-asian="10pt"/>
    </style:style>
    <style:style style:name="T783" style:parent-style-name="DefaultParagraphFont" style:family="text">
      <style:text-properties style:font-name="monospace" fo:font-style="italic" style:font-style-asian="italic" fo:color="#0000C0" fo:font-size="10pt" style:font-size-asian="10pt"/>
    </style:style>
    <style:style style:name="T784" style:parent-style-name="DefaultParagraphFont" style:family="text">
      <style:text-properties style:font-name="monospace" fo:color="#000000" fo:font-size="10pt" style:font-size-asian="10pt"/>
    </style:style>
    <style:style style:name="T785" style:parent-style-name="SourceText" style:family="text">
      <style:text-properties style:font-name="monospace" fo:font-size="10pt" style:font-size-asian="10pt"/>
    </style:style>
    <style:style style:name="T786" style:parent-style-name="SourceText" style:family="text">
      <style:text-properties style:font-name="monospace" fo:color="#000000" fo:font-size="10pt" style:font-size-asian="10pt"/>
    </style:style>
    <style:style style:name="T787" style:parent-style-name="SourceText" style:family="text">
      <style:text-properties style:font-name="monospace" fo:color="#000000" fo:font-size="10pt" style:font-size-asian="10pt"/>
    </style:style>
    <style:style style:name="T788" style:parent-style-name="DefaultParagraphFont" style:family="text">
      <style:text-properties style:font-name="monospace" fo:color="#000000" fo:background-color="#FFFFFF"/>
    </style:style>
    <style:style style:name="T789" style:parent-style-name="DefaultParagraphFont" style:family="text">
      <style:text-properties style:font-name="monospace"/>
    </style:style>
    <style:style style:name="T790" style:parent-style-name="DefaultParagraphFont" style:family="text">
      <style:text-properties style:font-name="monospace"/>
    </style:style>
    <style:style style:name="T791" style:parent-style-name="SourceText" style:family="text">
      <style:text-properties fo:color="#000000"/>
    </style:style>
    <style:style style:name="T792" style:parent-style-name="SourceText" style:family="text">
      <style:text-properties style:font-name="monospace" fo:color="#000000" fo:font-size="10pt" style:font-size-asian="10pt"/>
    </style:style>
    <style:style style:family="graphic" style:name="a0">
      <style:graphic-properties style:vertical-pos="middle"/>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able of Contents</text:p>
          <text:p text:style-name="Contents1"><text:a xlink:href="#__RefHeading___Toc3877_1075026887" office:target-frame-name="_top" xlink:show="replace"><text:s/>1 <text:s/>Compiling methods<text:tab/>3</text:a></text:p>
          <text:p text:style-name="P2"><text:a xlink:href="#__RefHeading___Toc23442_2131971246" office:target-frame-name="_top" xlink:show="replace"><text:s/>1.1 <text:s/>G++<text:tab/>3</text:a></text:p>
          <text:p text:style-name="P3"><text:a xlink:href="#__RefHeading___Toc23444_2131971246" office:target-frame-name="_top" xlink:show="replace"><text:s/>1.1.1 <text:s/>Version, Mar. 24, 2019<text:tab/>3</text:a></text:p>
          <text:p text:style-name="P4"><text:a xlink:href="#__RefHeading___Toc3879_1075026887" office:target-frame-name="_top" xlink:show="replace"><text:s/>1.1.2 <text:s/>Using g++ to compile, Jan. 22, 2019<text:tab/>3</text:a></text:p>
          <text:p text:style-name="P5"><text:a xlink:href="#__RefHeading___Toc15676_138230345" office:target-frame-name="_top" xlink:show="replace"><text:s/>1.2 <text:s/>automatically update the source file without changing the content, May 12, 2019<text:tab/>4</text:a></text:p>
          <text:p text:style-name="Contents1"><text:a xlink:href="#__RefHeading__68838_457970875" office:target-frame-name="_top" xlink:show="replace"><text:s/>2 <text:s/>Header file<text:tab/>4</text:a></text:p>
          <text:p text:style-name="P6"><text:a xlink:href="#__RefHeading___Toc4230_4111360865" office:target-frame-name="_top" xlink:show="replace"><text:s/>2.1 <text:s/>Linux header files, Mar. 24, 2019<text:tab/>4</text:a></text:p>
          <text:p text:style-name="P7"><text:a xlink:href="#__RefHeading___Toc4232_4111360865" office:target-frame-name="_top" xlink:show="replace"><text:s/>2.1.1 <text:s/>Location<text:tab/>4</text:a></text:p>
          <text:p text:style-name="P8"><text:a xlink:href="#__RefHeading___Toc23446_2131971246" office:target-frame-name="_top" xlink:show="replace"><text:s/>2.1.2 <text:s/>dealii<text:tab/>4</text:a></text:p>
          <text:p text:style-name="P9"><text:a xlink:href="#__RefHeading__11529_2017374602" office:target-frame-name="_top" xlink:show="replace"><text:s/>2.2 <text:s/>Meaning<text:tab/>4</text:a></text:p>
          <text:p text:style-name="P10"><text:a xlink:href="#__RefHeading___Toc8655_1483463174" office:target-frame-name="_top" xlink:show="replace"><text:s/>2.3 <text:s/>Application<text:tab/>4</text:a></text:p>
          <text:p text:style-name="Contents1"><text:a xlink:href="#__RefHeading__855_2134843222" office:target-frame-name="_top" xlink:show="replace"><text:s/>3 <text:s/>Datatype<text:tab/>5</text:a></text:p>
          <text:p text:style-name="P11"><text:a xlink:href="#__RefHeading__1546_2046050055" office:target-frame-name="_top" xlink:show="replace"><text:s/>3.1 <text:s/>Size of datatype<text:tab/>5</text:a></text:p>
          <text:p text:style-name="P12"><text:a xlink:href="#__RefHeading__1548_2046050055" office:target-frame-name="_top" xlink:show="replace"><text:s/>3.2 <text:s/>Type category<text:tab/>5</text:a></text:p>
          <text:p text:style-name="P13"><text:a xlink:href="#__RefHeading__14200_2134843222" office:target-frame-name="_top" xlink:show="replace"><text:s/>3.2.1 <text:s/>Double<text:tab/>5</text:a></text:p>
          <text:p text:style-name="P14"><text:a xlink:href="#__RefHeading__857_2134843222" office:target-frame-name="_top" xlink:show="replace"><text:s/>3.2.2 <text:s/>Bool<text:tab/>5</text:a></text:p>
          <text:p text:style-name="P15"><text:a xlink:href="#__RefHeading___Toc15674_138230345" office:target-frame-name="_top" xlink:show="replace"><text:s/>3.2.3 <text:s/>std::vector<text:tab/>5</text:a></text:p>
          <text:p text:style-name="P16"><text:a xlink:href="#__RefHeading___Toc4195_533666602" office:target-frame-name="_top" xlink:show="replace"><text:s/>3.2.4 <text:s/>typedef, June 6, 2019<text:tab/>5</text:a></text:p>
          <text:p text:style-name="P17"><text:a xlink:href="#__RefHeading__10934_457970875" office:target-frame-name="_top" xlink:show="replace"><text:s/>3.3 <text:s/>Tensor<text:tab/>6</text:a></text:p>
          <text:p text:style-name="P18"><text:a xlink:href="#__RefHeading__6142_58343666" office:target-frame-name="_top" xlink:show="replace"><text:s/>3.4 <text:s/>Point &lt;dim&gt;<text:tab/>6</text:a></text:p>
          <text:p text:style-name="P19"><text:a xlink:href="#__RefHeading__17175_1883312425" office:target-frame-name="_top" xlink:show="replace"><text:s/>3.5 <text:s/>Global variable<text:tab/>6</text:a></text:p>
          <text:p text:style-name="P20"><text:a xlink:href="#__RefHeading___Toc3829_337972946" office:target-frame-name="_top" xlink:show="replace"><text:s/>3.6 <text:s/>Array<text:tab/>6</text:a></text:p>
          <text:p text:style-name="P21"><text:a xlink:href="#__RefHeading___Toc3831_337972946" office:target-frame-name="_top" xlink:show="replace"><text:s/>3.6.1 <text:s/>{1,2} represents an array, 10-3-2018<text:tab/>6</text:a></text:p>
          <text:p text:style-name="P22"><text:a xlink:href="#__RefHeading___Toc28972_2070464257" office:target-frame-name="_top" xlink:show="replace"><text:s/>3.6.2 <text:s/>Create an array<text:tab/>6</text:a></text:p>
          <text:p text:style-name="Contents1"><text:a xlink:href="#__RefHeading__851_2134843222" office:target-frame-name="_top" xlink:show="replace"><text:s/>4 <text:s/>Terminology<text:tab/>6</text:a></text:p>
          <text:p text:style-name="P23"><text:a xlink:href="#__RefHeading__897_1399075799" office:target-frame-name="_top" xlink:show="replace"><text:s/>4.1 <text:s/>Address, Lecture 31<text:tab/>6</text:a></text:p>
          <text:p text:style-name="P24"><text:a xlink:href="#__RefHeading__1542_2046050055" office:target-frame-name="_top" xlink:show="replace"><text:s/>4.2 <text:s/>Pointer<text:tab/>7</text:a></text:p>
          <text:p text:style-name="P25"><text:a xlink:href="#__RefHeading__1544_2046050055" office:target-frame-name="_top" xlink:show="replace"><text:s/>4.2.1 <text:s/>The size of a pointer<text:tab/>8</text:a></text:p>
          <text:p text:style-name="P26"><text:a xlink:href="#__RefHeading___Toc17002_548043565" office:target-frame-name="_top" xlink:show="replace"><text:s/>4.3 <text:s/>loop<text:tab/>8</text:a></text:p>
          <text:p text:style-name="P27"><text:a xlink:href="#__RefHeading___Toc17004_548043565" office:target-frame-name="_top" xlink:show="replace"><text:s/>4.3.1 <text:s/>Convert iterator to index, Jan. 7, 2019<text:tab/>8</text:a></text:p>
          <text:p text:style-name="P28"><text:a xlink:href="#__RefHeading__10418_457970875" office:target-frame-name="_top" xlink:show="replace"><text:s/>4.4 <text:s/>Method<text:tab/>8</text:a></text:p>
          <text:p text:style-name="P29"><text:a xlink:href="#__RefHeading___Toc10620_406370743" office:target-frame-name="_top" xlink:show="replace"><text:s/>4.5 <text:s/>Const qualifier<text:tab/>8</text:a></text:p>
          <text:p text:style-name="P30"><text:a xlink:href="#__RefHeading___Toc3823_337972946" office:target-frame-name="_top" xlink:show="replace"><text:s/>4.5.1 <text:s/>error: passing xxx as 'this' argument of xxx discards qualifiers, 9-3-2018<text:tab/>8</text:a></text:p>
          <text:p text:style-name="P31"><text:a xlink:href="#__RefHeading___Toc10632_406370743" office:target-frame-name="_top" xlink:show="replace"><text:s/>4.6 <text:s/>const function<text:tab/>8</text:a></text:p>
          <text:p text:style-name="P32"><text:a xlink:href="#__RefHeading___Toc10627_406370743" office:target-frame-name="_top" xlink:show="replace"><text:s/>4.7 <text:s/>Memory<text:tab/>8</text:a></text:p>
          <text:p text:style-name="P33"><text:a xlink:href="#__RefHeading___Toc10622_406370743" office:target-frame-name="_top" xlink:show="replace"><text:s/>4.8 <text:s/>Operators<text:tab/>9</text:a></text:p>
          <text:p text:style-name="P34"><text:a xlink:href="#__RefHeading__9255_1778572435" office:target-frame-name="_top" xlink:show="replace"><text:s/>4.8.1 <text:s/>Description of operators<text:tab/>9</text:a></text:p>
          <text:p text:style-name="P35"><text:a xlink:href="#__RefHeading___Toc17006_548043565" office:target-frame-name="_top" xlink:show="replace"><text:s/>4.9 <text:s/>pair<text:tab/>10</text:a></text:p>
          <text:p text:style-name="P36"><text:a xlink:href="#__RefHeading___Toc17008_548043565" office:target-frame-name="_top" xlink:show="replace"><text:s/>4.9.1 <text:s/>Define and fill in pairs, Jan. 6, 2019<text:tab/>10</text:a></text:p>
          <text:p text:style-name="P37"><text:a xlink:href="#__RefHeading___Toc17010_548043565" office:target-frame-name="_top" xlink:show="replace"><text:s/>4.9.2 <text:s/>print out pair elements, Jan. 6, 19<text:tab/>10</text:a></text:p>
          <text:p text:style-name="P38"><text:a xlink:href="#__RefHeading___Toc17012_548043565" office:target-frame-name="_top" xlink:show="replace"><text:s/>4.9.3 <text:s/>reorder pair elements according to one set of numbers, Jan. 6, 19<text:tab/>10</text:a></text:p>
          <text:p text:style-name="Contents1"><text:a xlink:href="#__RefHeading__12967_2134843222" office:target-frame-name="_top" xlink:show="replace"><text:s/>5 <text:s/>Function<text:tab/>11</text:a></text:p>
          <text:p text:style-name="P39"><text:a xlink:href="#__RefHeading__13039_2134843222" office:target-frame-name="_top" xlink:show="replace"><text:s/>5.1.1 <text:s/>Function prototyping<text:tab/>11</text:a></text:p>
          <text:p text:style-name="P40"><text:a xlink:href="#__RefHeading__13092_2134843222" office:target-frame-name="_top" xlink:show="replace"><text:s/>5.2 <text:s/>Function overloading, Lecture 52<text:tab/>11</text:a></text:p>
          <text:p text:style-name="P41"><text:a xlink:href="#__RefHeading___Toc10636_406370743" office:target-frame-name="_top" xlink:show="replace"><text:s/>5.3 <text:s/>Implement a function dot that returns the dot product of two double arrays, 5-10-2017<text:tab/>11</text:a></text:p>
          <text:p text:style-name="Contents1"><text:a xlink:href="#__RefHeading__13234_2134843222" office:target-frame-name="_top" xlink:show="replace"><text:s/>6 <text:s/>class<text:tab/>11</text:a></text:p>
          <text:p text:style-name="P42"><text:a xlink:href="#__RefHeading___Toc25182_1918475198" office:target-frame-name="_top" xlink:show="replace"><text:s/>6.1 <text:s/>Class definition<text:tab/>12</text:a></text:p>
          <text:p text:style-name="P43"><text:a xlink:href="#__RefHeading__13236_2134843222" office:target-frame-name="_top" xlink:show="replace"><text:s/>6.2 <text:s/>access specifiers<text:tab/>12</text:a></text:p>
          <text:p text:style-name="P44"><text:a xlink:href="#__RefHeading___Toc25184_1918475198" office:target-frame-name="_top" xlink:show="replace"><text:s/>6.3 <text:s/>Data member initialization<text:tab/>12</text:a></text:p>
          <text:p text:style-name="P45"><text:a xlink:href="#__RefHeading___Toc25186_1918475198" office:target-frame-name="_top" xlink:show="replace"><text:s/>6.3.1 <text:s/>In the class declaration, Dec. 30, 2018<text:tab/>12</text:a></text:p>
          <text:p text:style-name="P46"><text:a xlink:href="#__RefHeading___Toc25188_1918475198" office:target-frame-name="_top" xlink:show="replace"><text:s/>6.3.2 <text:s/>Outside the class declaration, Dec. 30, 2018<text:tab/>13</text:a></text:p>
          <text:p text:style-name="P47"><text:a xlink:href="#__RefHeading___Toc25190_1918475198" office:target-frame-name="_top" xlink:show="replace"><text:s/>6.3.3 <text:s/>Static variable, Oct. 17, 2018<text:tab/>13</text:a></text:p>
          <text:p text:style-name="P48"><text:a xlink:href="#__RefHeading___Toc25192_1918475198" office:target-frame-name="_top" xlink:show="replace"><text:s/>6.4 <text:s text:c="2"/>Constructor<text:tab/>13</text:a></text:p>
          <text:p text:style-name="P49"><text:a xlink:href="#__RefHeading___Toc3501_1708440028" office:target-frame-name="_top" xlink:show="replace"><text:s/>6.4.1 <text:s/>Ctor-initializer, Nov. 2018<text:tab/>13</text:a></text:p>
          <text:p text:style-name="P50"><text:a xlink:href="#__RefHeading___Toc8173_1293439819" office:target-frame-name="_top" xlink:show="replace"><text:s/>6.4.2 <text:s/>Usage of constructor parameters, Nov 5, 2018<text:tab/>13</text:a></text:p>
          <text:p text:style-name="P51"><text:a xlink:href="#__RefHeading___Toc8175_1293439819" office:target-frame-name="_top" xlink:show="replace"><text:s/>6.4.3 <text:s/>calling the default constructor, Nov. 2, 2018<text:tab/>13</text:a></text:p>
          <text:p text:style-name="P52"><text:a xlink:href="#__RefHeading___Toc25194_1918475198" office:target-frame-name="_top" xlink:show="replace"><text:s/>6.4.4 <text:s/>Move assignment operator<text:tab/>13</text:a></text:p>
          <text:p text:style-name="P53"><text:a xlink:href="#__RefHeading__7145_61507977" office:target-frame-name="_top" xlink:show="replace"><text:s/>6.5 <text:s text:c="2"/>Destructor, Lecture 61<text:tab/>13</text:a></text:p>
          <text:p text:style-name="P54"><text:a xlink:href="#__RefHeading___Toc14708_269518961" office:target-frame-name="_top" xlink:show="replace"><text:s/>6.5.1 <text:s/>Method of calling a destructor, Feb. 14, 2019<text:tab/>14</text:a></text:p>
          <text:p text:style-name="P55"><text:a xlink:href="#__RefHeading___Toc3825_337972946" office:target-frame-name="_top" xlink:show="replace"><text:s/>6.6 <text:s/>Built-in classes<text:tab/>14</text:a></text:p>
          <text:p text:style-name="P56"><text:a xlink:href="#__RefHeading___Toc3827_337972946" office:target-frame-name="_top" xlink:show="replace"><text:s/>6.6.1 <text:s/>Map class, 11-3-2018<text:tab/>14</text:a></text:p>
          <text:p text:style-name="P57"><text:a xlink:href="#__RefHeading__1550_2046050055" office:target-frame-name="_top" xlink:show="replace"><text:s/>6.7 <text:s/>Derived class<text:tab/>15</text:a></text:p>
          <text:p text:style-name="P58"><text:a xlink:href="#__RefHeading__1552_2046050055" office:target-frame-name="_top" xlink:show="replace"><text:s/>6.7.1 <text:s/>Conversion<text:tab/>15</text:a></text:p>
          <text:p text:style-name="P59"><text:a xlink:href="#__RefHeading__13238_2134843222" office:target-frame-name="_top" xlink:show="replace"><text:s/>6.8 <text:s/>object<text:tab/>15</text:a></text:p>
          <text:p text:style-name="P60"><text:a xlink:href="#__RefHeading___Toc10551_406370743" office:target-frame-name="_top" xlink:show="replace"><text:s/>6.8.1 <text:s/>Use another class as a private member, 19-4-2018<text:tab/>15</text:a></text:p>
          <text:p text:style-name="P61"><text:a xlink:href="#__RefHeading__8376_1246271850" office:target-frame-name="_top" xlink:show="replace"><text:s/>6.9 <text:s/>Public inheritance, Lecture 69<text:tab/>15</text:a></text:p>
          <text:p text:style-name="P62"><text:a xlink:href="#__RefHeading___Toc8177_1293439819" office:target-frame-name="_top" xlink:show="replace"><text:s/>6.9.1 <text:s/>Inherit from a base class with constructor parameters, Nov. 3, 2018<text:tab/>16</text:a></text:p>
          <text:p text:style-name="P63"><text:a xlink:href="#__RefHeading___Toc8179_1293439819" office:target-frame-name="_top" xlink:show="replace"><text:s/>6.9.2 <text:s/>constructor parameters shared by multiple classes, Nov. 3, 2018<text:tab/>17</text:a></text:p>
          <text:p text:style-name="P64"><text:a xlink:href="#__RefHeading___Toc8181_1293439819" office:target-frame-name="_top" xlink:show="replace"><text:s/>6.9.3 <text:s/>Ctor-initializor combined with class inheritance, Nov. 5, 2018<text:tab/>17</text:a></text:p>
          <text:p text:style-name="P65"><text:a xlink:href="#__RefHeading__10234_457970875" office:target-frame-name="_top" xlink:show="replace"><text:s/>6.10 <text:s/>'this' keyword,<text:tab/>18</text:a></text:p>
          <text:p text:style-name="P66"><text:a xlink:href="#__RefHeading___Toc23436_2131971246" office:target-frame-name="_top" xlink:show="replace"><text:s/>6.10.1 <text:s/>Base class template dependent, Mar. 22, 2019<text:tab/>18</text:a></text:p>
          <text:p text:style-name="P67"><text:a xlink:href="#__RefHeading___Toc23438_2131971246" office:target-frame-name="_top" xlink:show="replace"><text:s/>6.10.2 <text:s/>Lecture 78<text:tab/>18</text:a></text:p>
          <text:p text:style-name="P68"><text:a xlink:href="#__RefHeading__10236_457970875" office:target-frame-name="_top" xlink:show="replace"><text:s/>6.11 <text:s/>Calling Methods using base class type, Lecture 79<text:tab/>18</text:a></text:p>
          <text:p text:style-name="P69"><text:a xlink:href="#__RefHeading___Toc8183_1293439819" office:target-frame-name="_top" xlink:show="replace"><text:s/>6.11.1 <text:s/>To call a function, we need to fill it with values, rather that parameters. Nov. 2, 2018<text:tab/>19</text:a></text:p>
          <text:p text:style-name="P70"><text:a xlink:href="#__RefHeading__10420_457970875" office:target-frame-name="_top" xlink:show="replace"><text:s/>6.12 <text:s/>Polymorphism in C++ and Virtual Functions / Methods, Lecture 80<text:tab/>19</text:a></text:p>
          <text:p text:style-name="P71"><text:a xlink:href="#__RefHeading__10422_457970875" office:target-frame-name="_top" xlink:show="replace"><text:s/>6.13 <text:s/>Virtual Function | Inherited Attributes, Hierarchical Nature, Lecture 81<text:tab/>19</text:a></text:p>
          <text:p text:style-name="Contents1"><text:a xlink:href="#__RefHeading___Toc28981_2070464257" office:target-frame-name="_top" xlink:show="replace"><text:s/>7 <text:s/>Matrix<text:tab/>19</text:a></text:p>
          <text:p text:style-name="P72"><text:a xlink:href="#__RefHeading___Toc28983_2070464257" office:target-frame-name="_top" xlink:show="replace"><text:s/>7.1 <text:s/>Find the inverse matrix, 7-4-2018<text:tab/>19</text:a></text:p>
          <text:p text:style-name="P73"><text:a xlink:href="#__RefHeading___Toc30276_2070464257" office:target-frame-name="_top" xlink:show="replace"><text:s/>7.2 <text:s/>Segmentation fault, 15-4-2018<text:tab/>19</text:a></text:p>
          <text:p text:style-name="Contents1"><text:a xlink:href="#__RefHeading__7118_1901355308" office:target-frame-name="_top" xlink:show="replace"><text:s/>8 <text:s/>Operation on files<text:tab/>19</text:a></text:p>
          <text:p text:style-name="P74"><text:a xlink:href="#__RefHeading___Toc11113_1081874842" office:target-frame-name="_top" xlink:show="replace"><text:s/>8.1 <text:s/>Std::ofstream out, file open for writing.<text:tab/>19</text:a></text:p>
          <text:p text:style-name="P75"><text:a xlink:href="#__RefHeading___Toc25265_1918475198" office:target-frame-name="_top" xlink:show="replace"><text:s/>8.2 <text:s/>read a text file into a variable<text:tab/>20</text:a></text:p>
          <text:p text:style-name="P76"><text:a xlink:href="#__RefHeading___Toc11115_1081874842" office:target-frame-name="_top" xlink:show="replace"><text:s/>8.2.1 <text:s/>Read matrix in a text file to an array in c++, 28-4-2018<text:tab/>20</text:a></text:p>
          <text:p text:style-name="P77"><text:a xlink:href="#__RefHeading___Toc25267_1918475198" office:target-frame-name="_top" xlink:show="replace"><text:s/>8.2.2 <text:s/>read a text file line by line and extract one of the elements<text:tab/>20</text:a></text:p>
          <text:p text:style-name="P78"><text:a xlink:href="#__RefHeading___Toc14261_1081874842" office:target-frame-name="_top" xlink:show="replace"><text:s/>8.3 <text:s/>add a variable number in the output file, 8-5-18<text:tab/>21</text:a></text:p>
          <text:p text:style-name="P79"><text:a xlink:href="#__RefHeading___Toc14263_1081874842" office:target-frame-name="_top" xlink:show="replace"><text:s/>8.4 <text:s/>read .vtk file to a .txt file,<text:tab/>22</text:a></text:p>
          <text:p text:style-name="P80"><text:a xlink:href="#__RefHeading___Toc17021_548043565" office:target-frame-name="_top" xlink:show="replace"><text:s/>8.4.1 <text:s/>Rename .vtk file to .txt file, Jan. 22, 2019<text:tab/>22</text:a></text:p>
          <text:p text:style-name="P81"><text:a xlink:href="#__RefHeading___Toc14903_1081874842" office:target-frame-name="_top" xlink:show="replace"><text:s/>8.5 <text:s/>Save<text:s/>output into a file<text:tab/>22</text:a></text:p>
          <text:p text:style-name="P82"><text:a xlink:href="#__RefHeading__7589_58343666" office:target-frame-name="_top" xlink:show="replace"><text:s/>8.5.1 <text:s/>The structure<text:tab/>22</text:a></text:p>
          <text:p text:style-name="P83"><text:a xlink:href="#__RefHeading__7591_58343666" office:target-frame-name="_top" xlink:show="replace"><text:s/>8.5.2 <text:s/>append new data to the old one<text:tab/>23</text:a></text:p>
          <text:p text:style-name="P84"><text:a xlink:href="#__RefHeading___Toc9440_223982841" office:target-frame-name="_top" xlink:show="replace"><text:s/>8.5.3 <text:s/>remove a file,<text:s/>5 Sep, 2108<text:tab/>23</text:a></text:p>
          <text:p text:style-name="Contents1"><text:a xlink:href="#__RefHeading__12971_2134843222" office:target-frame-name="_top" xlink:show="replace"><text:s/>9 <text:s text:c="2"/>Header<text:tab/>23</text:a></text:p>
          <text:p text:style-name="P85"><text:a xlink:href="#__RefHeading___Toc23440_2131971246" office:target-frame-name="_top" xlink:show="replace"><text:s/>9.1 <text:s/>Include guards, Mar. 21, 2019<text:tab/>23</text:a></text:p>
          <text:p text:style-name="P86"><text:a xlink:href="#__RefHeading__10514_457970875" office:target-frame-name="_top" xlink:show="replace"><text:s/>9.2 <text:s/>template &lt;&gt;, P8 middle, step-7<text:tab/>23</text:a></text:p>
          <text:p text:style-name="Contents1"><text:a xlink:href="#__RefHeading__7138_1901355308" office:target-frame-name="_top" xlink:show="replace"><text:s/>10 <text:s text:c="2"/>Tricky skills<text:tab/>24</text:a></text:p>
          <text:p text:style-name="P87"><text:a xlink:href="#__RefHeading__10940_457970875" office:target-frame-name="_top" xlink:show="replace"><text:s/>10.1 <text:s/>int main(int argc, char *argv[])<text:tab/>24</text:a></text:p>
          <text:p text:style-name="P88"><text:a xlink:href="#__RefHeading___Toc8755_739366316" office:target-frame-name="_top" xlink:show="replace"><text:s/>10.2 <text:s/>assign the command line variable to the local variabal, 23 Aug, 2018<text:tab/>24</text:a></text:p>
          <text:p text:style-name="P89"><text:a xlink:href="#__RefHeading___Toc8185_1293439819" office:target-frame-name="_top" xlink:show="replace"><text:s/>10.2.1 <text:s/>float arguments, Nov, 4, 2018<text:tab/>24</text:a></text:p>
          <text:p text:style-name="P90"><text:a xlink:href="#__RefHeading__68833_457970875" office:target-frame-name="_top" xlink:show="replace"><text:s/>10.3 <text:s/>Create a variable shared by multiple classes, P7 bottom, step-7<text:tab/>24</text:a></text:p>
          <text:p text:style-name="P91"><text:a xlink:href="#__RefHeading__12190_58343666" office:target-frame-name="_top" xlink:show="replace"><text:s/>10.4 <text:s/>replicated name<text:tab/>25</text:a></text:p>
          <text:p text:style-name="P92"><text:a xlink:href="#__RefHeading__12192_58343666" office:target-frame-name="_top" xlink:show="replace"><text:s/>10.4.1 <text:s/>swap function has already existed in the namespace std.<text:tab/>25</text:a></text:p>
          <text:p text:style-name="P93"><text:a xlink:href="#__RefHeading___Toc30278_2070464257" office:target-frame-name="_top" xlink:show="replace"><text:s/>10.4.2 <text:s/>throw error of different types, 15-4-2018<text:tab/>25</text:a></text:p>
          <text:p text:style-name="P94"><text:a xlink:href="#__RefHeading___Toc23218_2131971246" office:target-frame-name="_top" xlink:show="replace"><text:s/>10.4.3 <text:s/>unnecessary brace pair, Feb. 21, 2019<text:tab/>25</text:a></text:p>
          <text:p text:style-name="Contents1"><text:a xlink:href="#__RefHeading___Toc10625_406370743" office:target-frame-name="_top" xlink:show="replace"><text:s/>11 <text:s/>Using make to run c++<text:tab/>25</text:a></text:p>
          <text:p text:style-name="P95"><text:a xlink:href="#__RefHeading___Toc10610_406370743" office:target-frame-name="_top" xlink:show="replace"><text:s/>11.1 <text:s/>The functioning area, 28-4-2018<text:tab/>25</text:a></text:p>
          <text:p text:style-name="Contents1"><text:a xlink:href="#__RefHeading__7142_1901355308" office:target-frame-name="_top" xlink:show="replace"><text:s/>12 <text:s text:c="2"/>Traits<text:tab/>25</text:a></text:p>
          <text:p text:style-name="P96"><text:a xlink:href="#__RefHeading___Toc8657_1483463174" office:target-frame-name="_top" xlink:show="replace"><text:s/>12.1 <text:s/>judge the trait of the input, 15-12-2017<text:tab/>25</text:a></text:p>
          <text:p text:style-name="P97"><text:a xlink:href="#__RefHeading___Toc8659_1483463174" office:target-frame-name="_top" xlink:show="replace"><text:s/>12.2 <text:s/>Passing traits as traits parameters, 27-12-2017<text:tab/>25</text:a></text:p>
          <text:p text:style-name="P98"><text:a xlink:href="#__RefHeading___Toc8661_1483463174" office:target-frame-name="_top" xlink:show="replace"><text:s/>12.3 <text:s/>convert the enum class elements to int value, 27-12-2017<text:tab/>26</text:a></text:p>
        </text:index-body>
      </text:table-of-content>
      <text:h text:style-name="Heading1" text:outline-level="1"/>
      <text:h text:style-name="Heading1" text:outline-level="1"><text:bookmark-start text:name="__RefHeading___Toc3877_1075026887"/>Compiling methods<text:bookmark-end text:name="__RefHeading___Toc3877_1075026887"/></text:h>
      <text:h text:style-name="Heading2" text:outline-level="2"><text:bookmark-start text:name="__RefHeading___Toc23442_2131971246"/>G++<text:bookmark-end text:name="__RefHeading___Toc23442_2131971246"/></text:h>
      <text:h text:style-name="Heading3" text:outline-level="3"><text:bookmark-start text:name="__RefHeading___Toc23444_2131971246"/>Version, Mar. 24, 2019<text:bookmark-end text:name="__RefHeading___Toc23444_2131971246"/></text:h>
      <text:p text:style-name="Textbody"><text:span text:style-name="SourceText">g++ --version</text:span></text:p>
      <text:p text:style-name="Textbody"><text:span text:style-name="SourceText">output:</text:span></text:p>
      <text:p text:style-name="Textbody"/>
      <text:p text:style-name="Textbody"><text:span text:style-name="T99">g++ (Debian 6.3.0-18+deb9u1) 6.3.0 20170516<text:s/></text:span><text:span text:style-name="T100"><text:line-break/></text:span><text:span text:style-name="T101">Copyright (C) 2016 Free Software Foundation, Inc.</text:span><text:span text:style-name="T102"><text:line-break/></text:span></text:p>
      <text:p text:style-name="Textbody"/>
      <text:h text:style-name="Heading3" text:outline-level="3"><text:bookmark-start text:name="__RefHeading___Toc3879_1075026887"/>Using g++ to compile, Jan. 22, 2019<text:bookmark-end text:name="__RefHeading___Toc3879_1075026887"/></text:h>
      <text:p text:style-name="PreformattedText"><text:span text:style-name="SourceText">$ g++ -c<text:s/></text:span><text:span text:style-name="SourceText">file1.cpp</text:span></text:p>
      <text:p text:style-name="PreformattedText"><text:span text:style-name="SourceText">$ g++ -c file2.cpp</text:span></text:p>
      <text:p text:style-name="P103"><text:span text:style-name="SourceText">$ g++ file1.o file2.o -o my_program</text:span></text:p>
      <text:p text:style-name="Textbody"><text:a xlink:href="https://stackoverflow.com/questions/25274312/defining-c-functions-inside-header-files/25274371" office:target-frame-name="_top" xlink:show="replace">https://stackoverflow.com/questions/25274312/defining-c-functions-inside-header-files/25274371</text:a></text:p>
      <text:p text:style-name="Textbody"/>
      <text:p text:style-name="Textbody">checked on June 5, 2019</text:p>
      <text:p text:style-name="Textbody"><text:a xlink:href="https://rupinderjeetkaur.wordpress.com/2014/06/20/run-a-cc-program-on-terminal-using-gcc-compiler/" office:target-frame-name="_top" xlink:show="replace">https://rupinderjeetkaur.wordpress.com/2014/06/20/run-a-cc-program-on-terminal-using-gcc-compiler/</text:a></text:p>
      <text:p text:style-name="Textbody"/>
      <text:p text:style-name="Textbody">The following command line allows creating an executable file, June 29, 2019</text:p>
      <text:p text:style-name="Textbody"><text:span text:style-name="T104">g++ algorithm7.cpp -o algorithm7</text:span><text:span text:style-name="T105"><text:line-break/></text:span><text:span text:style-name="T106"><text:line-break/></text:span><text:a xlink:href="https://stackoverflow.com/questions/19287273/c-how-to-create-an-executable-out-of-my-program" office:target-frame-name="_top" xlink:show="replace"><text:span text:style-name="T107">https://stackoverflow.com/questions/19287273/c-how-to-create-an-</text:span></text:a><text:a xlink:href="https://stackoverflow.com/questions/19287273/c-how-to-create-an-executable-out-of-my-program" office:target-frame-name="_top" xlink:show="replace"><text:span text:style-name="T108">executable-out-of-my-</text:span><text:soft-page-break/><text:span text:style-name="T109">program</text:span></text:a></text:p>
      <text:p text:style-name="P110"/>
      <text:p text:style-name="P111">complile main file containing header files</text:p>
      <text:p text:style-name="P112">g++ main.cpp functions.cpp -o main</text:p>
      <text:p text:style-name="P113">where functions.cpp is source of header file</text:p>
      <text:p text:style-name="P114">Oct. 30, 2019</text:p>
      <text:p text:style-name="P115"/>
      <text:h text:style-name="Heading2" text:outline-level="2"><text:bookmark-start text:name="__RefHeading___Toc15676_138230345"/>automatically update the source file without changing the content, May 12, 2019<text:bookmark-end text:name="__RefHeading___Toc15676_138230345"/></text:h>
      <text:p text:style-name="Textbody"><text:span text:style-name="T116">touch -m -t 09082000 step-20.cc; make; ./step-20 1 1 2 1</text:span><text:span text:style-name="T117"><text:line-break/></text:span></text:p>
      <text:p text:style-name="Textbody"><text:a xlink:href="https://stackoverflow.com/questions/8095415/update-file-but-not-alter-file-modify-date-can-it-be-done" office:target-frame-name="_top" xlink:show="replace"><text:span text:style-name="T118">https://stacko</text:span><text:span text:style-name="T119">verflow.com/questions/8095415/update-file-but-not-</text:span></text:a><text:a xlink:href="https://stackoverflow.com/questions/8095415/update-file-but-not-alter-file-modify-date-can-it-be-done" office:target-frame-name="_top" xlink:show="replace"><text:span text:style-name="T120">alter-file-modify-date-can-it-be-done</text:span></text:a></text:p>
      <text:p text:style-name="P121"/>
      <text:h text:style-name="Heading1" text:outline-level="1"><text:bookmark-start text:name="__RefHeading__68838_457970875"/>Header file<text:bookmark-end text:name="__RefHeading__68838_457970875"/></text:h>
      <text:h text:style-name="Heading2" text:outline-level="2"><text:bookmark-start text:name="__RefHeading___Toc4230_4111360865"/>Linux header files, Mar. 24,<text:s/>2019<text:bookmark-end text:name="__RefHeading___Toc4230_4111360865"/></text:h>
      <text:h text:style-name="Heading3" text:outline-level="3"><text:bookmark-start text:name="__RefHeading___Toc4232_4111360865"/>Location<text:bookmark-end text:name="__RefHeading___Toc4232_4111360865"/></text:h>
      <text:p text:style-name="Textbody">/usr/include/</text:p>
      <text:p text:style-name="Textbody"/>
      <text:p text:style-name="Textbody">we cannot paste files into this filefolder or change files in this folder. <text:s text:c="4"/>Oct. 30, 2019</text:p>
      <text:p text:style-name="Textbody"/>
      <text:h text:style-name="Heading3" text:outline-level="3"><text:bookmark-start text:name="__RefHeading___Toc23446_2131971246"/>dealii<text:bookmark-end text:name="__RefHeading___Toc23446_2131971246"/></text:h>
      <text:p text:style-name="Textbody">For deal.ii, head files can be found at</text:p>
      <text:p text:style-name="Textbody">/home/dv/jliu/Localdisk/dealii-8.5.0/include</text:p>
      <text:h text:style-name="Heading2" text:outline-level="2"><text:bookmark-start text:name="__RefHeading__11529_2017374602"/>Meaning<text:bookmark-end text:name="__RefHeading__11529_2017374602"/></text:h>
      <text:p text:style-name="Textbody">#include &lt;iostream&gt;<text:tab/><text:tab/>to use the standard input/output classes;</text:p>
      <text:h text:style-name="Heading2" text:outline-level="2"><text:bookmark-start text:name="__RefHeading___Toc8655_1483463174"/>Application<text:bookmark-end text:name="__RefHeading___Toc8655_1483463174"/></text:h>
      <text:p text:style-name="Textbody">Deal with the complex number</text:p>
      <text:p text:style-name="Textbody">#include &lt;complex&gt;</text:p>
      <text:p text:style-name="Textbody">absolute, exp(), multiplication:</text:p>
      <text:p text:style-name="Textbody"><text:a xlink:href="http://en.cppreference.com/w/cpp/numeric/complex" office:target-frame-name="_top" xlink:show="replace">http://en.cppreference.com/w/cpp/numeric/complex</text:a></text:p>
      <text:p text:style-name="Textbody">return the real part:</text:p>
      <text:p text:style-name="PreformattedText"><text:span text:style-name="SourceText">mycomplex.real()</text:span></text:p>
      <text:soft-page-break/>
      <text:p text:style-name="PreformattedText"><text:span text:style-name="SourceText">mycomplex.imag()</text:span></text:p>
      <text:p text:style-name="Textbody"/>
      <text:p text:style-name="Textbody"><text:a xlink:href="http://www.cplusplus.com/reference/complex/complex/real/" office:target-frame-name="_top" xlink:show="replace">http://www.cplusplus.com/reference/complex/complex/real/</text:a></text:p>
      <text:p text:style-name="P122"/>
      <text:h text:style-name="Heading1" text:outline-level="1"><text:bookmark-start text:name="__RefHeading__855_2134843222"/>Datatype<text:bookmark-end text:name="__RefHeading__855_2134843222"/></text:h>
      <text:h text:style-name="Heading2" text:outline-level="2"><text:bookmark-start text:name="__RefHeading__1546_2046050055"/>Size of datatype<text:bookmark-end text:name="__RefHeading__1546_2046050055"/></text:h>
      <table:table table:style-name="Table123">
        <table:table-columns>
          <table:table-column table:style-name="TableColumn124"/>
          <table:table-column table:style-name="TableColumn125"/>
        </table:table-columns>
        <table:table-header-rows>
          <table:table-row table:style-name="TableRow126">
            <table:table-cell table:style-name="TableCell127">
              <text:p text:style-name="TableHeading">Type</text:p>
            </table:table-cell>
            <table:table-cell table:style-name="TableCell128">
              <text:p text:style-name="TableHeading">Size</text:p>
            </table:table-cell>
          </table:table-row>
        </table:table-header-rows>
        <table:table-row table:style-name="TableRow129">
          <table:table-cell table:style-name="TableCell130">
            <text:p text:style-name="TableContents"><text:span text:style-name="SourceText">bool</text:span>,<text:s/><text:span text:style-name="SourceText">char</text:span>,<text:s/><text:span text:style-name="SourceText">unsigned char</text:span>,<text:s/><text:span text:style-name="SourceText">signed char</text:span>,<text:s/><text:span text:style-name="SourceText">__int8</text:span></text:p>
          </table:table-cell>
          <table:table-cell table:style-name="TableCell131">
            <text:p text:style-name="TableContents">1 byte</text:p>
          </table:table-cell>
        </table:table-row>
        <table:table-row table:style-name="TableRow132">
          <table:table-cell table:style-name="TableCell133">
            <text:p text:style-name="TableContents"><text:span text:style-name="SourceText">__int16</text:span>,<text:s/><text:span text:style-name="SourceText">short</text:span>,<text:s/><text:span text:style-name="SourceText">unsigned short</text:span>,<text:s/><text:span text:style-name="SourceText">wchar_t</text:span>,<text:s/><text:span text:style-name="SourceText">__wchar_t</text:span></text:p>
          </table:table-cell>
          <table:table-cell table:style-name="TableCell134">
            <text:p text:style-name="TableContents">2 bytes</text:p>
          </table:table-cell>
        </table:table-row>
        <table:table-row table:style-name="TableRow135">
          <table:table-cell table:style-name="TableCell136">
            <text:p text:style-name="TableContents"><text:span text:style-name="SourceText">float</text:span>,<text:s/><text:span text:style-name="SourceText">__int32</text:span>,<text:s/><text:span text:style-name="SourceText">int</text:span>,<text:s/><text:span text:style-name="SourceText">unsigned int</text:span>,<text:s/><text:span text:style-name="SourceText">long</text:span>,<text:s/><text:span text:style-name="SourceText">unsigned long</text:span></text:p>
          </table:table-cell>
          <table:table-cell table:style-name="TableCell137">
            <text:p text:style-name="TableContents">4 bytes</text:p>
          </table:table-cell>
        </table:table-row>
        <table:table-row table:style-name="TableRow138">
          <table:table-cell table:style-name="TableCell139">
            <text:p text:style-name="TableContents"><text:span text:style-name="SourceText">double</text:span>,<text:s/><text:span text:style-name="SourceText">__int64</text:span>,<text:s/><text:span text:style-name="SourceText">long double</text:span>,<text:s/><text:span text:style-name="SourceText">long<text:s/></text:span><text:span text:style-name="SourceText">long</text:span></text:p>
          </table:table-cell>
          <table:table-cell table:style-name="TableCell140">
            <text:p text:style-name="TableContents">8 bytes</text:p>
          </table:table-cell>
        </table:table-row>
      </table:table>
      <text:p text:style-name="Textbody"><text:a xlink:href="https://msdn.microsoft.com/en-us/library/cc953fe1.aspx" office:target-frame-name="_top" xlink:show="replace">https://msdn.microsoft.com/en-us/library/cc953fe1.aspx</text:a></text:p>
      <text:p text:style-name="Textbody"/>
      <text:h text:style-name="Heading2" text:outline-level="2"><text:bookmark-start text:name="__RefHeading__1548_2046050055"/>Type category<text:bookmark-end text:name="__RefHeading__1548_2046050055"/></text:h>
      <text:h text:style-name="Heading3" text:outline-level="3"><text:bookmark-start text:name="__RefHeading__14200_2134843222"/>Double<text:bookmark-end text:name="__RefHeading__14200_2134843222"/></text:h>
      <text:p text:style-name="Textbody">In the computation of convergence order, we do not use integer in the codes. Instead, we need<text:s/>adding a point and a zero after the integer to make it become a double type.</text:p>
      <text:h text:style-name="Heading3" text:outline-level="3"><text:bookmark-start text:name="__RefHeading__857_2134843222"/>Bool<text:bookmark-end text:name="__RefHeading__857_2134843222"/></text:h>
      <text:p text:style-name="Textbody">bool is a fundamental datatype in C++. Converting<text:s/><text:span text:style-name="SourceText">true</text:span><text:s/>to an integer type will yield 1, and converting<text:s/><text:span text:style-name="SourceText">false</text:span><text:s/>will yield 0 .</text:p>
      <text:p text:style-name="Textbody"><text:a xlink:href="https://stackoverflow.com/questions/356726/is-bool-a-basic-datatype-in-c" office:target-frame-name="_top" xlink:show="replace">https://stackoverflow.com/questions/356726/is-bool-a-basic-datatype-in-c</text:a></text:p>
      <text:h text:style-name="Heading3" text:outline-level="3"><text:bookmark-start text:name="__RefHeading___Toc15674_138230345"/>std::vector<text:bookmark-end text:name="__RefHeading___Toc15674_138230345"/></text:h>
      <text:p text:style-name="Textbody">std::vector&lt;Vector&lt;double&gt;&gt; rhs_values(n_q_points, Vector&lt;double&gt;(dim)); <text:s text:c="27"/></text:p>
      <text:p text:style-name="Textbody"/>
      <text:p text:style-name="Textbody">// don't forget the<text:s/>second argument, May 9, 2019</text:p>
      <text:p text:style-name="Textbody"/>
      <text:p text:style-name="Textbody"/>
      <text:h text:style-name="Heading3" text:outline-level="3"><text:bookmark-start text:name="__RefHeading___Toc4195_533666602"/>typedef, June 6, 2019<text:bookmark-end text:name="__RefHeading___Toc4195_533666602"/></text:h>
      <text:p text:style-name="Textbody">// <text:s text:c="4"/>typedef unsigned int my_int;</text:p>
      <text:p text:style-name="Textbody">// <text:s text:c="4"/>my_int exmple_my_int = 2;</text:p>
      <text:p text:style-name="Textbody">// <text:s text:c="4"/>std::cout &lt;&lt; " <text:s text:c="3"/>exmple_my_int: " &lt;&lt; exmple_my_int &lt;&lt; std::endl; <text:s text:c="3"/></text:p>
      <text:p text:style-name="Textbody">// <text:s text:c="2"/></text:p>
      <text:p text:style-name="Textbody">// <text:s text:c="4"/>typedef unsigned int my_boundary_id;</text:p>
      <text:soft-page-break/>
      <text:p text:style-name="Textbody">// <text:s text:c="4"/>my_boundary_id my_bnd = 2;</text:p>
      <text:p text:style-name="Textbody">// <text:s text:c="4"/>std::cout &lt;&lt; " <text:s text:c="3"/>my_bnd: " &lt;&lt; my_bnd &lt;&lt; std::endl;</text:p>
      <text:p text:style-name="Textbody"/>
      <text:p text:style-name="Textbody"/>
      <text:h text:style-name="Heading2" text:outline-level="2"><text:bookmark-start text:name="__RefHeading__10934_457970875"/>Tensor<text:bookmark-end text:name="__RefHeading__10934_457970875"/></text:h>
      <text:p text:style-name="Textbody">A tensor is a generalization of scalars (rank zero tensors), vectors (rank one tensors), and matrices (rank two tensors). P9, step 7</text:p>
      <text:p text:style-name="Standard"><text:span text:style-name="T141">std::vector&lt;Tensor&lt;1,1&gt;&gt;&amp;</text:span><text:span text:style-name="T142"><text:tab/></text:span><text:span text:style-name="T143"><text:tab/>g</text:span><text:span text:style-name="T144">radients;</text:span></text:p>
      <text:p text:style-name="Standard">The vector size is unknow, which is determined by assignment.</text:p>
      <text:p text:style-name="Standard">The correct citation way is gradients[0][0], gradients[1][0], ..., gradients[n][0]</text:p>
      <text:p text:style-name="Standard">P14 Functon class template.</text:p>
      <text:h text:style-name="Heading2" text:outline-level="2"><text:bookmark-start text:name="__RefHeading__6142_58343666"/>Point &lt;dim&gt;<text:bookmark-end text:name="__RefHeading__6142_58343666"/></text:h>
      <text:p text:style-name="Standard">Tensors of rank 1 and points are almost exchangeable.</text:p>
      <text:p text:style-name="Standard">Tensor&lt;1,dim&gt;<text:s/><draw:frame draw:style-name="a0" text:anchor-type="as-char" svg:x="0in" svg:y="0in" svg:width="0.125in" svg:height="0.19167in" style:rel-width="scale" style:rel-height="scale"><draw:object xlink:href="Object 1/" xlink:type="simple" xlink:show="embed" xlink:actuate="onLoad"/></draw:frame>Point&lt;dim&gt; <text:s/>P10, step-7.</text:p>
      <text:p text:style-name="Standard"/>
      <text:p text:style-name="Standard">Note the calling method of Points</text:p>
      <text:p text:style-name="Standard">Point &lt;dim, double&gt; a;</text:p>
      <text:p text:style-name="Standard">a[0] is in type double.</text:p>
      <text:p text:style-name="Standard"/>
      <text:p text:style-name="Textbody"/>
      <text:h text:style-name="Heading2" text:outline-level="2"><text:bookmark-start text:name="__RefHeading__17175_1883312425"/>Global variable<text:bookmark-end text:name="__RefHeading__17175_1883312425"/></text:h>
      <text:p text:style-name="Textbody">In order to define a global variable, we'd better define it in the constructor like what we do in deal.ii<text:s/>step-3::step-3.</text:p>
      <text:h text:style-name="Heading2" text:outline-level="2"><text:bookmark-start text:name="__RefHeading___Toc3829_337972946"/>Array<text:bookmark-end text:name="__RefHeading___Toc3829_337972946"/></text:h>
      <text:h text:style-name="Heading3" text:outline-level="3"><text:bookmark-start text:name="__RefHeading___Toc28972_2070464257"/>Create an array<text:bookmark-end text:name="__RefHeading___Toc28972_2070464257"/></text:h>
      <text:p text:style-name="Contents1">std::array&lt;int, 3&gt; a = {1,2,3};</text:p>
      <text:p text:style-name="Normal"><text:a xlink:href="http://en.cppreference.com/w/cpp/container/array/" office:target-frame-name="_top" xlink:show="replace"><text:span text:style-name="Hyperlink">http://en.cppreference.com/w/cpp/container/array/</text:span></text:a></text:p>
      <text:p text:style-name="Normal"><text:a xlink:href="http://www.cplusplus.com/doc/tutorial/arrays/" office:target-frame-name="_top" xlink:show="replace"><text:span text:style-name="Hyperlink">http://www.cplusplus.com/doc/tutorial/arrays/</text:span></text:a></text:p>
      <text:p text:style-name="P145"/>
      <text:h text:style-name="Heading1" text:outline-level="1"><text:bookmark-start text:name="__RefHeading__851_2134843222"/>Terminology<text:bookmark-end text:name="__RefHeading__851_2134843222"/></text:h>
      <text:h text:style-name="Heading2" text:outline-level="2"><text:bookmark-start text:name="__RefHeading__897_1399075799"/>Address, <text:s/><text:span text:style-name="T146">Lecture 31</text:span><text:bookmark-end text:name="__RefHeading__897_1399075799"/></text:h>
      <text:p text:style-name="Textbody">Address operator (<text:span text:style-name="T147">&amp;</text:span>) is used to get the address of the memory locations.</text:p>
      <text:p text:style-name="Textbody">For example, if we set a variable</text:p>
      <text:p text:style-name="Textbody">int age;</text:p>
      <text:p text:style-name="Textbody">then the address of the variable 'age' is called '&amp;age'.</text:p>
      <text:h text:style-name="Heading2" text:outline-level="2"><text:bookmark-start text:name="__RefHeading__1542_2046050055"/><text:soft-page-break/>Pointer<text:bookmark-end text:name="__RefHeading__1542_2046050055"/></text:h>
      <text:p text:style-name="Textbody">A pointer is a variable which contains the address of memory.</text:p>
      <text:p text:style-name="Textbody">If the variable is an integer, the pointer should also be of type integer.</text:p>
      <text:p text:style-name="Textbody">For example, if we set</text:p>
      <text:p text:style-name="Textbody">int age;</text:p>
      <text:p text:style-name="Textbody">then when creating a pointer of age, we need to set</text:p>
      <text:p text:style-name="Textbody">int *ageptr; //here a star<text:s/>operator is required.</text:p>
      <text:p text:style-name="Textbody">Then we need to give the address of age (&amp;age) to this pointer.</text:p>
      <text:p text:style-name="Textbody">For example:</text:p>
      <text:p text:style-name="Standard"><text:span text:style-name="T148">#include</text:span><text:span text:style-name="T149"><text:s/></text:span><text:span text:style-name="T150">&lt;iostream&gt;</text:span></text:p>
      <text:p text:style-name="Standard"><text:span text:style-name="T151">using</text:span><text:span text:style-name="T152"><text:s/></text:span><text:span text:style-name="T153">namespace</text:span><text:span text:style-name="T154"><text:s/>std;</text:span></text:p>
      <text:p text:style-name="P155"/>
      <text:p text:style-name="Standard"><text:span text:style-name="T156">int</text:span><text:span text:style-name="T157"><text:s/></text:span><text:span text:style-name="T158">main</text:span><text:span text:style-name="T159">() {</text:span></text:p>
      <text:p text:style-name="P160"/>
      <text:p text:style-name="Standard"><text:span text:style-name="T161"><text:tab/></text:span><text:span text:style-name="T162">int</text:span><text:span text:style-name="T163"><text:s/>age = 24;</text:span></text:p>
      <text:p text:style-name="Standard"><text:span text:style-name="T164"><text:tab/></text:span><text:span text:style-name="T165">bool</text:span><text:span text:style-name="T166"><text:s/>human =<text:s/></text:span><text:span text:style-name="T167">true</text:span><text:span text:style-name="T168">;</text:span></text:p>
      <text:p text:style-name="P169"/>
      <text:p text:style-name="Standard"><text:span text:style-name="T170"><text:tab/></text:span><text:span text:style-name="T171">int</text:span><text:span text:style-name="T172"><text:s/>*ageptr;</text:span></text:p>
      <text:p text:style-name="Standard"><text:span text:style-name="T173"><text:tab/></text:span><text:span text:style-name="T174">bool</text:span><text:span text:style-name="T175"><text:s/>*humanptr;</text:span></text:p>
      <text:p text:style-name="P176"/>
      <text:p text:style-name="P177"><text:tab/>ageptr = &amp;age;</text:p>
      <text:p text:style-name="P178"><text:tab/>humanptr =<text:s/>&amp;human;</text:p>
      <text:p text:style-name="P179"/>
      <text:p text:style-name="Standard"><text:span text:style-name="T180"><text:tab/>cout &lt;&lt; age &lt;&lt;<text:s/></text:span><text:span text:style-name="T181">" --&gt; "</text:span><text:span text:style-name="T182"><text:s/>&lt;&lt; ageptr &lt;&lt;<text:s/></text:span><text:span text:style-name="T183">endl</text:span><text:span text:style-name="T184">;</text:span></text:p>
      <text:p text:style-name="Standard"><text:span text:style-name="T185"><text:tab/>cout &lt;&lt; human &lt;&lt;<text:s/></text:span><text:span text:style-name="T186">" --&gt; "</text:span><text:span text:style-name="T187"><text:s/>&lt;&lt; humanptr &lt;&lt;<text:s/></text:span><text:span text:style-name="T188">endl</text:span><text:span text:style-name="T189">;</text:span></text:p>
      <text:p text:style-name="P190"/>
      <text:p text:style-name="Standard"><text:span text:style-name="T191"><text:tab/>cout &lt;&lt; age &lt;&lt;<text:s/></text:span><text:span text:style-name="T192">" --&gt; "</text:span><text:span text:style-name="T193"><text:s/>&lt;&lt; *ageptr &lt;&lt;<text:s/></text:span><text:span text:style-name="T194">endl</text:span><text:span text:style-name="T195">;</text:span></text:p>
      <text:p text:style-name="Standard"><text:span text:style-name="T196"><text:tab/>cout &lt;&lt; human &lt;&lt;<text:s/></text:span><text:span text:style-name="T197">" --&gt; "</text:span><text:span text:style-name="T198"><text:s/>&lt;&lt; *humanptr &lt;&lt;<text:s/></text:span><text:span text:style-name="T199">endl</text:span><text:span text:style-name="T200">;</text:span></text:p>
      <text:p text:style-name="P201"/>
      <text:p text:style-name="Standard"><text:span text:style-name="T202"><text:tab/></text:span><text:span text:style-name="T203">return</text:span><text:span text:style-name="T204"><text:s/>0;</text:span></text:p>
      <text:p text:style-name="P205">}</text:p>
      <text:p text:style-name="Standard"/>
      <text:p text:style-name="P206">The result is</text:p>
      <text:p text:style-name="P207"/>
      <text:p text:style-name="P208">24 --&gt; 0x7ffd8540f52c</text:p>
      <text:p text:style-name="P209">1 --&gt; 0x7ffd8540f52b</text:p>
      <text:p text:style-name="P210">24 --&gt; 24</text:p>
      <text:p text:style-name="P211">1 --&gt; 1</text:p>
      <text:p text:style-name="P212"/>
      <text:p text:style-name="P213">Source: C++ youtube video.</text:p>
      <text:p text:style-name="P214"/>
      <text:list text:style-name="LFO3" text:continue-numbering="true">
        <text:list-item>
          <text:p text:style-name="P215">Another implementation, May, 2019</text:p>
        </text:list-item>
      </text:list>
      <text:p text:style-name="P216">// <text:s text:c="4"/>int example_int = 4;</text:p>
      <text:p text:style-name="P217">// <text:s text:c="4"/>int *my_pointer;</text:p>
      <text:p text:style-name="P218">// <text:s text:c="4"/>std::cout &lt;&lt; " <text:s text:c="3"/>my_pointer points to the memory address " &lt;&lt; my_pointer &lt;&lt; ".\n";</text:p>
      <text:p text:style-name="P219">// <text:s text:c="4"/>my_pointer = &amp;example_int;</text:p>
      <text:p text:style-name="P220">// <text:s text:c="4"/>std::cout &lt;&lt; " <text:s text:c="3"/>after setting, my_pointer points to the memory address " &lt;&lt; my_pointer &lt;&lt; ".\n";</text:p>
      <text:p text:style-name="P221"><text:s text:c="2"/></text:p>
      <text:p text:style-name="P222"/>
      <text:h text:style-name="Heading3" text:outline-level="3"><text:bookmark-start text:name="__RefHeading__1544_2046050055"/><text:soft-page-break/>The size of a pointer<text:bookmark-end text:name="__RefHeading__1544_2046050055"/></text:h>
      <text:p text:style-name="P223">The pointer size of type 'int', 'double', 'float', 'char', 'class' are all 8.</text:p>
      <text:p text:style-name="Standard"><text:span text:style-name="T224">source:<text:s/></text:span><text:a xlink:href="https://stackoverflow.com/questions/6751749/what-is-the-size-of-a-pointer" office:target-frame-name="_top" xlink:show="replace"><text:span text:style-name="T225">e</text:span></text:a><text:span text:style-name="T226">clipse test</text:span></text:p>
      <text:p text:style-name="P227"/>
      <text:h text:style-name="Heading2" text:outline-level="2"><text:bookmark-start text:name="__RefHeading___Toc17002_548043565"/>Reference</text:h>
      <text:h text:style-name="Heading3" text:outline-level="3"><text:span text:style-name="T228">&amp;</text:span> used in a <text:span text:style-name="T229">declaration</text:span></text:h>
      <text:p text:style-name="Textbody"><text:span text:style-name="T230">when </text:span><text:span text:style-name="T231">&amp;</text:span><text:span text:style-name="T232"> is used in a </text:span><text:span text:style-name="T233">declaration </text:span><text:span text:style-name="T234">(including </text:span><text:span text:style-name="T235">function formal parameters</text:span><text:span text:style-name="T236">), it is part of the type identifier and is used to declare a </text:span><text:span text:style-name="T237">reference variable</text:span><text:span text:style-name="T238"> (or </text:span><text:span text:style-name="T239">reference</text:span><text:span text:style-name="T240"> or </text:span><text:span text:style-name="T241">alias</text:span><text:span text:style-name="T242"> or </text:span><text:span text:style-name="T243">alternate name</text:span><text:span text:style-name="T244">). It is used to provide </text:span><text:span text:style-name="T245">another name</text:span><text:span text:style-name="T246">, or </text:span><text:span text:style-name="T247">another reference</text:span><text:span text:style-name="T248">, or </text:span><text:span text:style-name="T249">alias</text:span><text:span text:style-name="T250"> to an existing variable.</text:span></text:p>
      <text:p text:style-name="Textbody"><text:a xlink:href="https://www3.ntu.edu.sg/home/ehchua/programming/cpp/cp4_PointerReference.html" office:target-frame-name="_top" xlink:show="replace"><text:span text:style-name="Hyperlink">https://www3.ntu.edu.sg/home/ehchua/programming/cpp/cp4_PointerReference.html</text:span></text:a></text:p>
      <text:p text:style-name="Textbody"/>
      <text:h text:style-name="Heading2" text:outline-level="2">loop<text:bookmark-end text:name="__RefHeading___Toc17002_548043565"/></text:h>
      <text:h text:style-name="Heading3" text:outline-level="3"><text:bookmark-start text:name="__RefHeading___Toc17004_548043565"/>Convert iterator to index, Jan. 7, 2019<text:bookmark-end text:name="__RefHeading___Toc17004_548043565"/></text:h>
      <text:p text:style-name="Textbody"><text:s text:c="4"/>unsigned int j=0;</text:p>
      <text:p text:style-name="Textbody"><text:s text:c="4"/>for (auto i = inte_xi_real_double_vector.begin(); i != inte_xi_real_double_vector.end(); ++i)</text:p>
      <text:p text:style-name="Textbody"><text:s text:c="4"/>{</text:p>
      <text:p text:style-name="Textbody"><text:s text:c="8"/>j=std::distance(inte_xi_real_double_vector.begin(),i);</text:p>
      <text:p text:style-name="Textbody"><text:s text:c="4"/>}</text:p>
      <text:p text:style-name="Textbody"/>
      <text:p text:style-name="Textbody"><text:a xlink:href="https://stackoverflow.com/questions/26995725/how-to-convert-vector-iterator-to-int-in-c" office:target-frame-name="_top" xlink:show="replace">https://stackoverflow.com/questions/26995725/how-to-convert-vector-iterator-to-int-in-c</text:a></text:p>
      <text:p text:style-name="Textbody"/>
      <text:h text:style-name="Heading2" text:outline-level="2"><text:bookmark-start text:name="__RefHeading__10418_457970875"/>Method<text:bookmark-end text:name="__RefHeading__10418_457970875"/></text:h>
      <text:p text:style-name="Textbody">A<text:s/><text:span text:style-name="T251">method</text:span><text:s/>is a member function of a class, but in<text:s/><text:span text:style-name="T252">C++</text:span><text:s/>they are more commonly called member functions than<text:s/><text:span text:style-name="T253">methods</text:span><text:s/>(some programmers coming from other languages like Java call them<text:s/><text:span text:style-name="T254">methods</text:span>). A function is usually meant to mean a free-function, which is not the member of a class.</text:p>
      <text:h text:style-name="Heading2" text:outline-level="2"><text:bookmark-start text:name="__RefHeading___Toc10620_406370743"/>Const qualifier<text:bookmark-end text:name="__RefHeading___Toc10620_406370743"/></text:h>
      <text:h text:style-name="Heading3" text:outline-level="3"><text:bookmark-start text:name="__RefHeading___Toc3823_337972946"/><text:a xlink:href="https://stackoverflow.com/questions/5973427/error-passing-xxx-as-this-argument-of-xxx-discards-qualifiers" office:target-frame-name="_top" xlink:show="replace">error: passing xxx as 'this' argument of xxx discards qualifiers</text:a>, 9-3-2018<text:bookmark-end text:name="__RefHeading___Toc3823_337972946"/></text:h>
      <text:p text:style-name="Textbody">Assignment H11-heat-equation.cc</text:p>
      <text:p text:style-name="Textbody"><text:a xlink:href="https://stackoverflow.com/questions/5973427/error-passing-xxx-as-this-argument-of-xxx-discards-qualifiers" office:target-frame-name="_top" xlink:show="replace"><text:span text:style-name="T255">https://stackoverflow.com/questions/5973427/error-passing-xxx-as-this-argument-of-xxx-discards-qu</text:span><text:span text:style-name="T256">alifiers</text:span></text:a></text:p>
      <text:h text:style-name="Heading2" text:outline-level="2"><text:bookmark-start text:name="__RefHeading___Toc10632_406370743"/>const function<text:bookmark-end text:name="__RefHeading___Toc10632_406370743"/></text:h>
      <text:p text:style-name="Textbody">A function becomes const when const keyword is used in function’s declaration. The idea of const functions is not allow them to modify the object on which they are called.</text:p>
      <text:p text:style-name="Textbody"><text:a xlink:href="http://www.geeksforgeeks.org/const-member-functions-c/" office:target-frame-name="_top" xlink:show="replace">www.geeksforgeeks.org/const-member-functions-c/</text:a></text:p>
      <text:h text:style-name="Heading2" text:outline-level="2"><text:bookmark-start text:name="__RefHeading___Toc10627_406370743"/><text:soft-page-break/>Memory<text:bookmark-end text:name="__RefHeading___Toc10627_406370743"/></text:h>
      <text:p text:style-name="Textbody">The memory of data members of class is continuous.</text:p>
      <text:p text:style-name="Textbody">Source: P266, c++ course.</text:p>
      <text:p text:style-name="Textbody"/>
      <text:p text:style-name="Textbody">The memory of array elements is continuous.</text:p>
      <text:p text:style-name="Textbody">Source: eclipse test or</text:p>
      <text:p text:style-name="Textbody"><text:a xlink:href="https://stackoverflow.com/questions/6632915/is-the-memory-in-stdarray-contiguous" office:target-frame-name="_top" xlink:show="replace">https://stackoverflow.com/questions/6632915/is-the-memory-in-stdarray-contiguous</text:a></text:p>
      <text:h text:style-name="Heading2" text:outline-level="2"><text:bookmark-start text:name="__RefHeading___Toc10622_406370743"/>Operators<text:bookmark-end text:name="__RefHeading___Toc10622_406370743"/></text:h>
      <text:h text:style-name="Heading3" text:outline-level="3"><text:bookmark-start text:name="__RefHeading__9255_1778572435"/>Description of operators<text:bookmark-end text:name="__RefHeading__9255_1778572435"/></text:h>
      <table:table table:style-name="Table257">
        <table:table-columns>
          <table:table-column table:style-name="TableColumn258"/>
          <table:table-column table:style-name="TableColumn259"/>
          <table:table-column table:style-name="TableColumn260"/>
          <table:table-column table:style-name="TableColumn261"/>
          <table:table-column table:style-name="TableColumn262"/>
        </table:table-columns>
        <table:table-row table:style-name="TableRow263">
          <table:table-cell table:style-name="TableCell264">
            <text:p text:style-name="TableHeading">Level</text:p>
          </table:table-cell>
          <table:table-cell table:style-name="TableCell265">
            <text:p text:style-name="TableHeading">Precedence group</text:p>
          </table:table-cell>
          <table:table-cell table:style-name="TableCell266">
            <text:p text:style-name="TableHeading">Operator</text:p>
          </table:table-cell>
          <table:table-cell table:style-name="TableCell267">
            <text:p text:style-name="TableHeading">Description</text:p>
          </table:table-cell>
          <table:table-cell table:style-name="TableCell268">
            <text:p text:style-name="TableHeading">Grouping</text:p>
          </table:table-cell>
        </table:table-row>
        <table:table-row table:style-name="TableRow269">
          <table:table-cell table:style-name="TableCell270">
            <text:p text:style-name="TableContents">1</text:p>
          </table:table-cell>
          <table:table-cell table:style-name="TableCell271">
            <text:p text:style-name="TableContents">Scope</text:p>
          </table:table-cell>
          <table:table-cell table:style-name="TableCell272">
            <text:p text:style-name="TableContents"><text:span text:style-name="SourceText">::</text:span></text:p>
          </table:table-cell>
          <table:table-cell table:style-name="TableCell273">
            <text:p text:style-name="TableContents">scope qualifier</text:p>
          </table:table-cell>
          <table:table-cell table:style-name="TableCell274">
            <text:p text:style-name="TableContents">Left-to-right</text:p>
          </table:table-cell>
        </table:table-row>
        <table:table-row table:style-name="TableRow275">
          <table:table-cell table:style-name="TableCell276" table:number-rows-spanned="4">
            <text:p text:style-name="TableContents">2</text:p>
          </table:table-cell>
          <table:table-cell table:style-name="TableCell277" table:number-rows-spanned="4">
            <text:p text:style-name="TableContents">Postfix (unary)</text:p>
          </table:table-cell>
          <table:table-cell table:style-name="TableCell278">
            <text:p text:style-name="TableContents"><text:span text:style-name="SourceText">++ --</text:span></text:p>
          </table:table-cell>
          <table:table-cell table:style-name="TableCell279">
            <text:p text:style-name="TableContents">postfix increment / decrement</text:p>
          </table:table-cell>
          <table:table-cell table:style-name="TableCell280" table:number-rows-spanned="4">
            <text:p text:style-name="TableContents">Left-to-right</text:p>
          </table:table-cell>
        </table:table-row>
        <table:table-row table:style-name="TableRow281">
          <table:covered-table-cell>
            <text:p text:style-name="Normal"/>
          </table:covered-table-cell>
          <table:covered-table-cell>
            <text:p text:style-name="Normal"/>
          </table:covered-table-cell>
          <table:table-cell table:style-name="TableCell282">
            <text:p text:style-name="TableContents"><text:span text:style-name="SourceText">()</text:span></text:p>
          </table:table-cell>
          <table:table-cell table:style-name="TableCell283">
            <text:p text:style-name="TableContents">functional forms</text:p>
          </table:table-cell>
          <table:covered-table-cell>
            <text:p text:style-name="Normal"/>
          </table:covered-table-cell>
        </table:table-row>
        <table:table-row table:style-name="TableRow284">
          <table:covered-table-cell>
            <text:p text:style-name="Normal"/>
          </table:covered-table-cell>
          <table:covered-table-cell>
            <text:p text:style-name="Normal"/>
          </table:covered-table-cell>
          <table:table-cell table:style-name="TableCell285">
            <text:p text:style-name="TableContents"><text:span text:style-name="SourceText">[]</text:span></text:p>
          </table:table-cell>
          <table:table-cell table:style-name="TableCell286">
            <text:p text:style-name="TableContents">subscript</text:p>
          </table:table-cell>
          <table:covered-table-cell>
            <text:p text:style-name="Normal"/>
          </table:covered-table-cell>
        </table:table-row>
        <table:table-row table:style-name="TableRow287">
          <table:covered-table-cell>
            <text:p text:style-name="Normal"/>
          </table:covered-table-cell>
          <table:covered-table-cell>
            <text:p text:style-name="Normal"/>
          </table:covered-table-cell>
          <table:table-cell table:style-name="TableCell288">
            <text:p text:style-name="TableContents"><text:span text:style-name="SourceText">. -&gt;</text:span></text:p>
          </table:table-cell>
          <table:table-cell table:style-name="TableCell289">
            <text:p text:style-name="TableContents">member access</text:p>
          </table:table-cell>
          <table:covered-table-cell>
            <text:p text:style-name="Normal"/>
          </table:covered-table-cell>
        </table:table-row>
        <table:table-row table:style-name="TableRow290">
          <table:table-cell table:style-name="TableCell291" table:number-rows-spanned="7">
            <text:p text:style-name="TableContents">3</text:p>
          </table:table-cell>
          <table:table-cell table:style-name="TableCell292" table:number-rows-spanned="7">
            <text:p text:style-name="TableContents">Prefix (unary)</text:p>
          </table:table-cell>
          <table:table-cell table:style-name="TableCell293">
            <text:p text:style-name="TableContents"><text:span text:style-name="SourceText">++ --</text:span></text:p>
          </table:table-cell>
          <table:table-cell table:style-name="TableCell294">
            <text:p text:style-name="TableContents">prefix increment /<text:s/>decrement</text:p>
          </table:table-cell>
          <table:table-cell table:style-name="TableCell295" table:number-rows-spanned="7">
            <text:p text:style-name="TableContents">Right-to-left</text:p>
          </table:table-cell>
        </table:table-row>
        <table:table-row table:style-name="TableRow296">
          <table:covered-table-cell>
            <text:p text:style-name="Normal"/>
          </table:covered-table-cell>
          <table:covered-table-cell>
            <text:p text:style-name="Normal"/>
          </table:covered-table-cell>
          <table:table-cell table:style-name="TableCell297">
            <text:p text:style-name="TableContents"><text:span text:style-name="SourceText">~ !</text:span></text:p>
          </table:table-cell>
          <table:table-cell table:style-name="TableCell298">
            <text:p text:style-name="TableContents">bitwise NOT / logical NOT</text:p>
          </table:table-cell>
          <table:covered-table-cell>
            <text:p text:style-name="Normal"/>
          </table:covered-table-cell>
        </table:table-row>
        <table:table-row table:style-name="TableRow299">
          <table:covered-table-cell>
            <text:p text:style-name="Normal"/>
          </table:covered-table-cell>
          <table:covered-table-cell>
            <text:p text:style-name="Normal"/>
          </table:covered-table-cell>
          <table:table-cell table:style-name="TableCell300">
            <text:p text:style-name="TableContents"><text:span text:style-name="SourceText">+ -</text:span></text:p>
          </table:table-cell>
          <table:table-cell table:style-name="TableCell301">
            <text:p text:style-name="TableContents">unary prefix</text:p>
          </table:table-cell>
          <table:covered-table-cell>
            <text:p text:style-name="Normal"/>
          </table:covered-table-cell>
        </table:table-row>
        <table:table-row table:style-name="TableRow302">
          <table:covered-table-cell>
            <text:p text:style-name="Normal"/>
          </table:covered-table-cell>
          <table:covered-table-cell>
            <text:p text:style-name="Normal"/>
          </table:covered-table-cell>
          <table:table-cell table:style-name="TableCell303">
            <text:p text:style-name="TableContents"><text:span text:style-name="SourceText">&amp; *</text:span></text:p>
          </table:table-cell>
          <table:table-cell table:style-name="TableCell304">
            <text:p text:style-name="TableContents">reference / dereference</text:p>
          </table:table-cell>
          <table:covered-table-cell>
            <text:p text:style-name="Normal"/>
          </table:covered-table-cell>
        </table:table-row>
        <table:table-row table:style-name="TableRow305">
          <table:covered-table-cell>
            <text:p text:style-name="Normal"/>
          </table:covered-table-cell>
          <table:covered-table-cell>
            <text:p text:style-name="Normal"/>
          </table:covered-table-cell>
          <table:table-cell table:style-name="TableCell306">
            <text:p text:style-name="TableContents"><text:span text:style-name="SourceText">new delete</text:span></text:p>
          </table:table-cell>
          <table:table-cell table:style-name="TableCell307">
            <text:p text:style-name="TableContents">allocation / deallocation</text:p>
          </table:table-cell>
          <table:covered-table-cell>
            <text:p text:style-name="Normal"/>
          </table:covered-table-cell>
        </table:table-row>
        <table:table-row table:style-name="TableRow308">
          <table:covered-table-cell>
            <text:p text:style-name="Normal"/>
          </table:covered-table-cell>
          <table:covered-table-cell>
            <text:p text:style-name="Normal"/>
          </table:covered-table-cell>
          <table:table-cell table:style-name="TableCell309">
            <text:p text:style-name="TableContents"><text:span text:style-name="SourceText">sizeof</text:span></text:p>
          </table:table-cell>
          <table:table-cell table:style-name="TableCell310">
            <text:p text:style-name="TableContents">parameter pack</text:p>
          </table:table-cell>
          <table:covered-table-cell>
            <text:p text:style-name="Normal"/>
          </table:covered-table-cell>
        </table:table-row>
        <table:table-row table:style-name="TableRow311">
          <table:covered-table-cell>
            <text:p text:style-name="Normal"/>
          </table:covered-table-cell>
          <table:covered-table-cell>
            <text:p text:style-name="Normal"/>
          </table:covered-table-cell>
          <table:table-cell table:style-name="TableCell312">
            <text:p text:style-name="TableContents"><text:span text:style-name="SourceText">(</text:span><text:span text:style-name="T313">type</text:span><text:span text:style-name="SourceText">)</text:span></text:p>
          </table:table-cell>
          <table:table-cell table:style-name="TableCell314">
            <text:p text:style-name="TableContents">C-style type-casting</text:p>
          </table:table-cell>
          <table:covered-table-cell>
            <text:p text:style-name="Normal"/>
          </table:covered-table-cell>
        </table:table-row>
        <table:table-row table:style-name="TableRow315">
          <table:table-cell table:style-name="TableCell316">
            <text:p text:style-name="TableContents">4</text:p>
          </table:table-cell>
          <table:table-cell table:style-name="TableCell317">
            <text:p text:style-name="TableContents">Pointer-to-member</text:p>
          </table:table-cell>
          <table:table-cell table:style-name="TableCell318">
            <text:p text:style-name="TableContents"><text:span text:style-name="SourceText">.* -&gt;*</text:span></text:p>
          </table:table-cell>
          <table:table-cell table:style-name="TableCell319">
            <text:p text:style-name="TableContents">access<text:s/>pointer</text:p>
          </table:table-cell>
          <table:table-cell table:style-name="TableCell320">
            <text:p text:style-name="TableContents">Left-to-right</text:p>
          </table:table-cell>
        </table:table-row>
        <table:table-row table:style-name="TableRow321">
          <table:table-cell table:style-name="TableCell322">
            <text:p text:style-name="TableContents">5</text:p>
          </table:table-cell>
          <table:table-cell table:style-name="TableCell323">
            <text:p text:style-name="TableContents">Arithmetic: scaling</text:p>
          </table:table-cell>
          <table:table-cell table:style-name="TableCell324">
            <text:p text:style-name="TableContents"><text:span text:style-name="SourceText">* / %</text:span></text:p>
          </table:table-cell>
          <table:table-cell table:style-name="TableCell325">
            <text:p text:style-name="TableContents">multiply, divide, modulo</text:p>
          </table:table-cell>
          <table:table-cell table:style-name="TableCell326">
            <text:p text:style-name="TableContents">Left-to-right</text:p>
          </table:table-cell>
        </table:table-row>
        <table:table-row table:style-name="TableRow327">
          <table:table-cell table:style-name="TableCell328">
            <text:p text:style-name="TableContents">6</text:p>
          </table:table-cell>
          <table:table-cell table:style-name="TableCell329">
            <text:p text:style-name="TableContents">Arithmetic: addition</text:p>
          </table:table-cell>
          <table:table-cell table:style-name="TableCell330">
            <text:p text:style-name="TableContents"><text:span text:style-name="SourceText">+ -</text:span></text:p>
          </table:table-cell>
          <table:table-cell table:style-name="TableCell331">
            <text:p text:style-name="TableContents">addition, subtraction</text:p>
          </table:table-cell>
          <table:table-cell table:style-name="TableCell332">
            <text:p text:style-name="TableContents">Left-to-right</text:p>
          </table:table-cell>
        </table:table-row>
        <table:table-row table:style-name="TableRow333">
          <table:table-cell table:style-name="TableCell334">
            <text:p text:style-name="TableContents">7</text:p>
          </table:table-cell>
          <table:table-cell table:style-name="TableCell335">
            <text:p text:style-name="TableContents">Bitwise shift</text:p>
          </table:table-cell>
          <table:table-cell table:style-name="TableCell336">
            <text:p text:style-name="TableContents"><text:span text:style-name="SourceText">&lt;&lt; &gt;&gt;</text:span></text:p>
          </table:table-cell>
          <table:table-cell table:style-name="TableCell337">
            <text:p text:style-name="TableContents">shift left, shift right</text:p>
          </table:table-cell>
          <table:table-cell table:style-name="TableCell338">
            <text:p text:style-name="TableContents">Left-to-right</text:p>
          </table:table-cell>
        </table:table-row>
        <table:table-row table:style-name="TableRow339">
          <table:table-cell table:style-name="TableCell340">
            <text:p text:style-name="TableContents">8</text:p>
          </table:table-cell>
          <table:table-cell table:style-name="TableCell341">
            <text:p text:style-name="TableContents">Relational</text:p>
          </table:table-cell>
          <table:table-cell table:style-name="TableCell342">
            <text:p text:style-name="TableContents"><text:span text:style-name="SourceText">&lt; &gt; &lt;= &gt;=</text:span></text:p>
          </table:table-cell>
          <table:table-cell table:style-name="TableCell343">
            <text:p text:style-name="TableContents">comparison operators</text:p>
          </table:table-cell>
          <table:table-cell table:style-name="TableCell344">
            <text:p text:style-name="TableContents">Left-to-right</text:p>
          </table:table-cell>
        </table:table-row>
        <table:table-row table:style-name="TableRow345">
          <table:table-cell table:style-name="TableCell346">
            <text:p text:style-name="TableContents">9</text:p>
          </table:table-cell>
          <table:table-cell table:style-name="TableCell347">
            <text:p text:style-name="TableContents">Equality</text:p>
          </table:table-cell>
          <table:table-cell table:style-name="TableCell348">
            <text:p text:style-name="TableContents"><text:span text:style-name="SourceText">== !=</text:span></text:p>
          </table:table-cell>
          <table:table-cell table:style-name="TableCell349">
            <text:p text:style-name="TableContents">equality / inequality</text:p>
          </table:table-cell>
          <table:table-cell table:style-name="TableCell350">
            <text:p text:style-name="TableContents">Left-to-right</text:p>
          </table:table-cell>
        </table:table-row>
        <table:table-row table:style-name="TableRow351">
          <table:table-cell table:style-name="TableCell352">
            <text:p text:style-name="TableContents">10</text:p>
          </table:table-cell>
          <table:table-cell table:style-name="TableCell353">
            <text:p text:style-name="TableContents">And</text:p>
          </table:table-cell>
          <table:table-cell table:style-name="TableCell354">
            <text:p text:style-name="TableContents"><text:span text:style-name="SourceText">&amp;</text:span></text:p>
          </table:table-cell>
          <table:table-cell table:style-name="TableCell355">
            <text:p text:style-name="TableContents">bitwise AND</text:p>
          </table:table-cell>
          <table:table-cell table:style-name="TableCell356">
            <text:p text:style-name="TableContents">Left-to-right</text:p>
          </table:table-cell>
        </table:table-row>
        <table:table-row table:style-name="TableRow357">
          <table:table-cell table:style-name="TableCell358">
            <text:p text:style-name="TableContents">11</text:p>
          </table:table-cell>
          <table:table-cell table:style-name="TableCell359">
            <text:p text:style-name="TableContents">Exclusive or</text:p>
          </table:table-cell>
          <table:table-cell table:style-name="TableCell360">
            <text:p text:style-name="TableContents"><text:span text:style-name="SourceText">^</text:span></text:p>
          </table:table-cell>
          <table:table-cell table:style-name="TableCell361">
            <text:p text:style-name="TableContents">bitwise XOR</text:p>
          </table:table-cell>
          <table:table-cell table:style-name="TableCell362">
            <text:p text:style-name="TableContents">Left-to-right</text:p>
          </table:table-cell>
        </table:table-row>
        <table:table-row table:style-name="TableRow363">
          <table:table-cell table:style-name="TableCell364">
            <text:p text:style-name="TableContents">12</text:p>
          </table:table-cell>
          <table:table-cell table:style-name="TableCell365">
            <text:p text:style-name="TableContents">Inclusive or</text:p>
          </table:table-cell>
          <table:table-cell table:style-name="TableCell366">
            <text:p text:style-name="TableContents"><text:span text:style-name="SourceText">|</text:span></text:p>
          </table:table-cell>
          <table:table-cell table:style-name="TableCell367">
            <text:p text:style-name="TableContents">bitwise OR</text:p>
          </table:table-cell>
          <table:table-cell table:style-name="TableCell368">
            <text:p text:style-name="TableContents">Left-to-right</text:p>
          </table:table-cell>
        </table:table-row>
        <table:table-row table:style-name="TableRow369">
          <table:table-cell table:style-name="TableCell370">
            <text:p text:style-name="TableContents">13</text:p>
          </table:table-cell>
          <table:table-cell table:style-name="TableCell371">
            <text:p text:style-name="TableContents">Conjunction</text:p>
          </table:table-cell>
          <table:table-cell table:style-name="TableCell372">
            <text:p text:style-name="TableContents"><text:span text:style-name="SourceText">&amp;&amp;</text:span></text:p>
          </table:table-cell>
          <table:table-cell table:style-name="TableCell373">
            <text:p text:style-name="TableContents">logical AND</text:p>
          </table:table-cell>
          <table:table-cell table:style-name="TableCell374">
            <text:p text:style-name="TableContents">Left-to-right</text:p>
          </table:table-cell>
        </table:table-row>
        <text:soft-page-break/>
        <table:table-row table:style-name="TableRow375">
          <table:table-cell table:style-name="TableCell376">
            <text:p text:style-name="TableContents">14</text:p>
          </table:table-cell>
          <table:table-cell table:style-name="TableCell377">
            <text:p text:style-name="TableContents">Disjunction</text:p>
          </table:table-cell>
          <table:table-cell table:style-name="TableCell378">
            <text:p text:style-name="TableContents"><text:span text:style-name="SourceText">||</text:span></text:p>
          </table:table-cell>
          <table:table-cell table:style-name="TableCell379">
            <text:p text:style-name="TableContents">logical OR</text:p>
          </table:table-cell>
          <table:table-cell table:style-name="TableCell380">
            <text:p text:style-name="TableContents">Left-to-right</text:p>
          </table:table-cell>
        </table:table-row>
        <table:table-row table:style-name="TableRow381">
          <table:table-cell table:style-name="TableCell382" table:number-rows-spanned="2">
            <text:p text:style-name="TableContents">15</text:p>
          </table:table-cell>
          <table:table-cell table:style-name="TableCell383" table:number-rows-spanned="2">
            <text:p text:style-name="TableContents">Assignment-level expressions</text:p>
          </table:table-cell>
          <table:table-cell table:style-name="TableCell384">
            <text:p text:style-name="TableContents"><text:span text:style-name="SourceText">= *= /= %= += -=</text:span><text:span text:style-name="SourceText"><text:line-break/></text:span><text:span text:style-name="SourceText">&gt;&gt;= &lt;&lt;= &amp;= ^= |=</text:span></text:p>
          </table:table-cell>
          <table:table-cell table:style-name="TableCell385">
            <text:p text:style-name="TableContents">assignment / compound assignment</text:p>
          </table:table-cell>
          <table:table-cell table:style-name="TableCell386" table:number-rows-spanned="2">
            <text:p text:style-name="TableContents">Right-to-left</text:p>
          </table:table-cell>
        </table:table-row>
        <table:table-row table:style-name="TableRow387">
          <table:covered-table-cell>
            <text:p text:style-name="Normal"/>
          </table:covered-table-cell>
          <table:covered-table-cell>
            <text:p text:style-name="Normal"/>
          </table:covered-table-cell>
          <table:table-cell table:style-name="TableCell388">
            <text:p text:style-name="TableContents"><text:span text:style-name="SourceText">?:</text:span></text:p>
          </table:table-cell>
          <table:table-cell table:style-name="TableCell389">
            <text:p text:style-name="TableContents">conditional operator</text:p>
          </table:table-cell>
          <table:covered-table-cell>
            <text:p text:style-name="Normal"/>
          </table:covered-table-cell>
        </table:table-row>
        <table:table-row table:style-name="TableRow390">
          <table:table-cell table:style-name="TableCell391">
            <text:p text:style-name="TableContents">16</text:p>
          </table:table-cell>
          <table:table-cell table:style-name="TableCell392">
            <text:p text:style-name="TableContents">Sequencing</text:p>
          </table:table-cell>
          <table:table-cell table:style-name="TableCell393">
            <text:p text:style-name="TableContents"><text:span text:style-name="SourceText">,</text:span></text:p>
          </table:table-cell>
          <table:table-cell table:style-name="TableCell394">
            <text:p text:style-name="TableContents">comma separator</text:p>
          </table:table-cell>
          <table:table-cell table:style-name="TableCell395">
            <text:p text:style-name="TableContents">Left-to-right</text:p>
          </table:table-cell>
        </table:table-row>
      </table:table>
      <text:p text:style-name="Textbody"><text:a xlink:href="http://www.cplusplus.com/doc/tutorial/operators/" office:target-frame-name="_top" xlink:show="replace"><text:span text:style-name="T396">http://www.cplusplus.com/doc/tutorial/operators/</text:span></text:a></text:p>
      <text:p text:style-name="Textbody">The bitwise AND operator (<text:span text:style-name="StrongEmphasis">&amp;</text:span>) compares each bit of the first operand to the corresponding bit of the second operand. If<text:s/>both bits are 1, the corresponding result bit is set to 1. Otherwise, the corresponding result bit is set to 0.</text:p>
      <text:p text:style-name="Textbody"><text:a xlink:href="https://msdn.microsoft.com/en-us/library/z0zec0b2.aspx" office:target-frame-name="_top" xlink:show="replace"><text:span text:style-name="T397">https://msdn.microsoft.com/en-us/library/z0zec0b2.aspx</text:span></text:a></text:p>
      <text:h text:style-name="Heading2" text:outline-level="2"><text:bookmark-start text:name="__RefHeading___Toc17006_548043565"/>pair<text:bookmark-end text:name="__RefHeading___Toc17006_548043565"/></text:h>
      <text:h text:style-name="Heading3" text:outline-level="3"><text:bookmark-start text:name="__RefHeading___Toc17008_548043565"/>Define and fill in pairs, Jan. 6, 2019<text:bookmark-end text:name="__RefHeading___Toc17008_548043565"/></text:h>
      <text:p text:style-name="Textbody"><text:s text:c="4"/>std::vector&lt;std::pair &lt;double,double&gt; &gt; vector_pair;</text:p>
      <text:p text:style-name="Textbody"><text:s text:c="4"/>for(unsigned int i=0; i&lt;21; ++i)</text:p>
      <text:p text:style-name="Textbody"><text:s text:c="4"/>{</text:p>
      <text:p text:style-name="Textbody"><text:s text:c="6"/>vector_pair.push_back(std::make_pair(raw_H_double_vector[i],T1r_cellwise[i]));</text:p>
      <text:p text:style-name="Textbody"><text:s text:c="4"/>}</text:p>
      <text:p text:style-name="Textbody"><text:a xlink:href="https://stackoverflow.com/questions/13406790/filling-a-vector-of-pairs" office:target-frame-name="_top" xlink:show="replace">https://stackoverflow.com/questions/13406790/filling-a-vector-of-pairs</text:a></text:p>
      <text:p text:style-name="P398"/>
      <text:h text:style-name="Heading3" text:outline-level="3"><text:bookmark-start text:name="__RefHeading___Toc17010_548043565"/>print out pair elements, Jan. 6, 19<text:bookmark-end text:name="__RefHeading___Toc17010_548043565"/></text:h>
      <text:p text:style-name="Textbody"><text:s text:c="4"/>for (unsigned int i = 0; i&lt; vector_pair.size(); ++i)</text:p>
      <text:p text:style-name="Textbody"><text:s text:c="4"/>{</text:p>
      <text:p text:style-name="P399"><text:tab/>std::cout &lt;&lt; " <text:s text:c="3"/>" &lt;&lt;<text:s/>vector_pair[i].first &lt;&lt; " " &lt;&lt; vector_pair[i].second &lt;&lt; std::endl;<text:tab/><text:tab/><text:tab/></text:p>
      <text:p text:style-name="P400"><text:s text:c="3"/>}</text:p>
      <text:p text:style-name="Textbody"><text:a xlink:href="https://stackoverflow.com/questions/19228994/how-to-print-a-type-vectorpairchar-int-to-screen-c" office:target-frame-name="_top" xlink:show="replace"><text:span text:style-name="T401">https://stackoverflow.com/questions/19228994/how-to-print-a-type-vectorpairchar-int-to-screen-c</text:span></text:a></text:p>
      <text:h text:style-name="Heading3" text:outline-level="3"><text:bookmark-start text:name="__RefHeading___Toc17012_548043565"/>reorder pair elements according to one set of numbers, Jan. 6, 19<text:bookmark-end text:name="__RefHeading___Toc17012_548043565"/></text:h>
      <text:p text:style-name="Textbody"><text:s text:c="4"/>for(unsigned int k = 0; k&lt;21; ++k)</text:p>
      <text:p text:style-name="Textbody"><text:s text:c="4"/>{</text:p>
      <text:p text:style-name="Textbody"><text:s text:c="6"/>for(unsigned int i=0; i&lt;21; ++i)</text:p>
      <text:p text:style-name="Textbody"><text:s text:c="6"/>{</text:p>
      <text:p text:style-name="Textbody"><text:s text:c="8"/>if(vector_pair[i].first==raw_H_double_vector[20-k])</text:p>
      <text:p text:style-name="Textbody"><text:s text:c="8"/>{</text:p>
      <text:soft-page-break/>
      <text:p text:style-name="Textbody"><text:s text:c="12"/>vector_pair_reorder.push_back(vector_pair[i]);</text:p>
      <text:p text:style-name="Textbody"><text:s text:c="12"/>break;</text:p>
      <text:p text:style-name="Textbody"><text:s text:c="8"/>}</text:p>
      <text:p text:style-name="Textbody"><text:s text:c="6"/>}</text:p>
      <text:p text:style-name="Textbody"><text:s text:c="4"/>}</text:p>
      <text:p text:style-name="Textbody"/>
      <text:h text:style-name="Heading1" text:outline-level="1"><text:bookmark-start text:name="__RefHeading__12967_2134843222"/>Function<text:bookmark-end text:name="__RefHeading__12967_2134843222"/></text:h>
      <text:h text:style-name="Heading3" text:outline-level="3"><text:bookmark-start text:name="__RefHeading__13039_2134843222"/>Function prototyping<text:bookmark-end text:name="__RefHeading__13039_2134843222"/></text:h>
      <text:p text:style-name="Textbody">The function prototyping is used when we call a function before defining it.</text:p>
      <text:p text:style-name="Textbody">The function prototyping is declaring the function prototype (return type, function name, a pair of parentheses, parameters(if existing) and a semicolon). For example,</text:p>
      <text:p text:style-name="Textbody">void display();</text:p>
      <text:p text:style-name="Textbody">In fact, when the function prototype is encountered, the compiler will know there is a function called "display" in this program, which is not going to return any values, which is no parameters,<text:s/>which is defined somewhere else.</text:p>
      <text:h text:style-name="Heading2" text:outline-level="2"><text:bookmark-start text:name="__RefHeading__13092_2134843222"/>Function overloading, Lecture 52<text:bookmark-end text:name="__RefHeading__13092_2134843222"/></text:h>
      <text:p text:style-name="Textbody">Writing two or more functions withe the same name, but with different set of parameters is called function overloading.</text:p>
      <text:p text:style-name="Textbody">When you overload the functions or write more than one with the same name, that functions must differ in the type <text:s/>or the number of arguments they take, not by the different return types.</text:p>
      <text:p text:style-name="Standard"><text:span text:style-name="T402">void</text:span><text:span text:style-name="T403"><text:s/></text:span><text:span text:style-name="T404">display</text:span><text:span text:style-name="T405">(){</text:span></text:p>
      <text:p text:style-name="Standard"><text:span text:style-name="T406"><text:tab/>cout &lt;&lt;<text:s/></text:span><text:span text:style-name="T407">"</text:span><text:span text:style-name="T408">hi</text:span><text:span text:style-name="T409"><text:s/>what's up"</text:span><text:span text:style-name="T410">&lt;&lt;<text:s/></text:span><text:span text:style-name="T411">endl</text:span><text:span text:style-name="T412">;</text:span></text:p>
      <text:p text:style-name="P413">}</text:p>
      <text:p text:style-name="Standard"><text:span text:style-name="T414">void</text:span><text:span text:style-name="T415"><text:s/></text:span><text:span text:style-name="T416">display</text:span><text:span text:style-name="T417">(</text:span><text:span text:style-name="T418">string</text:span><text:span text:style-name="T419"><text:s/>name){</text:span></text:p>
      <text:p text:style-name="Standard"><text:span text:style-name="T420"><text:tab/>cout &lt;&lt;<text:s/></text:span><text:span text:style-name="T421">"</text:span><text:span text:style-name="T422">hi</text:span><text:span text:style-name="T423"><text:s/>what's up "</text:span><text:span text:style-name="T424"><text:s/>&lt;&lt; name &lt;&lt; <text:s/></text:span><text:span text:style-name="T425">endl</text:span><text:span text:style-name="T426">;</text:span></text:p>
      <text:p text:style-name="P427">}</text:p>
      <text:h text:style-name="Heading2" text:outline-level="2"><text:bookmark-start text:name="__RefHeading___Toc10636_406370743"/>Implement a function dot that returns the dot product of two double arrays, 5-10-2017<text:bookmark-end text:name="__RefHeading___Toc10636_406370743"/></text:h>
      <text:p text:style-name="Textbody">The code can be found at workspace --&gt; utilities.</text:p>
      <text:p text:style-name="Textbody">Knowledge points:</text:p>
      <text:list text:style-name="LFO4" text:continue-numbering="true">
        <text:list-item>
          <text:p text:style-name="P428">get the size of an array:<text:s/><text:span text:style-name="T429">int</text:span><text:span text:style-name="T430"><text:s/>n =<text:s/></text:span><text:span text:style-name="T431">sizeof</text:span><text:span text:style-name="T432">(a)/</text:span><text:span text:style-name="T433">sizeof</text:span><text:span text:style-name="T434">(a[0]);</text:span></text:p>
        </text:list-item>
      </text:list>
      <text:p text:style-name="Textbody">source:<text:s/><text:a xlink:href="http://www.cplusplus.com/forum/general/33669/" office:target-frame-name="_top" xlink:show="replace">http://www.cplusplus.com/forum/general/33669/</text:a></text:p>
      <text:list text:style-name="LFO4" text:continue-numbering="true">
        <text:list-item>
          <text:p text:style-name="P435">Pass array references in a function</text:p>
        </text:list-item>
      </text:list>
      <text:p text:style-name="Standard"><text:span text:style-name="T436"><text:tab/></text:span><text:span text:style-name="T437">double</text:span><text:span text:style-name="T438"><text:s/>a[4] = {2, 2, 1, 4};</text:span></text:p>
      <text:p text:style-name="Standard"><text:span text:style-name="T439"><text:tab/></text:span><text:span text:style-name="T440">double</text:span><text:span text:style-name="T441"><text:s/>b[4] = {1, 1, 3, 4};</text:span></text:p>
      <text:p text:style-name="P442"><text:tab/>d = dot(a, b, n);</text:p>
      <text:p text:style-name="Standard"><text:span text:style-name="T443">double</text:span><text:span text:style-name="T444"><text:s/></text:span><text:span text:style-name="T445">dot</text:span><text:span text:style-name="T446"><text:s/>(</text:span><text:span text:style-name="T447">double</text:span><text:span text:style-name="T448"><text:s/>(&amp;a)[4],<text:s/></text:span><text:span text:style-name="T449">double</text:span><text:span text:style-name="T450"><text:s/>(</text:span><text:span text:style-name="T451">&amp;b)[4],<text:s/></text:span><text:span text:style-name="T452">int</text:span><text:span text:style-name="T453"><text:s/>n)</text:span></text:p>
      <text:p text:style-name="Textbody">Pay attention to the format.</text:p>
      <text:soft-page-break/>
      <text:list text:style-name="LFO4" text:continue-numbering="true">
        <text:list-item>
          <text:p text:style-name="P454">We give the array size at first</text:p>
        </text:list-item>
      </text:list>
      <text:p text:style-name="Textbody">the function containing an array reference may need this specification.</text:p>
      <text:p text:style-name="P455"/>
      <text:h text:style-name="Heading1" text:outline-level="1"><text:bookmark-start text:name="__RefHeading__13234_2134843222"/>class<text:bookmark-end text:name="__RefHeading__13234_2134843222"/></text:h>
      <text:p text:style-name="Textbody">A class is a user-defined<text:s/><text:span text:style-name="T456">data type</text:span><text:s/>which allows us to group the activities and the actions together.</text:p>
      <text:h text:style-name="Heading2" text:outline-level="2"><text:bookmark-start text:name="__RefHeading__13236_2134843222"/>access specifiers<text:bookmark-end text:name="__RefHeading__13236_2134843222"/></text:h>
      <text:p text:style-name="Textbody"><text:s/>An access specifier tells where whatever the functions and data we have declared in this class will be available. For example, outside the class or only inside the class.</text:p>
      <text:list text:style-name="LFO5" text:continue-numbering="true">
        <text:list-item>
          <text:p text:style-name="P457">'public :' tells to the c++ that whatever we are going to write after it can be accessed from this class and also from outside this class;</text:p>
        </text:list-item>
        <text:list-item>
          <text:p text:style-name="P458">Protected variables (which are non-private) of a class can be accessed through the subclass of the class and are not accessible directly.</text:p>
        </text:list-item>
      </text:list>
      <text:h text:style-name="Heading2" text:outline-level="2"><text:bookmark-start text:name="__RefHeading___Toc25184_1918475198"/>Data member initialization<text:bookmark-end text:name="__RefHeading___Toc25184_1918475198"/></text:h>
      <text:h text:style-name="Heading3" text:outline-level="3"><text:bookmark-start text:name="__RefHeading___Toc25186_1918475198"/>In the class declaration, Dec. 30, 2018<text:bookmark-end text:name="__RefHeading___Toc25186_1918475198"/></text:h>
      <text:p text:style-name="Textbody">In C++11, non-<text:span text:style-name="SourceText">static</text:span><text:s/>data members,<text:s/><text:span text:style-name="SourceText">static constexpr</text:span><text:s/>data members, and<text:s/><text:span text:style-name="SourceText">static const</text:span><text:s/>data members of integral or enumeration type may be initialized in the class declaration. e.g.</text:p>
      <text:p text:style-name="PreformattedText"><text:span text:style-name="SourceText">struct X {</text:span></text:p>
      <text:p text:style-name="PreformattedText"><text:span text:style-name="SourceText"><text:s text:c="4"/>int i=5;</text:span></text:p>
      <text:p text:style-name="PreformattedText"><text:span text:style-name="SourceText"><text:s text:c="4"/>const float<text:s/></text:span><text:span text:style-name="SourceText">f=3.12f;</text:span></text:p>
      <text:p text:style-name="PreformattedText"><text:span text:style-name="SourceText"><text:s text:c="4"/>static const int j=42;</text:span></text:p>
      <text:p text:style-name="PreformattedText"><text:span text:style-name="SourceText"><text:s text:c="4"/>static constexpr float g=9.5f;</text:span></text:p>
      <text:p text:style-name="P459"><text:span text:style-name="SourceText">};</text:span></text:p>
      <text:p text:style-name="Textbody"><text:a xlink:href="https://stackoverflow.com/questions/9141950/initializing-const-member-within-class-declaration-in-c" office:target-frame-name="_top" xlink:show="replace">https://stackoverflow.com/questions/9141950/initializing-const-member-within-class-declaration-in-c</text:a></text:p>
      <text:p text:style-name="Textbody"/>
      <text:h text:style-name="Heading3" text:outline-level="3"><text:bookmark-start text:name="__RefHeading___Toc25188_1918475198"/>Outside the class declaration, Dec. 30, 2018<text:bookmark-end text:name="__RefHeading___Toc25188_1918475198"/></text:h>
      <text:p text:style-name="PreformattedText"><text:span text:style-name="SourceText">class A</text:span></text:p>
      <text:p text:style-name="PreformattedText"><text:span text:style-name="SourceText">{</text:span></text:p>
      <text:p text:style-name="PreformattedText"><text:span text:style-name="SourceText"><text:s text:c="2"/>static const int a; //declaration</text:span></text:p>
      <text:p text:style-name="PreformattedText"><text:span text:style-name="SourceText">};</text:span></text:p>
      <text:p text:style-name="PreformattedText"/>
      <text:p text:style-name="P460"><text:span text:style-name="SourceText">const int A::a = 10; //defining the static member outside the class</text:span></text:p>
      <text:p text:style-name="Textbody"><text:a xlink:href="https://stackoverflow.com/questions/14495536/how-to-initialize-const-member-variable-in-a-class" office:target-frame-name="_top" xlink:show="replace">https://stackoverflow.com/questions/14495536/how-to-initialize-const-member-variable-in-a-class</text:a></text:p>
      <text:p text:style-name="Textbody"/>
      <text:h text:style-name="Heading3" text:outline-level="3"><text:bookmark-start text:name="__RefHeading___Toc25190_1918475198"/>Static variable, Oct. 17, 2018<text:bookmark-end text:name="__RefHeading___Toc25190_1918475198"/></text:h>
      <text:p text:style-name="Textbody">Static variable is shared by all the objects.</text:p>
      <text:p text:style-name="Textbody"><text:a xlink:href="https://www.tutorialspoint.com/cplusplus/cpp_static_members.htm" office:target-frame-name="_top" xlink:show="replace">https://www.tutorialspoint.com/cplusplus/cpp_static_members.htm</text:a></text:p>
      <text:p text:style-name="P461"/>
      <text:h text:style-name="Heading2" text:outline-level="2"><text:bookmark-start text:name="__RefHeading___Toc25192_1918475198"/><text:soft-page-break/><text:s/>Constructor<text:bookmark-end text:name="__RefHeading___Toc25192_1918475198"/></text:h>
      <text:h text:style-name="Heading3" text:outline-level="3"><text:bookmark-start text:name="__RefHeading___Toc3501_1708440028"/>Ctor-initializer, Nov. 2018<text:bookmark-end text:name="__RefHeading___Toc3501_1708440028"/></text:h>
      <text:p text:style-name="Textbody">A ctor-initializer is required when a data member is const qualified. For example:</text:p>
      <text:p text:style-name="Textbody">Array::Array():</text:p>
      <text:p text:style-name="Textbody">length_(0)<text:tab/><text:tab/>// no semicolon</text:p>
      <text:p text:style-name="Textbody">{}</text:p>
      <text:h text:style-name="Heading3" text:outline-level="3"><text:bookmark-start text:name="__RefHeading___Toc8173_1293439819"/>Usage of constructor parameters, Nov 5, 2018<text:bookmark-end text:name="__RefHeading___Toc8173_1293439819"/></text:h>
      <text:p text:style-name="Textbody">Constructor parameters are local variables of the constructor function.</text:p>
      <text:h text:style-name="Heading3" text:outline-level="3"><text:bookmark-start text:name="__RefHeading___Toc8175_1293439819"/>calling the default constructor, Nov. 2, 2018<text:bookmark-end text:name="__RefHeading___Toc8175_1293439819"/></text:h>
      <text:p text:style-name="PreformattedText"><text:span text:style-name="SourceText">base a;</text:span></text:p>
      <text:p text:style-name="PreformattedText"><text:span text:style-name="SourceText">base a();</text:span></text:p>
      <text:p text:style-name="Textbody">The second one is declaring a<text:s/>function a() that returns a base object. :-)</text:p>
      <text:p text:style-name="Textbody"><text:a xlink:href="https://stackoverflow.com/questions/5300124/calling-the-default-constructor" office:target-frame-name="_top" xlink:show="replace">https://stackoverflow.com/questions/5300124/calling-the-default-constructor</text:a></text:p>
      <text:p text:style-name="Textbody"/>
      <text:p text:style-name="Textbody">checked on May 20, 2019</text:p>
      <text:p text:style-name="Textbody"><text:a xlink:href="https://stackoverflow.com/questions/180172/default-constructor-with-empty-brackets" office:target-frame-name="_top" xlink:show="replace">https://stackoverflow.com/questions/180172/default-constructor-with-empty-brackets</text:a></text:p>
      <text:p text:style-name="Textbody"/>
      <text:h text:style-name="Heading3" text:outline-level="3"><text:bookmark-start text:name="__RefHeading___Toc25194_1918475198"/><text:span text:style-name="SourceText">Move assignment operator</text:span><text:bookmark-end text:name="__RefHeading___Toc25194_1918475198"/></text:h>
      <text:p text:style-name="Textbody"><text:a xlink:href="https://stackoverflow.com/questions/3413470/what-is-stdmove-and-when-should-it-be-used?utm_medium=organic&amp;utm_source=google_rich_qa&amp;utm_campaign=google_rich_qa" office:target-frame-name="_top" xlink:show="replace">https://stackoverflow.com/questions/3413470/what-is-stdmove-and-when-should-it-be-used?utm_medium=organic&amp;utm_source=google_rich_qa&amp;utm_campaign=google_rich_qa</text:a></text:p>
      <text:p text:style-name="Textbody"/>
      <text:h text:style-name="Heading2" text:outline-level="2"><text:bookmark-start text:name="__RefHeading__7145_61507977"/><text:s/>Destructor, <text:s/>Lecture 61<text:bookmark-end text:name="__RefHeading__7145_61507977"/></text:h>
      <text:p text:style-name="Textbody">The destructors are opposite to the constructors.</text:p>
      <text:p text:style-name="Textbody">A destructor is also a special member function of a class that is executed whenever an object of its class goes out of scope or whenever the deleted expression is applied to a pointer to the object of that class.</text:p>
      <text:p text:style-name="Textbody">However, when deleting a pointer to the object of the class,</text:p>
      <text:list text:style-name="LFO6" text:continue-numbering="true">
        <text:list-item>
          <text:p text:style-name="P462">the compiler would not care<text:s/>whether aother objects go out of scope, i.e., call the destructor.</text:p>
        </text:list-item>
        <text:list-item>
          <text:p text:style-name="P463">Any commands after the deletion would not be executed.</text:p>
        </text:list-item>
      </text:list>
      <text:p text:style-name="Textbody"/>
      <text:h text:style-name="Heading3" text:outline-level="3"><text:bookmark-start text:name="__RefHeading___Toc14708_269518961"/>Method of calling a destructor, Feb. 14, 2019<text:bookmark-end text:name="__RefHeading___Toc14708_269518961"/></text:h>
      <text:p text:style-name="PreformattedText"/>
      <text:p text:style-name="PreformattedText"><text:span text:style-name="T464">INT i;</text:span></text:p>
      <text:p text:style-name="P465"><text:span text:style-name="T466">i.~INT();</text:span></text:p>
      <text:p text:style-name="Textbody"/>
      <text:p text:style-name="Standard"><text:a xlink:href="https://stackoverflow.com/questions/16950828/actively-calling-a-destructor" office:target-frame-name="_top" xlink:show="replace"><text:span text:style-name="T467">https://stackoverflow.com/questions/16950828/actively-calling-a-destructor</text:span></text:a></text:p>
      <text:p text:style-name="P468"/>
      <text:h text:style-name="Heading2" text:outline-level="2"><text:bookmark-start text:name="__RefHeading___Toc3825_337972946"/>Built-in classes<text:bookmark-end text:name="__RefHeading___Toc3825_337972946"/></text:h>
      <text:h text:style-name="Heading3" text:outline-level="3"><text:bookmark-start text:name="__RefHeading___Toc3827_337972946"/>Map class, 11-3-2018<text:bookmark-end text:name="__RefHeading___Toc3827_337972946"/></text:h>
      <text:p text:style-name="Textbody"><text:s text:c="4"/>map&lt;array&lt;int,2&gt;,int&gt; map_a;</text:p>
      <text:p text:style-name="Textbody"/>
      <text:p text:style-name="Textbody"><text:s text:c="4"/>map_a[{1,2}] =<text:s/>3;</text:p>
      <text:p text:style-name="Textbody"><text:s text:c="4"/>map_a[{0,0}] = 2;</text:p>
      <text:p text:style-name="Textbody"><text:s text:c="4"/>//map_a["uv"] = 'A';</text:p>
      <text:p text:style-name="Textbody"><text:s text:c="4"/>cout &lt;&lt; "The size of map_a is: " &lt;&lt; map_a.size() &lt;&lt; endl;</text:p>
      <text:p text:style-name="Textbody"><text:s text:c="4"/>cout &lt;&lt; "map_a.begin()-&gt;first is: " &lt;&lt; map_a.begin()-&gt;first[0] &lt;&lt; " " &lt;&lt; map_a.begin()-&gt;first[1] &lt;&lt; endl;</text:p>
      <text:p text:style-name="Textbody"><text:s text:c="4"/>cout &lt;&lt; "map_a.begin()-&gt;second is: " &lt;&lt; map_a.begin()-&gt;second &lt;&lt; endl;</text:p>
      <text:p text:style-name="Textbody"/>
      <text:p text:style-name="Textbody"><text:a xlink:href="http://www.cplusplus.com/reference/map/map/" office:target-frame-name="_top" xlink:show="replace">http://www.cplusplus.com/reference/map/map/</text:a></text:p>
      <text:p text:style-name="Textbody"/>
      <text:list text:style-name="LFO7" text:continue-numbering="true">
        <text:list-item>
          <text:p text:style-name="P469">another implementation, May 2019</text:p>
        </text:list-item>
      </text:list>
      <text:p text:style-name="Textbody">// <text:s text:c="4"/>std::map&lt;int, double&gt; my_map;</text:p>
      <text:p text:style-name="Textbody">// <text:s text:c="4"/>my_map.insert(std::pair&lt;int, double&gt;(1, 2));</text:p>
      <text:p text:style-name="Textbody">// <text:s text:c="4"/>my_map.insert(std::pair&lt;int, double&gt;(3, 4));</text:p>
      <text:p text:style-name="Textbody">// <text:s text:c="2"/></text:p>
      <text:p text:style-name="Textbody">// <text:s text:c="4"/>std::cout &lt;&lt; " <text:s text:c="3"/>the content of my_map: " &lt;&lt; std::endl;</text:p>
      <text:p text:style-name="Textbody">// <text:s text:c="4"/>std::map&lt;int, double&gt;::iterator itr;</text:p>
      <text:p text:style-name="Textbody">// <text:s text:c="4"/>for (itr=my_map.begin(); itr!=my_map.end(); ++itr)</text:p>
      <text:p text:style-name="Textbody">// <text:s text:c="4"/>{</text:p>
      <text:p text:style-name="Textbody">//<text:s/><text:s text:c="8"/>std::cout &lt;&lt; '\t' &lt;&lt; itr-&gt;first</text:p>
      <text:p text:style-name="Textbody">// <text:s text:c="18"/>&lt;&lt; '\t' &lt;&lt; itr-&gt;second &lt;&lt; '\n';</text:p>
      <text:p text:style-name="Textbody">// <text:s text:c="4"/>}</text:p>
      <text:p text:style-name="Textbody"><text:s text:c="4"/></text:p>
      <text:p text:style-name="Textbody">// <text:s text:c="4"/>auto search = my_map.find(1); <text:s text:c="10"/>// find returns an iterator to the element containing the key</text:p>
      <text:p text:style-name="Textbody">// <text:s text:c="4"/>if (search !=<text:s/>my_map.end())</text:p>
      <text:p text:style-name="Textbody">// <text:s text:c="4"/>{</text:p>
      <text:p text:style-name="Textbody">// <text:s text:c="8"/>std::cout &lt;&lt; " <text:s text:c="3"/>Found " &lt;&lt; search-&gt;first &lt;&lt; " " &lt;&lt; search-&gt;second &lt;&lt; '\n';</text:p>
      <text:p text:style-name="Textbody">// <text:s text:c="4"/>}</text:p>
      <text:p text:style-name="Textbody"/>
      <text:p text:style-name="Textbody"/>
      <text:h text:style-name="Heading2" text:outline-level="2"><text:bookmark-start text:name="__RefHeading__1550_2046050055"/>Derived class<text:bookmark-end text:name="__RefHeading__1550_2046050055"/></text:h>
      <text:h text:style-name="Heading3" text:outline-level="3"><text:bookmark-start text:name="__RefHeading__1552_2046050055"/>Conversion<text:bookmark-end text:name="__RefHeading__1552_2046050055"/></text:h>
      <text:p text:style-name="P470">The type with which a reference/pointer is declared is said to be the static tyype of the reference/pointer.</text:p>
      <text:p text:style-name="P471"/>
      <text:p text:style-name="P472">The actual type of the object is said to be the dynamic type of that reference/pointer.</text:p>
      <text:p text:style-name="P473"/>
      <text:p text:style-name="P474">Source: c++ course</text:p>
      <text:p text:style-name="P475"/>
      <text:p text:style-name="P476">IMHO: Virtual member functions only work when there exist a conversion.</text:p>
      <text:p text:style-name="P477"/>
      <text:h text:style-name="Heading2" text:outline-level="2"><text:bookmark-start text:name="__RefHeading__13238_2134843222"/>object<text:bookmark-end text:name="__RefHeading__13238_2134843222"/></text:h>
      <text:h text:style-name="Heading3" text:outline-level="3"><text:bookmark-start text:name="__RefHeading___Toc10551_406370743"/>Use another class as a private member, 19-4-2018<text:bookmark-end text:name="__RefHeading___Toc10551_406370743"/></text:h>
      <text:p text:style-name="PreformattedText"><text:span text:style-name="SourceText">class Splash{</text:span></text:p>
      <text:p text:style-name="PreformattedText"><text:span text:style-name="SourceText"><text:s text:c="3"/></text:span><text:span text:style-name="SourceText">private:</text:span></text:p>
      <text:p text:style-name="PreformattedText"><text:span text:style-name="SourceText"><text:s text:c="5"/>Emitter* ps;</text:span></text:p>
      <text:p text:style-name="PreformattedText"><text:span text:style-name="SourceText"><text:s text:c="3"/>public:</text:span></text:p>
      <text:p text:style-name="PreformattedText"><text:span text:style-name="SourceText"><text:s text:c="5"/>Splash() { ps = new Emitter(100,200,400); }</text:span></text:p>
      <text:p text:style-name="PreformattedText"><text:span text:style-name="SourceText">...</text:span></text:p>
      <text:p text:style-name="PreformattedText"/>
      <text:p text:style-name="P478"><text:span text:style-name="SourceText">};</text:span></text:p>
      <text:p text:style-name="Textbody"><text:a xlink:href="https://stackoverflow.com/questions/11852645/how-to-create-an-object-inside-another-class-with-a-constructor/11852806#11852806?newreg=ce975f9237ca450baf585ed8d17257fa" office:target-frame-name="_top" xlink:show="replace">https://stackoverflow.com/questions/11852645/how-to-create-an-object-inside-another-class-with-a-constructor/11852806#11852806?newreg=ce975f9237ca450baf585ed8d17257fa</text:a></text:p>
      <text:p text:style-name="Textbody"/>
      <text:h text:style-name="Heading2" text:outline-level="2"><text:bookmark-start text:name="__RefHeading__8376_1246271850"/>Public inheritance, <text:s/>Lecture 69<text:bookmark-end text:name="__RefHeading__8376_1246271850"/></text:h>
      <text:p text:style-name="Textbody">When we use the public<text:s/>inheritance to inherit from a base class, all the public members of the base class are going to act as the public members of the derived class and all the protected members of the base class are going to act as the protected members of the derived class. Private members are not accessible in the derived class.</text:p>
      <text:p text:style-name="Textbody">Note: 'public', 'private' and 'protected' are called 'access specifier'.</text:p>
      <text:p text:style-name="Textbody">For the meaning of other access specifiers, see P379, DRG slide.</text:p>
      <text:p text:style-name="Textbody">Protected base class: the public and protected members of the<text:s/>base class become the protected members of the derived class.<text:tab/><text:tab/><text:tab/><text:tab/>-- Dec. 30, 2018</text:p>
      <text:p text:style-name="Textbody"/>
      <text:p text:style-name="Textbody">To inheritate from the base class, we need to define the base class beforehand. <text:s text:c="2"/>Nov. 1, 2018</text:p>
      <text:p text:style-name="Textbody"/>
      <text:h text:style-name="Heading3" text:outline-level="3"><text:bookmark-start text:name="__RefHeading___Toc8177_1293439819"/>Inherit from a base class with constructor parameters, Nov. 3, 2018<text:bookmark-end text:name="__RefHeading___Toc8177_1293439819"/></text:h>
      <text:p text:style-name="Textbody">Base class constructors are automatically called for you if they have no argument. If you want to call a superclass constructor with an argument,<text:s/><text:span text:style-name="T479">you must use the subclass's constructor initialization list</text:span>.</text:p>
      <text:p text:style-name="Textbody"/>
      <text:p text:style-name="PreformattedText"><text:span text:style-name="SourceText">class SuperClass</text:span></text:p>
      <text:p text:style-name="PreformattedText"><text:span text:style-name="SourceText">{</text:span></text:p>
      <text:p text:style-name="PreformattedText"><text:span text:style-name="SourceText"><text:s text:c="4"/>public:</text:span></text:p>
      <text:p text:style-name="PreformattedText"/>
      <text:p text:style-name="PreformattedText"><text:span text:style-name="SourceText"><text:s text:c="8"/>SuperClass(int fo</text:span><text:span text:style-name="SourceText">o)</text:span></text:p>
      <text:p text:style-name="PreformattedText"><text:span text:style-name="SourceText"><text:s text:c="8"/>{</text:span></text:p>
      <text:p text:style-name="PreformattedText"><text:span text:style-name="SourceText"><text:s text:c="12"/>// do something with foo</text:span></text:p>
      <text:p text:style-name="PreformattedText"><text:span text:style-name="SourceText"><text:s text:c="8"/>}</text:span></text:p>
      <text:p text:style-name="PreformattedText"><text:span text:style-name="SourceText">};</text:span></text:p>
      <text:p text:style-name="PreformattedText"/>
      <text:p text:style-name="PreformattedText"><text:span text:style-name="SourceText">class SubClass : public SuperClass</text:span></text:p>
      <text:p text:style-name="PreformattedText"><text:span text:style-name="SourceText">{</text:span></text:p>
      <text:p text:style-name="PreformattedText"><text:span text:style-name="SourceText"><text:s text:c="4"/>public:</text:span></text:p>
      <text:p text:style-name="PreformattedText"/>
      <text:p text:style-name="PreformattedText"><text:span text:style-name="SourceText"><text:s text:c="8"/>SubClass(int foo, int bar)</text:span></text:p>
      <text:p text:style-name="PreformattedText"><text:span text:style-name="SourceText"><text:s text:c="8"/>: SuperClass(foo) <text:s text:c="3"/>// Call the superclass constructor in the subclass' initialization list.</text:span></text:p>
      <text:p text:style-name="PreformattedText"><text:span text:style-name="SourceText"><text:s text:c="8"/>{</text:span></text:p>
      <text:p text:style-name="PreformattedText"><text:span text:style-name="SourceText"><text:s text:c="12"/>// do something with bar</text:span></text:p>
      <text:p text:style-name="PreformattedText"><text:span text:style-name="SourceText"><text:s text:c="8"/>}</text:span></text:p>
      <text:p text:style-name="P480"><text:span text:style-name="SourceText">};</text:span></text:p>
      <text:list text:style-name="LFO8" text:continue-numbering="true">
        <text:list-item>
          <text:p text:style-name="P481"><text:span text:style-name="SourceText">Multiple inheritance from base classes with constructor parameters, Nov. 3, 2018</text:span></text:p>
        </text:list-item>
      </text:list>
      <text:p text:style-name="P482"><text:span text:style-name="SourceText">template &lt;int dim&gt;</text:span></text:p>
      <text:p text:style-name="P483"><text:span text:style-name="SourceText">class Step4: protected common_var&lt;dim&gt;</text:span></text:p>
      <text:p text:style-name="P484"><text:span text:style-name="SourceText">{</text:span></text:p>
      <text:p text:style-name="P485"><text:span text:style-name="SourceText">public:</text:span></text:p>
      <text:p text:style-name="P486"><text:span text:style-name="SourceText"><text:s text:c="2"/>Step4 (const double para_denom, const unsigne</text:span><text:span text:style-name="SourceText">d int degree, const unsigned int refine);</text:span></text:p>
      <text:p text:style-name="P487"><text:span text:style-name="SourceText">}</text:span></text:p>
      <text:p text:style-name="P488"/>
      <text:p text:style-name="P489"><text:span text:style-name="SourceText">template &lt;int dim&gt;</text:span></text:p>
      <text:p text:style-name="P490"><text:span text:style-name="SourceText">class RightHandSide : public Function&lt;dim&gt;,</text:span></text:p>
      <text:p text:style-name="P491"><text:span text:style-name="SourceText">public Step4&lt;dim&gt;</text:span></text:p>
      <text:p text:style-name="P492"><text:span text:style-name="SourceText">{</text:span></text:p>
      <text:p text:style-name="P493"><text:span text:style-name="SourceText">public:</text:span></text:p>
      <text:p text:style-name="P494"><text:span text:style-name="SourceText"><text:s text:c="2"/>RightHandSide () : Function&lt;dim&gt;(), Step4&lt;dim&gt;(1,2,3)</text:span></text:p>
      <text:p text:style-name="P495"><text:span text:style-name="SourceText"><text:s text:c="2"/>{}</text:span></text:p>
      <text:soft-page-break/>
      <text:p text:style-name="P496"><text:span text:style-name="SourceText"><text:s text:c="2"/>virtual double value (const Point&lt;dim&gt; <text:s text:c="2"/>&amp;p,</text:span></text:p>
      <text:p text:style-name="P497"><text:span text:style-name="SourceText"><text:s text:c="12"/></text:span><text:span text:style-name="SourceText"><text:s text:c="12"/>const unsigned int <text:s/>component = 0) const;</text:span></text:p>
      <text:p text:style-name="P498"><text:span text:style-name="SourceText">};</text:span></text:p>
      <text:p text:style-name="Textbody"/>
      <text:p text:style-name="Textbody"><text:a xlink:href="https://stackoverflow.com/questions/120876/what-are-the-rules-for-calling-the-superclass-constructor" office:target-frame-name="_top" xlink:show="replace">https://stackoverflow.com/questions/120876/what-are-the-rules-for-calling-the-superclass-constructor</text:a></text:p>
      <text:p text:style-name="Textbody"/>
      <text:h text:style-name="Heading3" text:outline-level="3"><text:bookmark-start text:name="__RefHeading___Toc8179_1293439819"/>constructor parameters shared by multiple classes, Nov. 3, 2018<text:bookmark-end text:name="__RefHeading___Toc8179_1293439819"/></text:h>
      <text:list text:style-name="LFO9" text:continue-numbering="true">
        <text:list-item>
          <text:p text:style-name="P499">Point a main class, which receives arguments when running.</text:p>
        </text:list-item>
        <text:list-item>
          <text:p text:style-name="P500">Assign constructors for other classes which can receive arguments when defining objects in the main class</text:p>
        </text:list-item>
      </text:list>
      <text:p text:style-name="Textbody">An<text:s/>example can be found in step-4/Poisson/u=exp</text:p>
      <text:h text:style-name="Heading3" text:outline-level="3"><text:bookmark-start text:name="__RefHeading___Toc8181_1293439819"/>Ctor-initializor combined with class inheritance, Nov. 5, 2018<text:bookmark-end text:name="__RefHeading___Toc8181_1293439819"/></text:h>
      <text:p text:style-name="Textbody"><text:s text:c="4"/>Declaration:</text:p>
      <text:p text:style-name="Textbody">ExactSolution(const double denom_ctor, const double u_L2_inte_ctor, const double up_L2_inte_ctor, const double f_L2_inte_ctor);</text:p>
      <text:p text:style-name="Textbody"/>
      <text:p text:style-name="Textbody">Definition:</text:p>
      <text:p text:style-name="Textbody">template &lt;int dim&gt;</text:p>
      <text:p text:style-name="Textbody"><text:s text:c="4"/>ExactSolution&lt;dim&gt;::ExactSolution(const double denom_ctor, const double u_L2_inte_ctor, const double up_L2_inte_ctor, const double f_L2_inte_ctor): Function&lt;dim&gt;(dim+1),</text:p>
      <text:p text:style-name="Textbody"><text:s text:c="4"/>denom_local(denom_ctor),</text:p>
      <text:p text:style-name="Textbody"><text:s text:c="4"/>u_L2_inte_local(u_L2_inte_ctor),</text:p>
      <text:p text:style-name="Textbody"><text:s text:c="4"/>up_L2_inte_local(up_L2_inte_ctor), <text:s text:c="3"/></text:p>
      <text:p text:style-name="Textbody"><text:s text:c="4"/>f_L2_inte_local(f_L2_inte_ctor)</text:p>
      <text:p text:style-name="Textbody"><text:s text:c="4"/>{</text:p>
      <text:p text:style-name="Textbody"><text:s text:c="8"/>std::cout &lt;&lt; " <text:s text:c="2"/>Class ExcSolu: denominator: " &lt;&lt; denom_local &lt;&lt; ", u_L2_inte: " &lt;&lt; u_L2_inte_local &lt;&lt; ", up_L2_inte: " &lt;&lt; up_L2_inte_local &lt;&lt; ", f_L2_inte: " &lt;&lt; f_L2_inte_local &lt;&lt; std::endl;</text:p>
      <text:p text:style-name="Textbody"><text:s text:c="4"/>}</text:p>
      <text:p text:style-name="Textbody"/>
      <text:h text:style-name="Heading2" text:outline-level="2"><text:bookmark-start text:name="__RefHeading__10234_457970875"/>'this' keyword,<text:bookmark-end text:name="__RefHeading__10234_457970875"/></text:h>
      <text:h text:style-name="Heading3" text:outline-level="3"><text:bookmark-start text:name="__RefHeading___Toc23436_2131971246"/>Base class template dependent, Mar. 22, 2019<text:bookmark-end text:name="__RefHeading___Toc23436_2131971246"/></text:h>
      <text:p text:style-name="Textbody">Using this when accessing elements of a base class that is template dependent.</text:p>
      <text:p text:style-name="Textbody"><text:a xlink:href="https://www.dealii.org/9.0.0/doxygen/deal.II/step_7.html" office:target-frame-name="_top" xlink:show="replace">https://www.dealii.org/9.0.0/doxygen/deal.II/step_7.html</text:a></text:p>
      <text:p text:style-name="Textbody"/>
      <text:h text:style-name="Heading3" text:outline-level="3"><text:span text:style-name="T501">Ex</text:span>perience, Sep. 11, 2020</text:h>
      <text:p text:style-name="Textbody">When a variable is belong to the base class, we should use this-&gt; before it;</text:p>
      <text:p text:style-name="Textbody">when a variable appears<text:s/>both in the base class and the current class, the varible denotes the value in the current class whether using or not using this-&gt; before it.<text:bookmark-start text:name="__RefHeading___Toc23438_2131971246"/></text:p>
      <text:h text:style-name="Heading3" text:outline-level="3">Lecture 78<text:bookmark-end text:name="__RefHeading___Toc23438_2131971246"/></text:h>
      <text:p text:style-name="Textbody">When we use the same name for the parameter and the private variable, we can use this-&gt;variable name to represent the latter.</text:p>
      <text:p text:style-name="Standard"><text:span text:style-name="T502">class</text:span><text:span text:style-name="T503"><text:s/></text:span><text:span text:style-name="T504">Person</text:span><text:span text:style-name="T505">{</text:span></text:p>
      <text:p text:style-name="Standard"><text:span text:style-name="T506">private</text:span><text:span text:style-name="T507">:</text:span></text:p>
      <text:p text:style-name="Standard"><text:span text:style-name="T508"><text:tab/></text:span><text:span text:style-name="T509">int</text:span><text:span text:style-name="T510"><text:s/></text:span><text:span text:style-name="T511">age</text:span><text:span text:style-name="T512">;</text:span></text:p>
      <text:p text:style-name="Standard"><text:span text:style-name="T513">public</text:span><text:span text:style-name="T514">:</text:span></text:p>
      <text:p text:style-name="Standard"><text:span text:style-name="T515"><text:tab/></text:span><text:span text:style-name="T516">void</text:span><text:span text:style-name="T517"><text:s/></text:span><text:span text:style-name="T518">setAge</text:span><text:span text:style-name="T519">(</text:span><text:span text:style-name="T520">int</text:span><text:span text:style-name="T521"><text:s/>age){</text:span></text:p>
      <text:p text:style-name="Standard"><text:span text:style-name="T522"><text:tab/></text:span><text:span text:style-name="T523"><text:tab/></text:span><text:span text:style-name="T524">this</text:span><text:span text:style-name="T525">-&gt;</text:span><text:span text:style-name="T526">age</text:span><text:span text:style-name="T527"><text:s/>= age;</text:span></text:p>
      <text:p text:style-name="P528"><text:tab/>}</text:p>
      <text:p text:style-name="Standard"><text:span text:style-name="T529"><text:tab/></text:span><text:span text:style-name="T530">void</text:span><text:span text:style-name="T531"><text:s/></text:span><text:span text:style-name="T532">showAge</text:span><text:span text:style-name="T533">(){</text:span></text:p>
      <text:p text:style-name="Standard"><text:span text:style-name="T534"><text:tab/></text:span><text:span text:style-name="T535"><text:tab/>cout &lt;&lt;<text:s/></text:span><text:span text:style-name="T536">age</text:span><text:span text:style-name="T537"><text:s/>&lt;&lt;<text:s/></text:span><text:span text:style-name="T538">endl</text:span><text:span text:style-name="T539">;</text:span></text:p>
      <text:p text:style-name="P540"><text:tab/>}</text:p>
      <text:p text:style-name="P541">};</text:p>
      <text:p text:style-name="Standard"><text:span text:style-name="T542">int</text:span><text:span text:style-name="T543"><text:s/></text:span><text:span text:style-name="T544">main</text:span><text:span text:style-name="T545">() {</text:span></text:p>
      <text:p text:style-name="Standard"><text:span text:style-name="T546"><text:tab/></text:span><text:span text:style-name="T547">Person</text:span><text:span text:style-name="T548"><text:s/>bao;</text:span></text:p>
      <text:p text:style-name="P549"><text:tab/>bao.setAge(24);</text:p>
      <text:p text:style-name="P550"><text:tab/>bao.showAge();</text:p>
      <text:p text:style-name="Standard"><text:span text:style-name="T551"><text:tab/></text:span><text:span text:style-name="T552">return</text:span><text:span text:style-name="T553"><text:s/>0;</text:span></text:p>
      <text:p text:style-name="P554">}</text:p>
      <text:p text:style-name="Textbody"/>
      <text:h text:style-name="Heading2" text:outline-level="2"><text:bookmark-start text:name="__RefHeading__10236_457970875"/>Calling Methods using<text:s/>base class type, Lecture 79<text:bookmark-end text:name="__RefHeading__10236_457970875"/></text:h>
      <text:p text:style-name="Textbody">Aim: how to invoke the methods using the base class type when you have an object of the derived class.</text:p>
      <text:p text:style-name="Textbody">When the parameter of a function is in variable form, for example, Person p, which denotes p is a variable, we need to<text:span text:style-name="T555"><text:s/>fill</text:span><text:s/>an variable to use this function;</text:p>
      <text:p text:style-name="Textbody">When the parameter of a function is in pointer form, for example, Person *p, which denotes p is an address, we need to fill an address to use this function;</text:p>
      <text:p text:style-name="Textbody">When the parameter of a function is in address form, for example,<text:s/>Person &amp;p, which denotes p is a variable, we need to fill an variable to use this function;</text:p>
      <text:p text:style-name="Textbody"/>
      <text:h text:style-name="Heading3" text:outline-level="3"><text:bookmark-start text:name="__RefHeading___Toc8183_1293439819"/>To call a function, we need to fill it with values, rather that parameters.<text:s/><text:tab/>Nov. 2, 2018<text:bookmark-end text:name="__RefHeading___Toc8183_1293439819"/></text:h>
      <text:p text:style-name="Textbody">This is easy to be confused in the definition of a member function of a class.</text:p>
      <text:h text:style-name="Heading2" text:outline-level="2"><text:bookmark-start text:name="__RefHeading__10420_457970875"/>Polymorphism in C++ and Virtual Functions / Methods, Lecture 80<text:bookmark-end text:name="__RefHeading__10420_457970875"/></text:h>
      <text:p text:style-name="Textbody">Polymorphism means that a call to a member function will cause a different function to be executed<text:s/><text:soft-page-break/>depending on the type of object that invokes the function.</text:p>
      <text:p text:style-name="Textbody">Aim: We want to execute the<text:s/>function in each derived class rather than the same function in the base class. Then I add 'virtual' before the function head in the base base class.</text:p>
      <text:p text:style-name="Textbody">It is tricky that in the invoking function the parameter should be in 'Person &amp;p' form or 'Person *p'<text:s/>form(see below), except for 'Person p' form.</text:p>
      <text:p text:style-name="Standard"><text:span text:style-name="T556">void</text:span><text:span text:style-name="T557"><text:s/></text:span><text:span text:style-name="T558">whosThis</text:span><text:span text:style-name="T559">(</text:span><text:span text:style-name="T560">Person</text:span><text:span text:style-name="T561"><text:s/>&amp;</text:span><text:span text:style-name="T562">p</text:span><text:span text:style-name="T563">){</text:span></text:p>
      <text:p text:style-name="Standard"><text:span text:style-name="T564"><text:tab/></text:span><text:span text:style-name="T565">p</text:span><text:span text:style-name="T566">.introduce();</text:span></text:p>
      <text:p text:style-name="P567">}</text:p>
      <text:p text:style-name="Standard"><text:span text:style-name="T568">void</text:span><text:span text:style-name="T569"><text:s/></text:span><text:span text:style-name="T570">whosThis</text:span><text:span text:style-name="T571">(</text:span><text:span text:style-name="T572">Person</text:span><text:span text:style-name="T573"><text:s/>*p){</text:span></text:p>
      <text:p text:style-name="P574"><text:tab/>p-&gt;introduce();</text:p>
      <text:p text:style-name="P575">}</text:p>
      <text:p text:style-name="Textbody">reference:<text:s/><text:a xlink:href="https://stackoverflow.com/questions/28771701/please-tell-me-why-virtual-function-is-not-working-in-the-following-code" office:target-frame-name="_top" xlink:show="replace">https://stackoverflow.com/questions/28771701/please-tell-me-why-virtual-function-is-not-working-in-the-following-code</text:a></text:p>
      <text:h text:style-name="Heading2" text:outline-level="2"><text:bookmark-start text:name="__RefHeading__10422_457970875"/>Virtual Function | Inherited Attributes, Hierarchical Nature, Lecture 81<text:bookmark-end text:name="__RefHeading__10422_457970875"/></text:h>
      <text:p text:style-name="Textbody">Virtual function is inherited from the first derived class till to the last derived class.</text:p>
      <text:p text:style-name="Textbody">The override specifier may be used to indicate that a virtural function is to be overriden.</text:p>
      <text:h text:style-name="Heading1" text:outline-level="1"><text:bookmark-start text:name="__RefHeading___Toc28981_2070464257"/>Matrix<text:bookmark-end text:name="__RefHeading___Toc28981_2070464257"/></text:h>
      <text:h text:style-name="Heading2" text:outline-level="2"><text:bookmark-start text:name="__RefHeading___Toc28983_2070464257"/>Find the inverse matrix, 7-4-2018<text:bookmark-end text:name="__RefHeading___Toc28983_2070464257"/></text:h>
      <text:p text:style-name="Textbody"><text:a xlink:href="https://www.quora.com/How-do-I-make-a-C++-program-to-get-the-inverse-of-a-matrix-100-X-100" office:target-frame-name="_top" xlink:show="replace">https://www.quora.com/How-do-I-make-a-C++-program-to-get-the-inverse-of-a-matrix-100-X-100</text:a></text:p>
      <text:h text:style-name="Heading2" text:outline-level="2"><text:bookmark-start text:name="__RefHeading___Toc30276_2070464257"/>Segmentation fault, 15-4-2018<text:bookmark-end text:name="__RefHeading___Toc30276_2070464257"/></text:h>
      <text:p text:style-name="Textbody"><text:a xlink:href="https://stackoverflow.com/questions/1403150/how-do-you-dynamically-allocate-a-matrix?utm_medium=organic&amp;utm_source=google_rich_qa&amp;utm_campaign=google_rich_qa" office:target-frame-name="_top" xlink:show="replace">https://stackoverflow.com/questions/1403150/how-do-you-dynamically-allocate-a-matrix?utm_medium=organic&amp;utm_source=google_rich_qa&amp;utm_campaign=google_rich_qa</text:a></text:p>
      <text:p text:style-name="Textbody"/>
      <text:h text:style-name="Heading1" text:outline-level="1"><text:bookmark-start text:name="__RefHeading__7118_1901355308"/>Operation on files<text:bookmark-end text:name="__RefHeading__7118_1901355308"/></text:h>
      <text:h text:style-name="Heading2" text:outline-level="2"><text:bookmark-start text:name="__RefHeading___Toc11113_1081874842"/>Std::ofstream out, file open for writing.<text:bookmark-end text:name="__RefHeading___Toc11113_1081874842"/></text:h>
      <text:p text:style-name="Textbody"><text:a xlink:href="http://www.cplusplus.com/reference/fstream/ofstream/ofstream/" office:target-frame-name="_top" xlink:show="replace">http://www.cplusplus.com/reference/fstream/ofstream/ofstream/</text:a></text:p>
      <text:p text:style-name="Textbody"/>
      <text:h text:style-name="Heading2" text:outline-level="2"><text:bookmark-start text:name="__RefHeading___Toc25265_1918475198"/>read a text file into a variable<text:bookmark-end text:name="__RefHeading___Toc25265_1918475198"/></text:h>
      <text:h text:style-name="Heading3" text:outline-level="3"><text:bookmark-start text:name="docs-internal-guid-0536cbd7-11d9-bf46-fe"/><text:bookmark-start text:name="__RefHeading___Toc11115_1081874842"/><text:bookmark-end text:name="docs-internal-guid-0536cbd7-11d9-bf46-fe"/>Read matrix in a text file to an array in c++, 28-4-2018<text:bookmark-end text:name="__RefHeading___Toc11115_1081874842"/></text:h>
      <text:p text:style-name="Textbody"><text:s text:c="8"/>std::ifstream ifs_matrix;</text:p>
      <text:p text:style-name="Textbody"><text:s text:c="8"/>ifs_matrix.open ("matrixC_mat_5.txt");</text:p>
      <text:p text:style-name="Textbody"><text:s text:c="8"/></text:p>
      <text:p text:style-name="Textbody"><text:s text:c="8"/>for (int i = 0; i &lt; ts; i++)</text:p>
      <text:p text:style-name="Textbody"><text:s text:c="8"/>{</text:p>
      <text:p text:style-name="Textbody"><text:s text:c="12"/>for (int j = 0; j &lt; ts; j++)</text:p>
      <text:soft-page-break/>
      <text:p text:style-name="Textbody"><text:s text:c="12"/>{</text:p>
      <text:p text:style-name="Textbody"><text:s text:c="16"/>ifs_matrix &gt;&gt; A[i][j];</text:p>
      <text:p text:style-name="Textbody"><text:s text:c="12"/>}</text:p>
      <text:p text:style-name="Textbody"><text:s text:c="8"/>}</text:p>
      <text:p text:style-name="Textbody"><text:s text:c="8"/>ifs_matrix.close();</text:p>
      <text:p text:style-name="Textbody"><text:bookmark-start text:name="docs-internal-guid-0536cbd7-11d9-e96a-a1"/><text:bookmark-end text:name="docs-internal-guid-0536cbd7-11d9-e96a-a1"/><text:a xlink:href="https://stackoverflow.com/questions/14516915/read-numeric-data-from-a-text-file-in-c" office:target-frame-name="_top" xlink:show="replace"><text:span text:style-name="T576">https://stackoverflow.com/questions/14516915/read-numeric-data-from-a-text-file-in-c</text:span></text:a></text:p>
      <text:p text:style-name="P577"/>
      <text:p text:style-name="Textbody">The implementation is located at</text:p>
      <text:p text:style-name="Textbody">Step-20 1D Diffusion_MM_DBC_axp1_psin_nocons</text:p>
      <text:p text:style-name="Textbody"/>
      <text:p text:style-name="Textbody">Note:</text:p>
      <text:p text:style-name="Textbody">while (my_T1_file &gt;&gt; var_double) allows looping over all the elements in a file.</text:p>
      <text:p text:style-name="Textbody"/>
      <text:h text:style-name="Heading3" text:outline-level="3"><text:bookmark-start text:name="__RefHeading___Toc25267_1918475198"/>read a text file line by line and extract one of the elements<text:bookmark-end text:name="__RefHeading___Toc25267_1918475198"/></text:h>
      <text:list text:style-name="LFO10" text:continue-numbering="true">
        <text:list-item>
          <text:p text:style-name="P578">Define a double vector:</text:p>
        </text:list-item>
      </text:list>
      <text:p text:style-name="Textbody"><text:tab/>std::vector&lt;double&gt; var_double_vector(2,12);</text:p>
      <text:p text:style-name="Textbody"><text:s text:c="3"/><text:a xlink:href="http://www.cplusplus.com/reference/vector/vector/vector/" office:target-frame-name="_top" xlink:show="replace">http://www.cplusplus.com/reference/vector/vector/vector/</text:a></text:p>
      <text:list text:style-name="LFO11" text:continue-numbering="true">
        <text:list-item>
          <text:p text:style-name="P579">print a double vector:</text:p>
        </text:list-item>
      </text:list>
      <text:p text:style-name="Textbody"><text:s text:c="4"/>std::cout &lt;&lt; " <text:s/>The double vector is" &lt;&lt; " "; <text:s text:c="3"/></text:p>
      <text:p text:style-name="Textbody"><text:s text:c="4"/>for (auto i = var_double_vector.begin(); i != var_double_vector.end(); ++i)</text:p>
      <text:p text:style-name="Textbody"><text:s text:c="4"/>{</text:p>
      <text:p text:style-name="Textbody"><text:s text:c="8"/>std::cout &lt;&lt; *i &lt;&lt; " ";</text:p>
      <text:p text:style-name="Textbody"><text:s text:c="4"/>}</text:p>
      <text:p text:style-name="Textbody"><text:s text:c="4"/>std::cout &lt;&lt; "\n";</text:p>
      <text:p text:style-name="Textbody"><text:a xlink:href="https://stackoverflow.com/questions/10750057/how-to-print-out-the-contents-of-a-vector" office:target-frame-name="_top" xlink:show="replace">https://stackoverflow.com/questions/10750057/how-to-print-out-the-contents-of-a-vector</text:a></text:p>
      <text:p text:style-name="Textbody"/>
      <text:list text:style-name="LFO12" text:continue-numbering="true">
        <text:list-item>
          <text:p text:style-name="P580">Define a string and a string vector:</text:p>
        </text:list-item>
      </text:list>
      <text:p text:style-name="Textbody"><text:s text:c="4"/><text:span text:style-name="T581">std::vector&lt;std::string&gt; var_string_vector;</text:span></text:p>
      <text:p text:style-name="Textbody"><text:span text:style-name="T582"><text:s text:c="4"/></text:span>std::string var_str = "I'm a string.";</text:p>
      <text:p text:style-name="Textbody"><text:s text:c="4"/></text:p>
      <text:p text:style-name="Textbody"><text:s text:c="4"/>std::fstream my_T1_file;</text:p>
      <text:p text:style-name="Textbody"><text:s text:c="4"/>my_T1_file.open ("integral_xi.txt", std::ofstream::in); <text:s text:c="3"/></text:p>
      <text:p text:style-name="Textbody"><text:s text:c="4"/>while(std::getline(my_T1_file, var_str))<text:tab/><text:tab/>// this allows looping over all lines</text:p>
      <text:p text:style-name="Textbody"><text:a xlink:href="https://stackoverflow.com/questions/3482064/counting-the-number-of-lines-in-a-text-file" office:target-frame-name="_top" xlink:show="replace">https://stackoverflow.com/questions/3482064/counting-the-number-of-lines-in-a-text-file</text:a></text:p>
      <text:soft-page-break/>
      <text:p text:style-name="Textbody"><text:s text:c="4"/>{</text:p>
      <text:p text:style-name="Textbody"><text:s text:c="8"/>std::getline(my_T1_file, var_str);</text:p>
      <text:p text:style-name="Textbody">// <text:s text:c="8"/>std::cout &lt;&lt; ", var_str reads: "&lt;&lt; var_str &lt;&lt; std::endl; <text:s/></text:p>
      <text:list text:style-name="LFO13" text:continue-numbering="true">
        <text:list-item>
          <text:p text:style-name="P583">store a string to a string vector</text:p>
        </text:list-item>
      </text:list>
      <text:p text:style-name="Textbody"><text:s text:c="8"/>std::istringstream iss(var_str);</text:p>
      <text:p text:style-name="Textbody"><text:s text:c="8"/>std::vector&lt;std::string&gt; var_string_vector((std::istream_iterator&lt;std::string&gt;(iss)),</text:p>
      <text:p text:style-name="Textbody"><text:s text:c="40"/>std::istream_iterator&lt;std::string&gt;());</text:p>
      <text:p text:style-name="Textbody"><text:a xlink:href="https://www.fluentcpp.com/2017/04/21/how-to-split-a-string-in-c/" office:target-frame-name="_top" xlink:show="replace">https://www.fluentcpp.com/2017/04/21/how-to-split-a-string-in-c/</text:a></text:p>
      <text:list text:style-name="LFO14" text:continue-numbering="true">
        <text:list-item>
          <text:p text:style-name="P584">another way of printing a vector</text:p>
        </text:list-item>
      </text:list>
      <text:p text:style-name="Textbody"><text:s text:c="8"/>std::cout &lt;&lt; " <text:s/>At line " &lt;&lt; i &lt;&lt; ", <text:s/>the string vector is ";</text:p>
      <text:p text:style-name="Textbody"><text:s text:c="8"/>for (unsigned int i = 0; i &lt; var_string_vector.size(); i++) <text:s text:c="7"/>//</text:p>
      <text:p text:style-name="Textbody"><text:s text:c="8"/>{</text:p>
      <text:p text:style-name="Textbody"><text:s text:c="12"/>std::cout &lt;&lt; var_string_vector[i]<text:s/>&lt;&lt; " ";</text:p>
      <text:p text:style-name="Textbody"><text:s text:c="8"/>}</text:p>
      <text:p text:style-name="Textbody"><text:s text:c="8"/>std::cout &lt;&lt; "\n";</text:p>
      <text:list text:style-name="LFO15" text:continue-numbering="true">
        <text:list-item>
          <text:p text:style-name="P585">transferring a string to a double number</text:p>
        </text:list-item>
      </text:list>
      <text:p text:style-name="Textbody"><text:s text:c="8"/>var_double_vector[i] = std::stod(var_string_vector[3]);</text:p>
      <text:p text:style-name="Textbody"><text:s text:c="8"/><text:a xlink:href="http://www.cplusplus.com/reference/string/stod/" office:target-frame-name="_top" xlink:show="replace">http://www.cplusplus.com/reference/string/stod/</text:a></text:p>
      <text:p text:style-name="Textbody"><text:s text:c="8"/>i++;</text:p>
      <text:p text:style-name="Textbody"><text:s text:c="4"/>}</text:p>
      <text:p text:style-name="Textbody"><text:a xlink:href="http://www.cplusplus.com/forum/beginner/8388/" office:target-frame-name="_top" xlink:show="replace">http://www.cplusplus.com/forum/beginner/8388/</text:a></text:p>
      <text:p text:style-name="Textbody"/>
      <text:p text:style-name="Textbody"/>
      <text:h text:style-name="Heading2" text:outline-level="2"><text:bookmark-start text:name="__RefHeading___Toc14261_1081874842"/>add a variable number in the output file, 8-5-18<text:bookmark-end text:name="__RefHeading___Toc14261_1081874842"/></text:h>
      <text:p text:style-name="PreformattedText"><text:span text:style-name="SourceText">ifstream myfile("file_no_" +<text:s/></text:span><text:span text:style-name="SourceText">std::to_string(k) + ".vtk");</text:span></text:p>
      <text:p text:style-name="Textbody"><text:a xlink:href="https://stackoverflow.com/questions/11437702/inserting-int-variable-in-file-name?utm_medium=organic&amp;utm_source=google_rich_qa&amp;utm_campaign=google_rich_qa" office:target-frame-name="_top" xlink:show="replace">https://stackoverflow.com/questions/11437702/inserting-int-variable-in-file-name?</text:a><text:a xlink:href="https://stackoverflow.com/questions/11437702/inserting-int-variable-in-file-name?utm_medium=organic&amp;utm_source=google_rich_qa&amp;utm_campaign=google_rich_qa" office:target-frame-name="_top" xlink:show="replace">utm_medium=organic&amp;utm_source=google_rich_qa&amp;utm_campaign=google_rich_qa</text:a></text:p>
      <text:p text:style-name="Textbody"/>
      <text:h text:style-name="Heading2" text:outline-level="2"><text:bookmark-start text:name="__RefHeading___Toc14263_1081874842"/>read .vtk file to a .txt file,<text:bookmark-end text:name="__RefHeading___Toc14263_1081874842"/></text:h>
      <text:h text:style-name="Heading3" text:outline-level="3"><text:bookmark-start text:name="__RefHeading___Toc17021_548043565"/>Rename .vtk file to .txt file, Jan. 22, 2019<text:bookmark-end text:name="__RefHeading___Toc17021_548043565"/></text:h>
      <text:p text:style-name="Textbody">// <text:s text:c="2"/>rename("solution-1d.vtk", "newname.txt"); <text:s text:c="3"/></text:p>
      <text:p text:style-name="Textbody"/>
      <text:h text:style-name="Heading2" text:outline-level="2"><text:bookmark-start text:name="__RefHeading___Toc14903_1081874842"/><text:soft-page-break/><text:span text:style-name="SourceText">Save output into a file</text:span><text:bookmark-end text:name="__RefHeading___Toc14903_1081874842"/></text:h>
      <text:h text:style-name="Heading3" text:outline-level="3"><text:bookmark-start text:name="__RefHeading__7589_58343666"/><text:span text:style-name="SourceText">The structure</text:span><text:bookmark-end text:name="__RefHeading__7589_58343666"/></text:h>
      <text:p text:style-name="Textbody"><text:span text:style-name="SourceText">1.</text:span></text:p>
      <text:p text:style-name="Textbody"><text:span text:style-name="SourceText">#include &lt;fstream&gt;</text:span></text:p>
      <text:p text:style-name="Textbody"><text:span text:style-name="SourceText">2.</text:span></text:p>
      <text:p text:style-name="Standard">Add public variables in the class<text:s/>declaration:</text:p>
      <text:p text:style-name="Standard"><text:span text:style-name="T586"><text:s text:c="2"/></text:span><text:span text:style-name="T587">double</text:span><text:span text:style-name="T588"><text:s/></text:span><text:span text:style-name="T589">L2_N</text:span><text:span text:style-name="T590">;</text:span></text:p>
      <text:p text:style-name="Standard"><text:span text:style-name="T591"><text:s text:c="2"/></text:span><text:span text:style-name="T592">double</text:span><text:span text:style-name="T593"><text:s/></text:span><text:span text:style-name="T594">L2_error</text:span><text:span text:style-name="T595">;</text:span></text:p>
      <text:p text:style-name="Standard"><text:span text:style-name="T596"><text:s text:c="2"/></text:span><text:span text:style-name="T597">double</text:span><text:span text:style-name="T598"><text:s/></text:span><text:span text:style-name="T599">r_N</text:span><text:span text:style-name="T600">;</text:span></text:p>
      <text:p text:style-name="Standard"><text:span text:style-name="T601"><text:s text:c="2"/></text:span><text:span text:style-name="T602">double</text:span><text:span text:style-name="T603"><text:s/></text:span><text:span text:style-name="T604">H1_N</text:span><text:span text:style-name="T605">;</text:span></text:p>
      <text:p text:style-name="Standard"><text:span text:style-name="T606"><text:s text:c="2"/></text:span><text:span text:style-name="T607">double</text:span><text:span text:style-name="T608"><text:s/></text:span><text:span text:style-name="T609">H1_error</text:span><text:span text:style-name="T610">;</text:span></text:p>
      <text:p text:style-name="Standard"><text:span text:style-name="T611"><text:s text:c="2"/></text:span><text:span text:style-name="T612">double</text:span><text:span text:style-name="T613"><text:s/></text:span><text:span text:style-name="T614">r_Np</text:span><text:span text:style-name="T615">;</text:span></text:p>
      <text:p text:style-name="Standard"><text:span text:style-name="T616"><text:s text:c="2"/></text:span><text:span text:style-name="T617">double</text:span><text:span text:style-name="T618"><text:s/></text:span><text:span text:style-name="T619">H2_N</text:span><text:span text:style-name="T620">;</text:span></text:p>
      <text:p text:style-name="Standard"><text:span text:style-name="T621"><text:s text:c="2"/></text:span><text:span text:style-name="T622">double</text:span><text:span text:style-name="T623"><text:s/></text:span><text:span text:style-name="T624">H2_error</text:span><text:span text:style-name="T625">;</text:span></text:p>
      <text:p text:style-name="Standard"><text:span text:style-name="T626"><text:s text:c="2"/></text:span><text:span text:style-name="T627">double</text:span><text:span text:style-name="T628"><text:s/></text:span><text:span text:style-name="T629">r_Npp</text:span><text:span text:style-name="T630">;</text:span></text:p>
      <text:p text:style-name="Textbody"><text:span text:style-name="SourceText">Add a PrintToFile function to the step class:</text:span></text:p>
      <text:p text:style-name="Standard"><text:span text:style-name="T631"><text:s text:c="2"/></text:span><text:span text:style-name="T632">void</text:span><text:span text:style-name="T633"><text:s/></text:span><text:span text:style-name="T634">printToFile</text:span><text:span text:style-name="T635">()<text:s/></text:span><text:span text:style-name="T636">const</text:span><text:span text:style-name="T637">;</text:span></text:p>
      <text:p text:style-name="Textbody"><text:span text:style-name="SourceText">3.</text:span></text:p>
      <text:p text:style-name="Textbody"><text:span text:style-name="SourceText">Give<text:s/></text:span><text:span text:style-name="SourceText">definition to it:</text:span></text:p>
      <text:p text:style-name="Standard"><text:span text:style-name="T638">std::</text:span><text:span text:style-name="T639">ofstream</text:span><text:span text:style-name="T640"><text:s/>myfile;</text:span></text:p>
      <text:p text:style-name="Standard"><text:span text:style-name="T641">template</text:span><text:span text:style-name="T642"><text:s/>&lt;</text:span><text:span text:style-name="T643">int</text:span><text:span text:style-name="T644"><text:s/></text:span><text:span text:style-name="T645">dim</text:span><text:span text:style-name="T646">&gt;</text:span></text:p>
      <text:p text:style-name="Standard"><text:span text:style-name="T647">void</text:span><text:span text:style-name="T648"><text:s/></text:span><text:span text:style-name="T649">Step4&lt;dim&gt;::printToFile</text:span><text:span text:style-name="T650">()<text:s/></text:span><text:span text:style-name="T651">const</text:span></text:p>
      <text:p text:style-name="P652">{</text:p>
      <text:p text:style-name="Standard"><text:span text:style-name="T653"><text:s text:c="4"/>myfile.open (</text:span><text:span text:style-name="T654">"example.txt"</text:span><text:span text:style-name="T655">, std::</text:span><text:span text:style-name="T656">ofstream</text:span><text:span text:style-name="T657">::app);</text:span></text:p>
      <text:p text:style-name="Standard"><text:span text:style-name="T658"><text:s text:c="4"/></text:span><text:span text:style-name="T659">//myfile &lt;&lt; "Writing this to a file.\n";</text:span></text:p>
      <text:p text:style-name="Standard"><text:span text:style-name="T660"><text:s text:c="4"/>myfile &lt;&lt;<text:s/></text:span><text:span text:style-name="T661">L2_error</text:span><text:span text:style-name="T662"><text:s/>&lt;&lt;<text:s/></text:span><text:span text:style-name="T663">" "</text:span><text:span text:style-name="T664">;</text:span></text:p>
      <text:p text:style-name="Standard"><text:span text:style-name="T665"><text:s text:c="4"/>myfile &lt;&lt;<text:s/></text:span><text:span text:style-name="T666">r_N</text:span><text:span text:style-name="T667"><text:s/>&lt;&lt;<text:s/></text:span><text:span text:style-name="T668">" "</text:span><text:span text:style-name="T669">;</text:span></text:p>
      <text:p text:style-name="Standard"><text:span text:style-name="T670"><text:s text:c="4"/>myfile &lt;&lt;<text:s/></text:span><text:span text:style-name="T671">H1_error</text:span><text:span text:style-name="T672"><text:s/>&lt;&lt;<text:s/></text:span><text:span text:style-name="T673">" "</text:span><text:span text:style-name="T674">;</text:span></text:p>
      <text:p text:style-name="Standard"><text:span text:style-name="T675"><text:s text:c="4"/>myfile &lt;&lt;<text:s/></text:span><text:span text:style-name="T676">r_Np</text:span><text:span text:style-name="T677"><text:s/>&lt;&lt;<text:s/></text:span><text:span text:style-name="T678">" "</text:span><text:span text:style-name="T679">;</text:span></text:p>
      <text:p text:style-name="Standard"><text:span text:style-name="T680"><text:s text:c="4"/>myfile &lt;&lt;<text:s/></text:span><text:span text:style-name="T681">H2_error</text:span><text:span text:style-name="T682"><text:s/>&lt;&lt;<text:s/></text:span><text:span text:style-name="T683">" "</text:span><text:span text:style-name="T684">;</text:span></text:p>
      <text:p text:style-name="Standard"><text:span text:style-name="T685"><text:s text:c="4"/>myfile &lt;&lt;<text:s/></text:span><text:span text:style-name="T686">r_Npp</text:span><text:span text:style-name="T687"><text:s/>&lt;&lt;<text:s/></text:span><text:span text:style-name="T688">"\n"</text:span><text:span text:style-name="T689">;</text:span></text:p>
      <text:p text:style-name="Standard"><text:span text:style-name="T690"><text:s text:c="4"/>myfile.close();</text:span><text:span text:style-name="T691"><text:tab/></text:span><text:span text:style-name="T692"><text:tab/></text:span><text:span text:style-name="T693"><text:tab/>//with out this command, only the data of the first loop will be saved; the following woundn't.</text:span></text:p>
      <text:p text:style-name="P694">}</text:p>
      <text:p text:style-name="P695"/>
      <text:p text:style-name="P696">4.</text:p>
      <text:p text:style-name="P697">Add PrintToFile to run()</text:p>
      <text:p text:style-name="Standard"><text:span text:style-name="T698">printToFile</text:span><text:span text:style-name="T699">();</text:span></text:p>
      <text:p text:style-name="P700"/>
      <text:h text:style-name="Heading3" text:outline-level="3"><text:bookmark-start text:name="__RefHeading__7591_58343666"/><text:span text:style-name="SourceText">append new data to the old one</text:span><text:bookmark-end text:name="__RefHeading__7591_58343666"/></text:h>
      <text:p text:style-name="Standard"><text:span text:style-name="T701"><text:s text:c="4"/>myfile.open (</text:span><text:span text:style-name="T702">"example.txt"</text:span><text:span text:style-name="T703">, std::</text:span><text:span text:style-name="T704">ofstream</text:span><text:span text:style-name="T705">::app);</text:span></text:p>
      <text:p text:style-name="Standard"/>
      <text:p text:style-name="Standard"><text:a xlink:href="https://stackoverflow.com/questions/4155537/writing-into-a-text-file-without-overwriting-it" office:target-frame-name="_top" xlink:show="replace"><text:span text:style-name="T706">https://stackoverflow.com/questions/4155537/writing-into-a-text-file-without-overwriting-it</text:span></text:a></text:p>
      <text:p text:style-name="Standard"/>
      <text:p text:style-name="Standard"><text:span text:style-name="T707">other commands available, 15-4-2018</text:span></text:p>
      <text:p text:style-name="Standard"><text:a xlink:href="http://www.cplusplus.com/reference/fstream/fstream/open/" office:target-frame-name="_top" xlink:show="replace">http://www.cplusplus.com/reference/fstream/fstream/open/</text:a></text:p>
      <text:p text:style-name="Standard"/>
      <text:p text:style-name="PreformattedText"><text:span text:style-name="SourceText"><text:s text:c="2"/>std::ofstream outfile;</text:span></text:p>
      <text:soft-page-break/>
      <text:p text:style-name="PreformattedText"><text:span text:style-name="SourceText"><text:s text:c="2"/>outfile.open("test.txt", std::ios_base::app);</text:span></text:p>
      <text:p text:style-name="P708"><text:span text:style-name="SourceText"><text:s text:c="2"/>outfile &lt;&lt; "Data";</text:span></text:p>
      <text:p text:style-name="Standard"/>
      <text:h text:style-name="Heading3" text:outline-level="3"><text:bookmark-start text:name="__RefHeading___Toc9440_223982841"/>remove a file, 5 Sep, 2108<text:bookmark-end text:name="__RefHeading___Toc9440_223982841"/></text:h>
      <text:p text:style-name="Standard">std::remove( "myfile.txt" );</text:p>
      <text:p text:style-name="Standard"/>
      <text:p text:style-name="Standard">/* <text:s text:c="3"/>if( remove( "error_per_cell.txt" ) != 0 ) <text:s text:c="18"/>//deleting files that storing element-wise errors</text:p>
      <text:p text:style-name="Standard"><text:s text:c="8"/>perror( "Error deleting error_per_cell.txt file" );</text:p>
      <text:p text:style-name="Standard"><text:s text:c="4"/>else</text:p>
      <text:p text:style-name="Standard"><text:s text:c="8"/>puts( "File error_per_cell.txt successfully deleted" );<text:tab/></text:p>
      <text:p text:style-name="Standard"><text:s text:c="4"/></text:p>
      <text:p text:style-name="Standard"><text:s text:c="4"/>if( remove( "my_difference_per_cell.txt" ) != 0 )</text:p>
      <text:p text:style-name="Standard"><text:s text:c="8"/>perror( "Error deleting my_difference_per_cell.txt file" );</text:p>
      <text:p text:style-name="Standard"><text:s text:c="4"/>else</text:p>
      <text:p text:style-name="Standard"><text:s text:c="8"/>puts( "File my_difference_per_cell.txt successfully deleted" );<text:tab/>*/</text:p>
      <text:h text:style-name="Heading1" text:outline-level="1"><text:bookmark-start text:name="__RefHeading__12971_2134843222"/><text:s/>Header<text:bookmark-end text:name="__RefHeading__12971_2134843222"/></text:h>
      <text:h text:style-name="Heading2" text:outline-level="2"><text:bookmark-start text:name="__RefHeading___Toc23440_2131971246"/>Include guards, Mar. 21, 2019<text:bookmark-end text:name="__RefHeading___Toc23440_2131971246"/></text:h>
      <text:p text:style-name="Textbody">The guards's names of two header files cannot be the same.</text:p>
      <text:p text:style-name="Textbody">Otherwise, the content of one of the header files would be invalid.</text:p>
      <text:p text:style-name="Textbody"><text:a xlink:href="https://docs.microsoft.com/en-us/cpp/cpp/header-files-cpp?view=vs-2017" office:target-frame-name="_top" xlink:show="replace">https://docs.microsoft.com/en-us/cpp/cpp/header-files-cpp?view=vs-2017</text:a></text:p>
      <text:p text:style-name="Textbody"/>
      <text:h text:style-name="Heading2" text:outline-level="2"><text:bookmark-start text:name="__RefHeading__10514_457970875"/>template &lt;&gt;, P8 middle, step-7<text:bookmark-end text:name="__RefHeading__10514_457970875"/></text:h>
      <text:p text:style-name="Standard"><text:span text:style-name="T709"><text:s text:c="2"/></text:span><text:span text:style-name="T710">template</text:span><text:span text:style-name="T711"><text:s/>&lt;&gt;</text:span></text:p>
      <text:p text:style-name="Standard"><text:span text:style-name="T712"><text:s text:c="2"/></text:span><text:span text:style-name="T713">const</text:span><text:span text:style-name="T714"><text:s/>Point&lt;1&gt;</text:span></text:p>
      <text:p text:style-name="Standard"><text:span text:style-name="T715"><text:s text:c="2"/></text:span><text:span text:style-name="T716">SolutionBase&lt;1&gt;::</text:span><text:span text:style-name="T717">source_centers</text:span><text:span text:style-name="T718">[</text:span><text:span text:style-name="T719">SolutionBase</text:span><text:span text:style-name="T720">&lt;1&gt;::</text:span><text:span text:style-name="T721">n_source_centers</text:span><text:span text:style-name="T722">]</text:span></text:p>
      <text:p text:style-name="P723"><text:s text:c="4"/>= { Point&lt;1&gt;(-1.0 / 3.0),</text:p>
      <text:p text:style-name="P724"><text:s text:c="8"/>Point&lt;1&gt;(0.0),</text:p>
      <text:p text:style-name="P725"><text:s text:c="8"/>Point&lt;1&gt;(+1.0 / 3.0)</text:p>
      <text:p text:style-name="P726"><text:s text:c="6"/>};</text:p>
      <text:p text:style-name="P727">The above denotes that this template only suits for dim=1.For 2D the definition reads</text:p>
      <text:p text:style-name="Standard"><text:span text:style-name="T728"><text:s text:c="2"/></text:span><text:span text:style-name="T729">template</text:span><text:span text:style-name="T730"><text:s/>&lt;&gt;</text:span></text:p>
      <text:p text:style-name="Standard"><text:span text:style-name="T731"><text:s text:c="2"/></text:span><text:span text:style-name="T732">const</text:span><text:span text:style-name="T733"><text:s/>Point&lt;2&gt;</text:span></text:p>
      <text:p text:style-name="Standard"><text:span text:style-name="T734"><text:s text:c="2"/></text:span><text:span text:style-name="T735">SolutionBase&lt;2&gt;::source_centers</text:span><text:span text:style-name="T736">[</text:span><text:span text:style-name="T737">SolutionBase</text:span><text:span text:style-name="T738">&lt;2&gt;::</text:span><text:span text:style-name="T739">n_source_centers</text:span><text:span text:style-name="T740">]</text:span></text:p>
      <text:p text:style-name="P741"><text:s text:c="4"/>= { Point&lt;2&gt;(-0.5, +0.5),</text:p>
      <text:p text:style-name="P742"><text:s text:c="8"/>Point&lt;2&gt;(-0.5, -0.5),</text:p>
      <text:p text:style-name="P743"><text:s text:c="8"/>Point&lt;2&gt;(+0.5, -0.5)</text:p>
      <text:p text:style-name="P744"><text:s text:c="6"/>};</text:p>
      <text:p text:style-name="P745"/>
      <text:p text:style-name="P746">The point forms in 1D and 2D are not same, so we choose to write their expression separately.</text:p>
      <text:p text:style-name="Standard"/>
      <text:h text:style-name="Heading1" text:outline-level="1"><text:bookmark-start text:name="__RefHeading__7138_1901355308"/><text:soft-page-break/><text:s/>Tricky skills<text:bookmark-end text:name="__RefHeading__7138_1901355308"/></text:h>
      <text:h text:style-name="Heading2" text:outline-level="2"><text:bookmark-start text:name="__RefHeading__10940_457970875"/><text:span text:style-name="SourceText">int main(int argc, char *argv[])</text:span><text:bookmark-end text:name="__RefHeading__10940_457970875"/></text:h>
      <text:p text:style-name="Textbody">argc denotes the number of arguments we need to input.</text:p>
      <text:p text:style-name="Textbody">vector argv[] stores all the arguments we input.</text:p>
      <text:p text:style-name="Textbody">A test case is like this:</text:p>
      <text:p text:style-name="PreformattedText"><text:span text:style-name="SourceText">#include &lt;iostream&gt;</text:span></text:p>
      <text:p text:style-name="PreformattedText"/>
      <text:p text:style-name="PreformattedText"><text:span text:style-name="SourceText">int main(int argc, char** argv) {</text:span></text:p>
      <text:p text:style-name="PreformattedText"><text:span text:style-name="SourceText"><text:s text:c="4"/>std::cout &lt;&lt; "Have " &lt;&lt; argc &lt;&lt; " arguments:" &lt;&lt; std::endl;</text:span></text:p>
      <text:p text:style-name="PreformattedText"><text:span text:style-name="SourceText"><text:s text:c="4"/>for (int i = 0; i &lt; argc; ++i) {</text:span></text:p>
      <text:p text:style-name="PreformattedText"><text:span text:style-name="SourceText"><text:s text:c="8"/></text:span><text:span text:style-name="SourceText">std::cout &lt;&lt; argv[i] &lt;&lt; std::endl;</text:span></text:p>
      <text:p text:style-name="PreformattedText"><text:span text:style-name="SourceText"><text:s text:c="4"/>}</text:span></text:p>
      <text:p text:style-name="P747"><text:span text:style-name="SourceText">}</text:span></text:p>
      <text:p text:style-name="Textbody"><text:a xlink:href="https://stackoverflow.com/questions/3024197/what-does-int-argc-char-argv-mean" office:target-frame-name="_top" xlink:show="replace"><text:span text:style-name="SourceText">https://stackoverflow.com/questions/3024197/what-does-int-argc-char-</text:span></text:a><text:a xlink:href="https://stackoverflow.com/questions/3024197/what-does-int-argc-char-argv-mean" office:target-frame-name="_top" xlink:show="replace"><text:span text:style-name="SourceText">argv-mean</text:span></text:a></text:p>
      <text:h text:style-name="Heading2" text:outline-level="2"><text:bookmark-start text:name="__RefHeading___Toc8755_739366316"/>assign the command line variable to the local variabal, 23 Aug, 2018<text:bookmark-end text:name="__RefHeading___Toc8755_739366316"/></text:h>
      <text:p text:style-name="Textbody"><text:s text:c="4"/>int degree=atoi(argv[1]);</text:p>
      <text:p text:style-name="Textbody"><text:s text:c="4"/>int refine=atoi(argv[2]); <text:s/></text:p>
      <text:p text:style-name="Textbody"><text:a xlink:href="https://stackoverflow.com/questions/2797813/how-to-convert-a-command-line-argument-to-int" office:target-frame-name="_top" xlink:show="replace">https://stackoverflow.com/questions/2797813/how-to-convert-a-command-line-argument-to-int</text:a></text:p>
      <text:p text:style-name="Textbody"/>
      <text:h text:style-name="Heading3" text:outline-level="3"><text:bookmark-start text:name="__RefHeading___Toc8185_1293439819"/>float arguments, Nov, 4, 2018<text:bookmark-end text:name="__RefHeading___Toc8185_1293439819"/></text:h>
      <text:p text:style-name="Textbody">The above code transfers the arguments into integers. To transfer it into float, we need</text:p>
      <text:p text:style-name="PreformattedText"><text:span text:style-name="SourceText"><text:s text:c="4"/>double a = atof(argv[1]);</text:span></text:p>
      <text:p text:style-name="P748"><text:span text:style-name="SourceText"><text:s text:c="4"/>double b = atof(argv[2]);</text:span></text:p>
      <text:p text:style-name="Textbody"><text:a xlink:href="https://stackoverflow.com/questions/11315854/input-from-command-line" office:target-frame-name="_top" xlink:show="replace">https://stackoverflow.com/questions/11315854/input-from-command-line</text:a></text:p>
      <text:p text:style-name="Textbody"/>
      <text:h text:style-name="Heading2" text:outline-level="2"><text:bookmark-start text:name="__RefHeading__68833_457970875"/><text:span text:style-name="SourceText">Create a variable shared by multiple classes, P7 bottom, step-7</text:span><text:bookmark-end text:name="__RefHeading__68833_457970875"/></text:h>
      <text:p text:style-name="Standard">Datatype of a class</text:p>
      <text:p text:style-name="Standard"/>
      <text:p text:style-name="Standard"><text:span text:style-name="T749">template</text:span><text:span text:style-name="T750"><text:s/>&lt;</text:span><text:span text:style-name="T751">int</text:span><text:span text:style-name="T752"><text:s/></text:span><text:span text:style-name="T753">dim</text:span><text:span text:style-name="T754">&gt;</text:span></text:p>
      <text:p text:style-name="Standard"><text:span text:style-name="T755">class</text:span><text:span text:style-name="T756"><text:s/></text:span><text:span text:style-name="T757">common_var</text:span></text:p>
      <text:p text:style-name="P758">{</text:p>
      <text:p text:style-name="Standard"><text:span text:style-name="T759">protected</text:span><text:span text:style-name="T760">:</text:span></text:p>
      <text:p text:style-name="Standard"><text:span text:style-name="T761"><text:s/></text:span><text:span text:style-name="T762">static</text:span><text:span text:style-name="T763"><text:s/></text:span><text:span text:style-name="T764">const</text:span><text:span text:style-name="T765"><text:s/></text:span><text:span text:style-name="T766">double</text:span><text:span text:style-name="T767"><text:s/></text:span><text:span text:style-name="T768">denom</text:span><text:span text:style-name="T769">;</text:span></text:p>
      <text:p text:style-name="P770">};</text:p>
      <text:p text:style-name="P771">definition of the<text:s/>data</text:p>
      <text:p text:style-name="P772"/>
      <text:p text:style-name="Standard"><text:span text:style-name="T773">template</text:span><text:span text:style-name="T774"><text:s/>&lt;</text:span><text:span text:style-name="T775">int</text:span><text:span text:style-name="T776"><text:s/></text:span><text:span text:style-name="T777">dim</text:span><text:span text:style-name="T778">&gt;</text:span></text:p>
      <text:p text:style-name="Standard"><text:span text:style-name="T779">const</text:span><text:span text:style-name="T780"><text:s/></text:span><text:span text:style-name="T781">double</text:span><text:span text:style-name="T782"><text:s/></text:span><text:span text:style-name="T783">common_var&lt;dim&gt;::denom</text:span><text:span text:style-name="T784"><text:s/>= 0.0001;</text:span></text:p>
      <text:p text:style-name="Textbody"/>
      <text:h text:style-name="Heading2" text:outline-level="2"><text:bookmark-start text:name="__RefHeading__12190_58343666"/><text:soft-page-break/>replicated name<text:bookmark-end text:name="__RefHeading__12190_58343666"/></text:h>
      <text:h text:style-name="Heading3" text:outline-level="3"><text:bookmark-start text:name="__RefHeading__12192_58343666"/><text:span text:style-name="T785">swap function has already existed in the namespace std.</text:span><text:bookmark-end text:name="__RefHeading__12192_58343666"/></text:h>
      <text:p text:style-name="Standard"><text:a xlink:href="https://stackoverflow.com/questions/19789414/call-of-overloaded-swapfloat-float-" office:target-frame-name="_top" xlink:show="replace"><text:span text:style-name="T786">https://stackoverflow.com/questions/19789414/call-of-overloaded-swapfloat-float-</text:span></text:a></text:p>
      <text:p text:style-name="Standard"><text:a xlink:href="https://stackoverflow.com/questions/19789414/call-of-overloaded-swapfloat-float-is-ambiguous" office:target-frame-name="_top" xlink:show="replace"><text:span text:style-name="T787">is-ambiguous</text:span></text:a></text:p>
      <text:p text:style-name="Standard"/>
      <text:p text:style-name="Standard"/>
      <text:h text:style-name="Heading3" text:outline-level="3"><text:bookmark-start text:name="__RefHeading___Toc30278_2070464257"/>throw error of different types, 15-4-2018<text:bookmark-end text:name="__RefHeading___Toc30278_2070464257"/></text:h>
      <text:p text:style-name="Standard"><text:a xlink:href="http://en.cppreference.com/w/cpp/error/length_error" office:target-frame-name="_top" xlink:show="replace">http://en.cppreference.com/w/cpp/error/length_error</text:a></text:p>
      <text:p text:style-name="Standard"/>
      <text:h text:style-name="Heading3" text:outline-level="3"><text:bookmark-start text:name="__RefHeading___Toc23218_2131971246"/>unnecessary brace pair, Feb. 21, 2019<text:bookmark-end text:name="__RefHeading___Toc23218_2131971246"/></text:h>
      <text:p text:style-name="Textbody"><text:a xlink:href="https://stackoverflow.com/questions/9704083/unnecessary-curly-braces-in-c" office:target-frame-name="_top" xlink:show="replace">https://stackoverflow.com/questions/9704083/unnecessary-curly-braces-in-c</text:a></text:p>
      <text:p text:style-name="Textbody"/>
      <text:p text:style-name="Standard"><text:bookmark-start text:name="__RefHeading__7140_1901355308"/><text:bookmark-end text:name="__RefHeading__7140_1901355308"/></text:p>
      <text:h text:style-name="Heading1" text:outline-level="1"><text:bookmark-start text:name="__RefHeading___Toc10625_406370743"/>Using make to run c++<text:bookmark-end text:name="__RefHeading___Toc10625_406370743"/></text:h>
      <text:h text:style-name="Heading2" text:outline-level="2"><text:bookmark-start text:name="__RefHeading___Toc10610_406370743"/>The functioning area, 28-4-2018<text:bookmark-end text:name="__RefHeading___Toc10610_406370743"/></text:h>
      <text:p text:style-name="Textbody">All physical files should be stored at</text:p>
      <text:p text:style-name="Textbody"><text:span text:style-name="T788">/jliu/Localdisk/c++ make/build/cppmat</text:span><text:span text:style-name="T789"><text:line-break/></text:span><text:span text:style-name="T790"><text:line-break/></text:span></text:p>
      <text:h text:style-name="Heading1" text:outline-level="1"><text:bookmark-start text:name="__RefHeading__7142_1901355308"/><text:s/>Traits<text:bookmark-end text:name="__RefHeading__7142_1901355308"/></text:h>
      <text:h text:style-name="Heading2" text:outline-level="2"><text:bookmark-start text:name="__RefHeading___Toc8657_1483463174"/><text:span text:style-name="T791">judge the trait of the input, 15-12-2017</text:span><text:bookmark-end text:name="__RefHeading___Toc8657_1483463174"/></text:h>
      <text:p text:style-name="Standard"><text:span text:style-name="T792">is_integral&lt;T&gt;::value;</text:span></text:p>
      <text:p text:style-name="Standard"><text:a xlink:href="http://www.cplusplus.com/reference/type_traits/is_integral/" office:target-frame-name="_top" xlink:show="replace"><text:span text:style-name="SourceText">http://www.cplusplus.com/reference/type_traits/is_integral/</text:span></text:a></text:p>
      <text:p text:style-name="Standard"/>
      <text:h text:style-name="Heading2" text:outline-level="2"><text:bookmark-start text:name="__RefHeading___Toc8659_1483463174"/><text:span text:style-name="SourceText">Pass</text:span><text:span text:style-name="SourceText">ing traits as traits parameters, 27-12-2017</text:span><text:bookmark-end text:name="__RefHeading___Toc8659_1483463174"/></text:h>
      <text:p text:style-name="Standard">Take 'unit-converter' as an example:</text:p>
      <text:p text:style-name="Standard"/>
      <text:p text:style-name="Standard"><text:span text:style-name="SourceText">template&lt;int v, Unit u&gt;</text:span></text:p>
      <text:p text:style-name="Standard"><text:span text:style-name="SourceText">struct Measure</text:span></text:p>
      <text:p text:style-name="Standard"><text:span text:style-name="SourceText">{</text:span></text:p>
      <text:p text:style-name="Standard"><text:span text:style-name="SourceText"><text:tab/>static const int value = v;</text:span></text:p>
      <text:p text:style-name="Standard"><text:span text:style-name="SourceText"><text:tab/>static const Unit unit = u;</text:span></text:p>
      <text:p text:style-name="Standard"><text:span text:style-name="SourceText">};</text:span></text:p>
      <text:p text:style-name="Standard"/>
      <text:p text:style-name="Standard"><text:span text:style-name="SourceText">template&lt;typename T1, typename T2&gt;</text:span></text:p>
      <text:p text:style-name="Standard"><text:span text:style-name="SourceText">struct Measure_add</text:span></text:p>
      <text:p text:style-name="Standard"><text:span text:style-name="SourceText">{</text:span></text:p>
      <text:soft-page-break/>
      <text:p text:style-name="Standard"><text:span text:style-name="SourceText"><text:tab/>const<text:s/></text:span><text:span text:style-name="SourceText">static int value = T1::value + T2::value;</text:span></text:p>
      <text:p text:style-name="Standard"><text:span text:style-name="SourceText"><text:tab/>const static Unit unit = T1::unit;</text:span></text:p>
      <text:p text:style-name="Standard"><text:span text:style-name="SourceText">};</text:span></text:p>
      <text:p text:style-name="Standard"/>
      <text:p text:style-name="Standard"><text:span text:style-name="SourceText">int main()</text:span></text:p>
      <text:p text:style-name="Standard"><text:span text:style-name="SourceText">{</text:span></text:p>
      <text:p text:style-name="Standard"><text:span text:style-name="SourceText"><text:tab/>std::cout &lt;&lt; Measure_add&lt; Measure&lt;10,Unit::m&gt;, Measure&lt;20,Unit::m&gt; &gt; &lt;&lt; std::endl;</text:span></text:p>
      <text:p text:style-name="Standard"><text:span text:style-name="SourceText"><text:tab/>return 0;</text:span></text:p>
      <text:p text:style-name="Standard"><text:span text:style-name="SourceText">}</text:span></text:p>
      <text:p text:style-name="Standard"/>
      <text:p text:style-name="Standard">This is done in Linux. However, we need to add typename before<text:s/>T1 in Windows.</text:p>
      <text:p text:style-name="Standard"><text:a xlink:href="https://stackoverflow.com/questions/36746410/traits-class-as-a-template-template-parameter" office:target-frame-name="_top" xlink:show="replace"><text:span text:style-name="SourceText">https://stackoverflow.com/questions/36746410/traits-class-as-a-template-template-parameter</text:span></text:a></text:p>
      <text:p text:style-name="Standard"/>
      <text:p text:style-name="Standard"/>
      <text:h text:style-name="Heading2" text:outline-level="2"><text:bookmark-start text:name="__RefHeading___Toc8661_1483463174"/><text:span text:style-name="SourceText">convert the enum class elements to int v</text:span><text:span text:style-name="SourceText">alue, 27-12-2017</text:span><text:bookmark-end text:name="__RefHeading___Toc8661_1483463174"/></text:h>
      <text:p text:style-name="PreformattedText">static_cast&lt;type&gt; (object);</text:p>
      <text:p text:style-name="PreformattedText"/>
      <text:p text:style-name="Standard"><text:span text:style-name="SourceText">static_cast&lt;int&gt;(Measure&lt;10,Unit::m&gt;::unit);</text:span></text:p>
      <text:p text:style-name="Standard"/>
      <text:p text:style-name="Standard"><text:span text:style-name="SourceText">In this way, we can get a corresponding int number of Unit::m;</text:span></text:p>
      <text:p text:style-name="Standard"><text:a xlink:href="https://en.wikipedia.org/wiki/Static_cast" office:target-frame-name="_top" xlink:show="replace"><text:span text:style-name="SourceText">https://en.wikipedia.org/wiki/Static_cast</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Andale Sans UI" svg:font-family="Andale Sans UI"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Courier New" svg:font-family="Courier New" style:font-family-generic="modern" style:font-pitch="fixed" svg:panose-1="2 7 3 9 2 2 5 2 4 4"/>
    <style:font-face style:name="monospace" svg:font-family="monospace" style:font-family-generic="roman" style:font-pitch="variable"/>
    <style:font-face style:name="WenQuanYi Micro Hei" svg:font-family="WenQuanYi Micro Hei" style:font-family-generic="system" style:font-pitch="variable"/>
    <style:font-face style:name="DejaVu Sans" svg:font-family="DejaVu Sans" style:font-family-generic="swiss"/>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inherit" svg:font-family="inherit" style:font-family-generic="system"/>
    <style:font-face style:name="DengXian" svg:font-family="DengXian" style:font-family-generic="system" style:font-pitch="variable" svg:panose-1="2 1 6 0 3 1 1 1 1 1"/>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000000"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ndale Sans U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Liberation Mono" style:font-name-complex="Liberation Mono"/>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Emphasis" style:display-name="Emphasis"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OpenSymbol"/>
      </text:list-level-style-bullet>
      <text:list-level-style-bullet text:level="2" text:style-name="WW_CharLFO14LVL2"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OpenSymbol"/>
      </text:list-level-style-bullet>
      <text:list-level-style-bullet text:level="3" text:style-name="WW_CharLFO14LVL3" text:bullet-char="▪">
        <style:list-level-properties text:space-before="1.0833in" text:min-label-width="0.25in" text:list-level-position-and-space-mode="label-alignment">
          <style:list-level-label-alignment text:label-followed-by="listtab" fo:margin-left="1.3333in" fo:text-indent="-0.25in"/>
        </style:list-level-properties>
        <style:text-properties style:font-name="OpenSymbol"/>
      </text:list-level-style-bullet>
      <text:list-level-style-bullet text:level="4" text:style-name="WW_CharLFO14LVL4"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OpenSymbol"/>
      </text:list-level-style-bullet>
      <text:list-level-style-bullet text:level="5" text:style-name="WW_CharLFO14LVL5"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OpenSymbol"/>
      </text:list-level-style-bullet>
      <text:list-level-style-bullet text:level="6" text:style-name="WW_CharLFO14LVL6"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OpenSymbol"/>
      </text:list-level-style-bullet>
      <text:list-level-style-bullet text:level="7" text:style-name="WW_CharLFO14LVL7"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OpenSymbol"/>
      </text:list-level-style-bullet>
      <text:list-level-style-bullet text:level="8" text:style-name="WW_CharLFO14LVL8"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OpenSymbol"/>
      </text:list-level-style-bullet>
      <text:list-level-style-bullet text:level="9" text:style-name="WW_CharLFO14LVL9"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5881in" text:min-label-width="0.25in" text:list-level-position-and-space-mode="label-alignment">
          <style:list-level-label-alignment text:label-followed-by="listtab" fo:margin-left="0.8381in" fo:text-indent="-0.25in"/>
        </style:list-level-properties>
        <style:text-properties style:font-name="OpenSymbol"/>
      </text:list-level-style-bullet>
      <text:list-level-style-bullet text:level="2" text:style-name="WW_CharLFO15LVL2" text:bullet-char="◦">
        <style:list-level-properties text:space-before="0.8381in" text:min-label-width="0.25in" text:list-level-position-and-space-mode="label-alignment">
          <style:list-level-label-alignment text:label-followed-by="listtab" fo:margin-left="1.0881in" fo:text-indent="-0.25in"/>
        </style:list-level-properties>
        <style:text-properties style:font-name="OpenSymbol"/>
      </text:list-level-style-bullet>
      <text:list-level-style-bullet text:level="3" text:style-name="WW_CharLFO15LVL3" text:bullet-char="▪">
        <style:list-level-properties text:space-before="1.0881in" text:min-label-width="0.25in" text:list-level-position-and-space-mode="label-alignment">
          <style:list-level-label-alignment text:label-followed-by="listtab" fo:margin-left="1.3381in" fo:text-indent="-0.25in"/>
        </style:list-level-properties>
        <style:text-properties style:font-name="OpenSymbol"/>
      </text:list-level-style-bullet>
      <text:list-level-style-bullet text:level="4" text:style-name="WW_CharLFO15LVL4" text:bullet-char="•">
        <style:list-level-properties text:space-before="1.3381in" text:min-label-width="0.25in" text:list-level-position-and-space-mode="label-alignment">
          <style:list-level-label-alignment text:label-followed-by="listtab" fo:margin-left="1.5881in" fo:text-indent="-0.25in"/>
        </style:list-level-properties>
        <style:text-properties style:font-name="OpenSymbol"/>
      </text:list-level-style-bullet>
      <text:list-level-style-bullet text:level="5" text:style-name="WW_CharLFO15LVL5" text:bullet-char="◦">
        <style:list-level-properties text:space-before="1.5881in" text:min-label-width="0.25in" text:list-level-position-and-space-mode="label-alignment">
          <style:list-level-label-alignment text:label-followed-by="listtab" fo:margin-left="1.8381in" fo:text-indent="-0.25in"/>
        </style:list-level-properties>
        <style:text-properties style:font-name="OpenSymbol"/>
      </text:list-level-style-bullet>
      <text:list-level-style-bullet text:level="6" text:style-name="WW_CharLFO15LVL6" text:bullet-char="▪">
        <style:list-level-properties text:space-before="1.8381in" text:min-label-width="0.25in" text:list-level-position-and-space-mode="label-alignment">
          <style:list-level-label-alignment text:label-followed-by="listtab" fo:margin-left="2.0881in" fo:text-indent="-0.25in"/>
        </style:list-level-properties>
        <style:text-properties style:font-name="OpenSymbol"/>
      </text:list-level-style-bullet>
      <text:list-level-style-bullet text:level="7" text:style-name="WW_CharLFO15LVL7" text:bullet-char="•">
        <style:list-level-properties text:space-before="2.0881in" text:min-label-width="0.25in" text:list-level-position-and-space-mode="label-alignment">
          <style:list-level-label-alignment text:label-followed-by="listtab" fo:margin-left="2.3381in" fo:text-indent="-0.25in"/>
        </style:list-level-properties>
        <style:text-properties style:font-name="OpenSymbol"/>
      </text:list-level-style-bullet>
      <text:list-level-style-bullet text:level="8" text:style-name="WW_CharLFO15LVL8" text:bullet-char="◦">
        <style:list-level-properties text:space-before="2.3381in" text:min-label-width="0.25in" text:list-level-position-and-space-mode="label-alignment">
          <style:list-level-label-alignment text:label-followed-by="listtab" fo:margin-left="2.5881in" fo:text-indent="-0.25in"/>
        </style:list-level-properties>
        <style:text-properties style:font-name="OpenSymbol"/>
      </text:list-level-style-bullet>
      <text:list-level-style-bullet text:level="9" text:style-name="WW_CharLFO15LVL9" text:bullet-char="▪">
        <style:list-level-properties text:space-before="2.5881in" text:min-label-width="0.25in" text:list-level-position-and-space-mode="label-alignment">
          <style:list-level-label-alignment text:label-followed-by="listtab" fo:margin-left="2.8381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ie Liu</dc:creator>
    <meta:creation-date>2017-11-25T12:28:00Z</meta:creation-date>
    <dc:date>2020-11-13T17:24:00Z</dc:date>
    <meta:template xlink:href="Normal.dotm" xlink:type="simple"/>
    <meta:editing-cycles>235</meta:editing-cycles>
    <meta:editing-duration>PT5620860S</meta:editing-duration>
    <meta:user-defined meta:name="Info 1"/>
    <meta:user-defined meta:name="Info 2"/>
    <meta:user-defined meta:name="Info 3"/>
    <meta:user-defined meta:name="Info 4"/>
    <meta:document-statistic meta:page-count="26" meta:paragraph-count="91" meta:word-count="6846" meta:character-count="45779" meta:row-count="325" meta:non-whitespace-character-count="39024"/>
  </office:meta>
</office:document-meta>
</file>

<file path=Object 1/content.xml><?xml version="1.0" encoding="utf-8"?>
<mml:math xmlns:mml="http://www.w3.org/1998/Math/MathML" xmlns:m="http://schemas.openxmlformats.org/officeDocument/2006/math">
  <mml:mo>≈</mml:mo>
</mml:math>
</file>